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application/vnd.sun.star.oleobject" manifest:full-path="Object 9"/>
  <manifest:file-entry manifest:media-type="application/vnd.sun.star.oleobject" manifest:full-path="Object 13"/>
  <manifest:file-entry manifest:media-type="" manifest:full-path="ObjectReplacements/Object 1"/>
  <manifest:file-entry manifest:media-type="" manifest:full-path="ObjectReplacements/Object 9"/>
  <manifest:file-entry manifest:media-type="" manifest:full-path="ObjectReplacements/Object 13"/>
  <manifest:file-entry manifest:media-type="" manifest:full-path="ObjectReplacements/Object 2"/>
  <manifest:file-entry manifest:media-type="" manifest:full-path="ObjectReplacements/Object 14"/>
  <manifest:file-entry manifest:media-type="" manifest:full-path="ObjectReplacements/Object 3"/>
  <manifest:file-entry manifest:media-type="" manifest:full-path="ObjectReplacements/Object 15"/>
  <manifest:file-entry manifest:media-type="" manifest:full-path="ObjectReplacements/Object 4"/>
  <manifest:file-entry manifest:media-type="" manifest:full-path="ObjectReplacements/Object 16"/>
  <manifest:file-entry manifest:media-type="" manifest:full-path="ObjectReplacements/Object 5"/>
  <manifest:file-entry manifest:media-type="" manifest:full-path="ObjectReplacements/Object 17"/>
  <manifest:file-entry manifest:media-type="" manifest:full-path="ObjectReplacements/Object 6"/>
  <manifest:file-entry manifest:media-type="" manifest:full-path="ObjectReplacements/Object 10"/>
  <manifest:file-entry manifest:media-type="" manifest:full-path="ObjectReplacements/Object 18"/>
  <manifest:file-entry manifest:media-type="" manifest:full-path="ObjectReplacements/Object 7"/>
  <manifest:file-entry manifest:media-type="" manifest:full-path="ObjectReplacements/Object 11"/>
  <manifest:file-entry manifest:media-type="" manifest:full-path="ObjectReplacements/Object 19"/>
  <manifest:file-entry manifest:media-type="" manifest:full-path="ObjectReplacements/Object 8"/>
  <manifest:file-entry manifest:media-type="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application/vnd.sun.star.oleobject" manifest:full-path="Object 2"/>
  <manifest:file-entry manifest:media-type="application/vnd.sun.star.oleobject" manifest:full-path="Object 14"/>
  <manifest:file-entry manifest:media-type="application/vnd.sun.star.oleobject" manifest:full-path="Object 3"/>
  <manifest:file-entry manifest:media-type="application/vnd.sun.star.oleobject" manifest:full-path="Object 15"/>
  <manifest:file-entry manifest:media-type="image/png" manifest:full-path="Pictures/100002000000000F0000000FB1D1FBD5.png"/>
  <manifest:file-entry manifest:media-type="image/png" manifest:full-path="Pictures/10000000000000080000000833C4D76B.png"/>
  <manifest:file-entry manifest:media-type="application/vnd.sun.star.oleobject" manifest:full-path="Object 4"/>
  <manifest:file-entry manifest:media-type="application/vnd.sun.star.oleobject" manifest:full-path="Object 16"/>
  <manifest:file-entry manifest:media-type="text/xml" manifest:full-path="settings.xml"/>
  <manifest:file-entry manifest:media-type="application/vnd.sun.star.oleobject" manifest:full-path="Object 5"/>
  <manifest:file-entry manifest:media-type="application/vnd.sun.star.oleobject" manifest:full-path="Object 17"/>
  <manifest:file-entry manifest:media-type="text/xml" manifest:full-path="styles.xml"/>
  <manifest:file-entry manifest:media-type="application/vnd.sun.star.oleobject" manifest:full-path="Object 6"/>
  <manifest:file-entry manifest:media-type="application/vnd.sun.star.oleobject" manifest:full-path="Object 10"/>
  <manifest:file-entry manifest:media-type="application/vnd.sun.star.oleobject" manifest:full-path="Object 18"/>
  <manifest:file-entry manifest:media-type="text/xml" manifest:full-path="meta.xml"/>
  <manifest:file-entry manifest:media-type="application/vnd.sun.star.oleobject" manifest:full-path="Object 7"/>
  <manifest:file-entry manifest:media-type="application/vnd.sun.star.oleobject" manifest:full-path="Object 11"/>
  <manifest:file-entry manifest:media-type="application/vnd.sun.star.oleobject" manifest:full-path="Object 19"/>
  <manifest:file-entry manifest:media-type="application/vnd.sun.star.oleobject" manifest:full-path="Object 8"/>
  <manifest:file-entry manifest:media-type="application/vnd.sun.star.oleobject" manifest:full-path="Object 1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solid" svg:stroke-width="0.044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solid" svg:stroke-width="0.044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5" style:family="graphic" style:parent-style-name="standard">
      <style:graphic-properties draw:stroke="solid" svg:stroke-width="0.044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0" style:family="graphic" style:parent-style-name="standard">
      <style:graphic-properties draw:stroke="solid" svg:stroke-width="0.044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21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3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5" style:family="graphic" style:parent-style-name="standard" style:list-style-name="L3">
      <style:graphic-properties draw:stroke="solid" svg:stroke-width="0.044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26" style:family="graphic" style:parent-style-name="standard" style:list-style-name="L3">
      <style:graphic-properties draw:stroke="solid" svg:stroke-width="0.044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27" style:family="graphic" style:parent-style-name="standard" style:list-style-name="L3">
      <style:graphic-properties draw:stroke="solid" svg:stroke-width="0.044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28" style:family="graphic" style:parent-style-name="standard" style:list-style-name="L3">
      <style:graphic-properties draw:stroke="solid" svg:stroke-width="0.044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29" style:family="graphic" style:parent-style-name="standard" style:list-style-name="L3">
      <style:graphic-properties draw:stroke="solid" svg:stroke-width="0.044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3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3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35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6" style:family="graphic" style:parent-style-name="standard">
      <style:graphic-properties draw:stroke="solid" svg:stroke-width="0.044cm" svg:stroke-color="#000000" draw:marker-start="msArrowEnd_20_5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7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44" style:family="graphic" style:parent-style-name="standard">
      <style:graphic-properties draw:stroke="none" draw:fill="none" draw:visible-area-left="0cm" draw:visible-area-top="0cm" draw:visible-area-width="1.128cm" draw:visible-area-height="0.635cm" draw:ole-draw-aspect="1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49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51" style:family="graphic" style:parent-style-name="standard">
      <style:graphic-properties draw:stroke="none" draw:fill="none" draw:visible-area-left="0cm" draw:visible-area-top="0cm" draw:visible-area-width="1.481cm" draw:visible-area-height="0.635cm" draw:ole-draw-aspect="1"/>
    </style:style>
    <style:style style:name="gr52" style:family="graphic" style:parent-style-name="standard">
      <style:graphic-properties draw:stroke="none" draw:fill="none" draw:visible-area-left="0cm" draw:visible-area-top="0cm" draw:visible-area-width="1.552cm" draw:visible-area-height="0.635cm" draw:ole-draw-aspect="1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57" style:family="graphic" style:parent-style-name="standard">
      <style:graphic-properties draw:stroke="none" draw:fill="none" draw:visible-area-left="0cm" draw:visible-area-top="0cm" draw:visible-area-width="2.01cm" draw:visible-area-height="0.599cm" draw:ole-draw-aspect="1"/>
    </style:style>
    <style:style style:name="gr58" style:family="graphic" style:parent-style-name="standard">
      <style:graphic-properties draw:stroke="none" draw:fill="none" draw:visible-area-left="0cm" draw:visible-area-top="0cm" draw:visible-area-width="2.751cm" draw:visible-area-height="0.599cm" draw:ole-draw-aspect="1"/>
    </style:style>
    <style:style style:name="gr59" style:family="graphic" style:parent-style-name="standard">
      <style:graphic-properties draw:stroke="none" draw:fill="none" draw:visible-area-left="0cm" draw:visible-area-top="0cm" draw:visible-area-width="2.857cm" draw:visible-area-height="0.599cm" draw:ole-draw-aspect="1"/>
    </style:style>
    <style:style style:name="gr60" style:family="graphic" style:parent-style-name="standard">
      <style:graphic-properties draw:stroke="none" draw:fill="none" draw:visible-area-left="0cm" draw:visible-area-top="0cm" draw:visible-area-width="3.21cm" draw:visible-area-height="0.599cm" draw:ole-draw-aspect="1"/>
    </style:style>
    <style:style style:name="gr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6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64" style:family="graphic" style:parent-style-name="standard">
      <style:graphic-properties draw:stroke="solid" svg:stroke-width="0.035cm" svg:stroke-color="#ff0000" draw:marker-end="msArrowEnd_20_5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7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7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85" style:family="graphic" style:parent-style-name="standard">
      <style:graphic-properties draw:stroke="solid" svg:stroke-width="0.044cm" svg:stroke-color="#000000" draw:marker-start="msArrowEnd_20_5" draw:marker-start-width="0.21cm" draw:marker-start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9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9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9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9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9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10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101" style:family="graphic">
      <style:graphic-properties style:protect="size"/>
    </style:style>
    <style:style style:name="gr1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03" style:family="graphic" style:parent-style-name="standard">
      <style:graphic-properties draw:stroke="none" draw:fill="none" draw:visible-area-left="0cm" draw:visible-area-top="0cm" draw:visible-area-width="1.411cm" draw:visible-area-height="0.599cm" draw:ole-draw-aspect="1"/>
    </style:style>
    <style:style style:name="gr104" style:family="graphic" style:parent-style-name="standard">
      <style:graphic-properties draw:stroke="none" draw:fill="none" draw:visible-area-left="0cm" draw:visible-area-top="0cm" draw:visible-area-width="1.552cm" draw:visible-area-height="0.599cm" draw:ole-draw-aspect="1"/>
    </style:style>
    <style:style style:name="gr105" style:family="graphic" style:parent-style-name="standard">
      <style:graphic-properties draw:stroke="none" draw:fill="none" draw:visible-area-left="0cm" draw:visible-area-top="0cm" draw:visible-area-width="2.54cm" draw:visible-area-height="0.599cm" draw:ole-draw-aspect="1"/>
    </style:style>
    <style:style style:name="gr106" style:family="graphic" style:parent-style-name="standard">
      <style:graphic-properties draw:stroke="none" draw:fill="none" draw:visible-area-left="0cm" draw:visible-area-top="0cm" draw:visible-area-width="1.552cm" draw:visible-area-height="3.81cm" draw:ole-draw-aspect="1"/>
    </style:style>
    <style:style style:name="gr10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0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17" style:family="graphic" style:parent-style-name="standard">
      <style:graphic-properties draw:stroke="none" draw:fill="none" draw:visible-area-left="0cm" draw:visible-area-top="0cm" draw:visible-area-width="5.926cm" draw:visible-area-height="2.54cm" draw:ole-draw-aspect="1"/>
    </style:style>
    <style:style style:name="gr1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27" style:family="graphic" style:parent-style-name="standard">
      <style:graphic-properties draw:stroke="none" draw:fill="none" draw:visible-area-left="0cm" draw:visible-area-top="0cm" draw:visible-area-width="3.81cm" draw:visible-area-height="2.54cm" draw:ole-draw-aspect="1"/>
    </style:style>
    <style:style style:name="gr12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3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39" style:family="graphic" style:parent-style-name="standard" style:list-style-name="L3">
      <style:graphic-properties draw:stroke="solid" svg:stroke-width="0.044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40" style:family="graphic" style:parent-style-name="standard">
      <style:graphic-properties draw:stroke="solid" svg:stroke-width="0.044cm" svg:stroke-color="#00008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41" style:family="graphic" style:parent-style-name="standard">
      <style:graphic-properties draw:stroke="solid" svg:stroke-width="0.044cm" svg:stroke-color="#000000" draw:stroke-linejoin="miter" draw:fill="none" draw:fill-color="#ffffff" draw:textarea-horizontal-align="justify" draw:textarea-vertical-align="top" draw:auto-grow-height="false" fo:padding-top="0cm" fo:padding-bottom="0.13cm" fo:padding-left="0.25cm" fo:padding-right="0.25cm" fo:wrap-option="wrap" draw:shadow="hidden"/>
    </style:style>
    <style:style style:name="gr1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44" style:family="graphic" style:parent-style-name="standard" style:list-style-name="L3">
      <style:graphic-properties draw:stroke="solid" svg:stroke-width="0.044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46" style:family="graphic" style:parent-style-name="standard" style:list-style-name="L3">
      <style:graphic-properties draw:stroke="solid" svg:stroke-width="0.044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47" style:family="graphic" style:parent-style-name="standard" style:list-style-name="L3">
      <style:graphic-properties draw:stroke="solid" svg:stroke-width="0.044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48" style:family="graphic" style:parent-style-name="standard" style:list-style-name="L3">
      <style:graphic-properties draw:stroke="solid" svg:stroke-width="0.044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49" style:family="graphic" style:parent-style-name="standard" style:list-style-name="L3">
      <style:graphic-properties draw:stroke="solid" svg:stroke-width="0.044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5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57" style:family="graphic" style:parent-style-name="standard" style:list-style-name="L3">
      <style:graphic-properties draw:stroke="solid" svg:stroke-width="0.044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58" style:family="graphic" style:parent-style-name="standard" style:list-style-name="L3">
      <style:graphic-properties draw:stroke="solid" svg:stroke-width="0.044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59" style:family="graphic" style:parent-style-name="standard" style:list-style-name="L3">
      <style:graphic-properties draw:stroke="solid" svg:stroke-width="0.044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60" style:family="graphic" style:parent-style-name="standard" style:list-style-name="L3">
      <style:graphic-properties draw:stroke="solid" svg:stroke-width="0.044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61" style:family="graphic" style:parent-style-name="standard" style:list-style-name="L3">
      <style:graphic-properties draw:stroke="solid" svg:stroke-width="0.044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62" style:family="graphic" style:parent-style-name="standard">
      <style:graphic-properties draw:stroke="solid" svg:stroke-width="0.044cm" svg:stroke-color="#000000" draw:stroke-linejoin="miter" draw:fill="bitmap" draw:fill-color="#ffffff" draw:fill-image-name="Bitmape_20_1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63" style:family="graphic" style:parent-style-name="standard" style:list-style-name="L3">
      <style:graphic-properties draw:stroke="solid" svg:stroke-width="0.044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6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71" style:family="graphic" style:parent-style-name="standard" style:list-style-name="L3">
      <style:graphic-properties draw:stroke="solid" svg:stroke-width="0.044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72" style:family="graphic" style:parent-style-name="standard" style:list-style-name="L3">
      <style:graphic-properties draw:stroke="solid" svg:stroke-width="0.044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73" style:family="graphic" style:parent-style-name="standard" style:list-style-name="L3">
      <style:graphic-properties draw:stroke="solid" svg:stroke-width="0.044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74" style:family="graphic" style:parent-style-name="standard" style:list-style-name="L3">
      <style:graphic-properties draw:stroke="solid" svg:stroke-width="0.044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75" style:family="graphic" style:parent-style-name="standard" style:list-style-name="L3">
      <style:graphic-properties draw:stroke="solid" svg:stroke-width="0.044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76" style:family="graphic" style:parent-style-name="standard" style:list-style-name="L3">
      <style:graphic-properties draw:stroke="solid" svg:stroke-width="0.044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77" style:family="graphic" style:parent-style-name="standard" style:list-style-name="L3">
      <style:graphic-properties draw:stroke="solid" svg:stroke-width="0.044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78" style:family="graphic" style:parent-style-name="standard" style:list-style-name="L3">
      <style:graphic-properties draw:stroke="solid" svg:stroke-width="0.044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79" style:family="graphic" style:parent-style-name="standard" style:list-style-name="L3">
      <style:graphic-properties draw:stroke="solid" svg:stroke-width="0.044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80" style:family="graphic" style:parent-style-name="standard" style:list-style-name="L3">
      <style:graphic-properties draw:stroke="solid" svg:stroke-width="0.044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81" style:family="graphic" style:parent-style-name="standard" style:list-style-name="L3">
      <style:graphic-properties draw:stroke="solid" svg:stroke-width="0.044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82" style:family="graphic" style:parent-style-name="standard" style:list-style-name="L3">
      <style:graphic-properties draw:stroke="solid" svg:stroke-width="0.044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84" style:family="graphic" style:parent-style-name="standard">
      <style:graphic-properties draw:stroke="none" draw:fill="none" draw:visible-area-left="0cm" draw:visible-area-top="0cm" draw:visible-area-width="4.586cm" draw:visible-area-height="3.81cm" draw:ole-draw-aspect="1"/>
    </style:style>
    <style:style style:name="gr18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18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1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188" style:family="graphic" style:parent-style-name="standard">
      <style:graphic-properties draw:stroke="solid" svg:stroke-width="0.035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9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9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95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96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9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0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0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0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0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0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0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09" style:family="graphic" style:parent-style-name="standard">
      <style:graphic-properties draw:stroke="none" draw:fill="none" draw:visible-area-left="0cm" draw:visible-area-top="0cm" draw:visible-area-width="10.054cm" draw:visible-area-height="3.81cm" draw:ole-draw-aspect="1"/>
    </style:style>
    <style:style style:name="gr2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1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13" style:family="graphic" style:parent-style-name="standard" style:list-style-name="L3">
      <style:graphic-properties draw:stroke="solid" svg:stroke-width="0.044cm" svg:stroke-color="#00008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14" style:family="graphic" style:parent-style-name="standard" style:list-style-name="L3">
      <style:graphic-properties draw:stroke="solid" svg:stroke-width="0.044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15" style:family="graphic" style:parent-style-name="standard" style:list-style-name="L3">
      <style:graphic-properties draw:stroke="solid" svg:stroke-width="0.044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34" style:family="graphic" style:parent-style-name="standard">
      <style:graphic-properties draw:stroke="solid" svg:stroke-width="0.035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-0.212cm" draw:shadow-offset-y="0.212cm" draw:shadow-color="#808080" draw:shadow-opacity="50%"/>
    </style:style>
    <style:style style:name="gr235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pr1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5.846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2.08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3.31cm" draw:shadow="hidden"/>
    </style:style>
    <style:style style:name="pr4" style:family="presentation" style:parent-style-name="Default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2.08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Default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3.241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Default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2.08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Default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2.08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Default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2.08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Default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2.08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fault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.607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Default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2.08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Default-outline1" style:list-style-name="L8">
      <style:graphic-properties draw:stroke="none" draw:fill="none" draw:fill-color="#ffffff" draw:textarea-horizontal-align="justify" draw:textarea-vertical-align="top" draw:auto-grow-height="true" draw:auto-grow-width="false" fo:min-height="12.761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Default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2.08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Default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2.074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Default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2.08cm" fo:min-width="0cm" fo:padding-top="0.13cm" fo:padding-bottom="0.13cm" fo:padding-left="0.25cm" fo:padding-right="0.25cm" fo:wrap-option="wrap" draw:shadow="hidden" draw:shadow-color="#808080"/>
    </style:style>
    <style:style style:name="pr16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4.582cm" fo:min-width="0cm" fo:padding-top="0.13cm" fo:padding-bottom="0.13cm" fo:padding-left="0.25cm" fo:padding-right="0.25cm" fo:wrap-option="wrap" draw:shadow="hidden" draw:shadow-color="#808080"/>
    </style:style>
    <style:style style:name="pr17" style:family="presentation" style:parent-style-name="Default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2.08cm" fo:min-width="0cm" fo:padding-top="0.13cm" fo:padding-bottom="0.13cm" fo:padding-left="0.25cm" fo:padding-right="0.25cm" fo:wrap-option="wrap" draw:shadow="hidden" draw:shadow-color="#808080"/>
    </style:style>
    <style:style style:name="pr18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2.808cm" fo:min-width="0cm" fo:padding-top="0.13cm" fo:padding-bottom="0.13cm" fo:padding-left="0.25cm" fo:padding-right="0.25cm" fo:wrap-option="wrap" draw:shadow="hidden" draw:shadow-color="#808080"/>
    </style:style>
    <style:style style:name="pr19" style:family="presentation" style:parent-style-name="Default-title">
      <style:graphic-properties draw:fill-color="#ffffff" draw:auto-grow-height="true" fo:min-height="3.507cm"/>
    </style:style>
    <style:style style:name="pr20" style:family="presentation" style:parent-style-name="Default-outline1">
      <style:graphic-properties draw:fill-color="#ffffff" fo:min-height="13.609cm"/>
    </style:style>
    <style:style style:name="pr21" style:family="presentation" style:parent-style-name="Default-notes">
      <style:graphic-properties draw:fill-color="#ffffff" fo:min-height="13.114cm"/>
    </style:style>
    <style:style style:name="pr22" style:family="presentation" style:parent-style-name="Default-outline1">
      <style:graphic-properties fo:min-height="17.889cm"/>
    </style:style>
    <style:style style:name="pr23" style:family="presentation" style:parent-style-name="Default-notes">
      <style:graphic-properties draw:fill-color="#ffffff" fo:min-height="13.364cm"/>
    </style:style>
    <style:style style:name="pr24" style:family="presentation" style:parent-style-name="Default-title">
      <style:graphic-properties fo:min-height="3.506cm"/>
    </style:style>
    <style:style style:name="pr25" style:family="presentation" style:parent-style-name="Default-outline1">
      <style:graphic-properties fo:min-height="12.18cm"/>
    </style:style>
    <style:style style:name="pr26" style:family="presentation" style:parent-style-name="Default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2.08cm" fo:min-width="0cm" fo:padding-top="0.13cm" fo:padding-bottom="0.13cm" fo:padding-left="0.25cm" fo:padding-right="0.25cm" fo:wrap-option="wrap" draw:shadow="hidden" draw:shadow-color="#808080"/>
    </style:style>
    <style:style style:name="pr27" style:family="presentation" style:parent-style-name="Default-outline1" style:list-style-name="L9">
      <style:graphic-properties draw:stroke="none" draw:fill="none" draw:fill-color="#ffffff" draw:textarea-horizontal-align="justify" draw:textarea-vertical-align="top" draw:auto-grow-height="true" draw:auto-grow-width="false" fo:min-height="3.707cm" fo:min-width="0cm" fo:padding-top="0.13cm" fo:padding-bottom="0.13cm" fo:padding-left="0.25cm" fo:padding-right="0.25cm" fo:wrap-option="wrap" draw:shadow="hidden" draw:shadow-color="#808080"/>
    </style:style>
    <style:style style:name="pr28" style:family="presentation" style:parent-style-name="Default-outline1" style:list-style-name="L10">
      <style:graphic-properties draw:stroke="none" draw:fill="none" draw:fill-color="#ffffff" draw:textarea-horizontal-align="justify" draw:textarea-vertical-align="top" draw:auto-grow-height="true" draw:auto-grow-width="false" fo:min-height="12.107cm" fo:min-width="0cm" fo:padding-top="0.13cm" fo:padding-bottom="0.13cm" fo:padding-left="0.25cm" fo:padding-right="0.25cm" fo:wrap-option="wrap" draw:shadow="hidden" draw:shadow-color="#808080"/>
    </style:style>
    <style:style style:name="pr29" style:family="presentation" style:parent-style-name="Default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2.08cm" fo:min-width="0cm" fo:padding-top="0.13cm" fo:padding-bottom="0.13cm" fo:padding-left="0.25cm" fo:padding-right="0.25cm" fo:wrap-option="wrap" draw:shadow="hidden" draw:shadow-color="#808080"/>
    </style:style>
    <style:style style:name="pr30" style:family="presentation" style:parent-style-name="Default-outline1" style:list-style-name="L9">
      <style:graphic-properties draw:stroke="none" draw:fill="none" draw:fill-color="#ffffff" draw:textarea-horizontal-align="justify" draw:textarea-vertical-align="top" draw:auto-grow-height="true" draw:auto-grow-width="false" fo:min-height="3.707cm" fo:min-width="0cm" fo:padding-top="0.13cm" fo:padding-bottom="0.13cm" fo:padding-left="0.25cm" fo:padding-right="0.25cm" fo:wrap-option="wrap" draw:shadow="hidden" draw:shadow-color="#808080"/>
    </style:style>
    <style:style style:name="pr31" style:family="presentation" style:parent-style-name="Default-outline1" style:list-style-name="L10">
      <style:graphic-properties draw:stroke="none" draw:fill="none" draw:fill-color="#ffffff" draw:textarea-horizontal-align="justify" draw:textarea-vertical-align="top" draw:auto-grow-height="true" draw:auto-grow-width="false" fo:min-height="12.107cm" fo:min-width="0cm" fo:padding-top="0.13cm" fo:padding-bottom="0.13cm" fo:padding-left="0.25cm" fo:padding-right="0.25cm" fo:wrap-option="wrap" draw:shadow="hidden" draw:shadow-color="#808080"/>
    </style:style>
    <style:style style:name="pr32" style:family="presentation" style:parent-style-name="Default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2.08cm" fo:min-width="0cm" fo:padding-top="0.13cm" fo:padding-bottom="0.13cm" fo:padding-left="0.25cm" fo:padding-right="0.25cm" fo:wrap-option="wrap" draw:shadow="hidden" draw:shadow-color="#808080"/>
    </style:style>
    <style:style style:name="pr33" style:family="presentation" style:parent-style-name="Default-outline1" style:list-style-name="L9">
      <style:graphic-properties draw:stroke="none" draw:fill="none" draw:fill-color="#ffffff" draw:textarea-horizontal-align="justify" draw:textarea-vertical-align="top" draw:auto-grow-height="true" draw:auto-grow-width="false" fo:min-height="3.707cm" fo:min-width="0cm" fo:padding-top="0.13cm" fo:padding-bottom="0.13cm" fo:padding-left="0.25cm" fo:padding-right="0.25cm" fo:wrap-option="wrap" draw:shadow="hidden" draw:shadow-color="#808080"/>
    </style:style>
    <style:style style:name="pr34" style:family="presentation" style:parent-style-name="Default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2.08cm" fo:min-width="0cm" fo:padding-top="0.13cm" fo:padding-bottom="0.13cm" fo:padding-left="0.25cm" fo:padding-right="0.25cm" fo:wrap-option="wrap" draw:shadow="hidden" draw:shadow-color="#808080"/>
    </style:style>
    <style:style style:name="pr35" style:family="presentation" style:parent-style-name="Default-title">
      <style:graphic-properties draw:stroke="none" draw:fill="none" draw:fill-color="#ffffff" fo:min-height="2.029cm" draw:shadow="hidden" draw:shadow-color="#808080"/>
    </style:style>
    <style:style style:name="pr36" style:family="presentation" style:parent-style-name="Default-outline1" style:list-style-name="L10">
      <style:graphic-properties draw:stroke="none" draw:fill="none" draw:fill-color="#ffffff" draw:textarea-horizontal-align="justify" draw:textarea-vertical-align="top" draw:auto-grow-height="true" draw:auto-grow-width="false" fo:min-height="12.107cm" fo:min-width="0cm" fo:padding-top="0.13cm" fo:padding-bottom="0.13cm" fo:padding-left="0.25cm" fo:padding-right="0.25cm" fo:wrap-option="wrap" draw:shadow="hidden" draw:shadow-color="#808080"/>
    </style:style>
    <style:style style:name="pr37" style:family="presentation" style:parent-style-name="Default-outline1" style:list-style-name="L11">
      <style:graphic-properties draw:stroke="none" draw:fill="none" draw:fill-color="#ffffff" draw:textarea-horizontal-align="justify" draw:textarea-vertical-align="top" draw:auto-grow-height="true" draw:auto-grow-width="false" fo:min-height="2.648cm" fo:min-width="0cm" fo:padding-top="0.13cm" fo:padding-bottom="0.13cm" fo:padding-left="0.25cm" fo:padding-right="0.25cm" fo:wrap-option="wrap" draw:shadow="hidden" draw:shadow-color="#808080"/>
    </style:style>
    <style:style style:name="pr38" style:family="presentation" style:parent-style-name="Default-outline1" style:list-style-name="L10">
      <style:graphic-properties draw:stroke="none" draw:fill="none" draw:fill-color="#ffffff" draw:textarea-horizontal-align="justify" draw:textarea-vertical-align="top" draw:auto-grow-height="true" draw:auto-grow-width="false" fo:min-height="12.107cm" fo:min-width="0cm" fo:padding-top="0.13cm" fo:padding-bottom="0.13cm" fo:padding-left="0.25cm" fo:padding-right="0.25cm" fo:wrap-option="wrap" draw:shadow="hidden" draw:shadow-color="#808080"/>
    </style:style>
    <style:style style:name="pr39" style:family="presentation" style:parent-style-name="Default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2.08cm" fo:min-width="0cm" fo:padding-top="0.13cm" fo:padding-bottom="0.13cm" fo:padding-left="0.25cm" fo:padding-right="0.25cm" fo:wrap-option="wrap" draw:shadow="hidden" draw:shadow-color="#808080"/>
    </style:style>
    <style:style style:name="pr40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2.541cm" fo:min-width="0cm" fo:padding-top="0.13cm" fo:padding-bottom="0.13cm" fo:padding-left="0.25cm" fo:padding-right="0.25cm" fo:wrap-option="wrap" draw:shadow="hidden" draw:shadow-color="#808080"/>
    </style:style>
    <style:style style:name="pr41" style:family="presentation" style:parent-style-name="Default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2.08cm" fo:min-width="0cm" fo:padding-top="0.13cm" fo:padding-bottom="0.13cm" fo:padding-left="0.25cm" fo:padding-right="0.25cm" fo:wrap-option="wrap" draw:shadow="hidden" draw:shadow-color="#808080"/>
    </style:style>
    <style:style style:name="pr42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2.541cm" fo:min-width="0cm" fo:padding-top="0.13cm" fo:padding-bottom="0.13cm" fo:padding-left="0.25cm" fo:padding-right="0.25cm" fo:wrap-option="wrap" draw:shadow="hidden" draw:shadow-color="#808080"/>
    </style:style>
    <style:style style:name="pr43" style:family="presentation" style:parent-style-name="Default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2.08cm" fo:min-width="0cm" fo:padding-top="0.13cm" fo:padding-bottom="0.13cm" fo:padding-left="0.25cm" fo:padding-right="0.25cm" fo:wrap-option="wrap" draw:shadow="hidden" draw:shadow-color="#808080"/>
    </style:style>
    <style:style style:name="pr44" style:family="presentation" style:parent-style-name="Default-outline1" style:list-style-name="L12">
      <style:graphic-properties draw:stroke="none" draw:fill="none" draw:fill-color="#ffffff" draw:textarea-horizontal-align="justify" draw:textarea-vertical-align="top" draw:auto-grow-height="true" draw:auto-grow-width="false" fo:min-height="2.541cm" fo:min-width="0cm" fo:padding-top="0.13cm" fo:padding-bottom="0.13cm" fo:padding-left="0.25cm" fo:padding-right="0.25cm" fo:wrap-option="wrap" draw:shadow="hidden" draw:shadow-color="#808080"/>
    </style:style>
    <style:style style:name="pr45" style:family="presentation" style:parent-style-name="Default-title">
      <style:graphic-properties draw:auto-grow-height="true" fo:min-height="3.506cm"/>
    </style:style>
    <style:style style:name="P1" style:family="paragraph">
      <style:paragraph-properties fo:margin-left="0.643cm" fo:margin-right="0cm" fo:margin-top="0.176cm" fo:margin-bottom="0cm" fo:line-height="90%" fo:text-indent="-0.643cm" style:punctuation-wrap="hanging" style:line-break="strict"/>
    </style:style>
    <style:style style:name="P2" style:family="paragraph">
      <style:paragraph-properties fo:margin-left="0.643cm" fo:margin-right="0cm" fo:margin-top="0.176cm" fo:margin-bottom="0cm" fo:line-height="90%" fo:text-indent="-0.643cm" style:punctuation-wrap="hanging" style:line-break="strict" style:writing-mode="lr-tb"/>
    </style:style>
    <style:style style:name="P3" style:family="paragraph">
      <style:paragraph-properties fo:margin-left="0cm" fo:margin-right="0cm" fo:line-height="100%" fo:text-indent="0cm" style:punctuation-wrap="hanging" style:line-break="strict"/>
    </style:style>
    <style:style style:name="P4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margin-top="0.352cm" fo:margin-bottom="0cm" fo:line-height="100%" fo:text-indent="0cm" style:punctuation-wrap="hanging" style:line-break="strict"/>
    </style:style>
    <style:style style:name="P8" style:family="paragraph">
      <style:paragraph-properties fo:margin-left="0cm" fo:margin-right="0cm" fo:margin-top="0.352cm" fo:margin-bottom="0cm" fo:line-height="100%" fo:text-indent="0cm" style:punctuation-wrap="hanging" style:line-break="strict" style:writing-mode="lr-tb"/>
    </style:style>
    <style:style style:name="P9" style:family="paragraph">
      <style:paragraph-properties fo:margin-left="0cm" fo:margin-right="0cm" fo:margin-top="0.352cm" fo:margin-bottom="0cm" fo:line-height="100%" fo:text-indent="0cm" style:punctuation-wrap="hanging" style:line-break="strict" style:writing-mode="lr-tb"/>
      <style:text-properties fo:font-size="19.8999996185303pt"/>
    </style:style>
    <style:style style:name="P10" style:family="paragraph">
      <style:paragraph-properties fo:margin-left="0.643cm" fo:margin-right="0cm" fo:margin-top="0.176cm" fo:margin-bottom="0cm" fo:line-height="90%" fo:text-indent="-0.643cm" style:punctuation-wrap="hanging" style:line-break="strict" style:writing-mode="lr-tb"/>
      <style:text-properties fo:font-size="19.8999996185303pt"/>
    </style:style>
    <style:style style:name="P11" style:family="paragraph">
      <style:paragraph-properties fo:margin-left="0.643cm" fo:margin-right="0cm" fo:margin-top="0cm" fo:margin-bottom="0cm" fo:line-height="90%" fo:text-align="start" fo:text-indent="-0.643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563cm"/>
          <style:tab-stop style:position="26.811cm"/>
          <style:tab-stop style:position="28.059cm"/>
          <style:tab-stop style:position="29.307cm"/>
        </style:tab-stops>
      </style:paragraph-properties>
    </style:style>
    <style:style style:name="P12" style:family="paragraph">
      <style:paragraph-properties fo:margin-left="0.6cm" fo:margin-right="0cm" fo:text-indent="-0.6cm"/>
      <style:text-properties fo:font-size="14pt"/>
    </style:style>
    <style:style style:name="P13" style:family="paragraph">
      <style:paragraph-properties fo:margin-left="0.643cm" fo:margin-right="0cm" fo:margin-top="0.176cm" fo:margin-bottom="0cm" fo:line-height="100%" fo:text-indent="-0.643cm" style:punctuation-wrap="hanging" style:line-break="strict"/>
    </style:style>
    <style:style style:name="P14" style:family="paragraph">
      <style:paragraph-properties fo:margin-left="0.643cm" fo:margin-right="0cm" fo:margin-top="0.176cm" fo:margin-bottom="0cm" fo:line-height="100%" fo:text-align="start" fo:text-indent="-0.643cm" style:punctuation-wrap="hanging" style:line-break="strict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315cm"/>
          <style:tab-stop style:position="25.563cm"/>
          <style:tab-stop style:position="26.811cm"/>
          <style:tab-stop style:position="28.059cm"/>
          <style:tab-stop style:position="29.307cm"/>
        </style:tab-stops>
      </style:paragraph-properties>
    </style:style>
    <style:style style:name="P15" style:family="paragraph">
      <style:paragraph-properties fo:margin-left="0.643cm" fo:margin-right="0cm" fo:margin-top="0.176cm" fo:margin-bottom="0cm" fo:line-height="100%" fo:text-indent="-0.643cm" style:punctuation-wrap="hanging" style:line-break="strict" style:writing-mode="lr-tb"/>
    </style:style>
    <style:style style:name="P16" style:family="paragraph">
      <style:paragraph-properties fo:margin-left="0cm" fo:margin-right="0cm" fo:margin-top="0.396cm" fo:margin-bottom="0cm" fo:line-height="100%" fo:text-indent="0cm" style:punctuation-wrap="hanging" style:line-break="strict"/>
    </style:style>
    <style:style style:name="P17" style:family="paragraph">
      <style:paragraph-properties fo:margin-left="0cm" fo:margin-right="0cm" fo:margin-top="0.396cm" fo:margin-bottom="0cm" fo:line-height="100%" fo:text-indent="0cm" style:punctuation-wrap="hanging" style:line-break="strict" style:writing-mode="lr-tb"/>
      <style:text-properties fo:font-size="19.8999996185303pt"/>
    </style:style>
    <style:style style:name="P18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9" style:family="paragraph">
      <style:paragraph-properties fo:margin-left="0cm" fo:margin-right="0cm" fo:margin-top="0.396cm" fo:margin-bottom="0cm" fo:line-height="100%" fo:text-align="center" fo:text-indent="0cm" style:punctuation-wrap="hanging" style:line-break="strict"/>
    </style:style>
    <style:style style:name="P20" style:family="paragraph">
      <style:paragraph-properties fo:margin-left="0cm" fo:margin-right="0cm" fo:margin-top="0.396cm" fo:margin-bottom="0cm" fo:line-height="100%" fo:text-align="center" fo:text-indent="0cm" style:punctuation-wrap="hanging" style:line-break="strict" style:writing-mode="lr-tb"/>
      <style:text-properties fo:font-size="19.8999996185303pt"/>
    </style:style>
    <style:style style:name="P21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9.8999996185303pt"/>
    </style:style>
    <style:style style:name="P22" style:family="paragraph">
      <style:paragraph-properties fo:margin-left="0cm" fo:margin-right="0cm" fo:line-height="100%" fo:text-indent="0cm" style:punctuation-wrap="hanging" style:line-break="strict" style:writing-mode="lr-tb"/>
      <style:text-properties fo:font-size="19.8999996185303pt"/>
    </style:style>
    <style:style style:name="P23" style:family="paragraph">
      <style:paragraph-properties fo:margin-left="0.643cm" fo:margin-right="0cm" fo:margin-top="0.176cm" fo:margin-bottom="0cm" fo:line-height="100%" fo:text-indent="-0.643cm" style:punctuation-wrap="hanging" style:line-break="strict" style:writing-mode="lr-tb"/>
      <style:text-properties fo:font-size="19.8999996185303pt"/>
    </style:style>
    <style:style style:name="P24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25" style:family="paragraph">
      <style:paragraph-properties fo:margin-left="1.005cm" fo:margin-right="0cm" fo:margin-top="0.352cm" fo:margin-bottom="0cm" fo:line-height="100%" fo:text-indent="-1.005cm" style:punctuation-wrap="hanging" style:line-break="strict"/>
    </style:style>
    <style:style style:name="P26" style:family="paragraph">
      <style:paragraph-properties fo:margin-left="1.005cm" fo:margin-right="0cm" fo:margin-top="0.352cm" fo:margin-bottom="0cm" fo:line-height="100%" fo:text-indent="-1.005cm" style:punctuation-wrap="hanging" style:line-break="strict" style:writing-mode="lr-tb"/>
    </style:style>
    <style:style style:name="P27" style:family="paragraph">
      <style:paragraph-properties fo:margin-left="0cm" fo:margin-right="0cm" fo:margin-top="0.308cm" fo:margin-bottom="0cm" fo:line-height="100%" fo:text-indent="0cm" style:punctuation-wrap="hanging" style:line-break="strict"/>
    </style:style>
    <style:style style:name="P28" style:family="paragraph">
      <style:paragraph-properties fo:margin-left="0cm" fo:margin-right="0cm" fo:margin-top="0.308cm" fo:margin-bottom="0cm" fo:line-height="100%" fo:text-indent="0cm" style:punctuation-wrap="hanging" style:line-break="strict" style:writing-mode="lr-tb"/>
    </style:style>
    <style:style style:name="P29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30" style:family="paragraph">
      <style:paragraph-properties fo:margin-left="0cm" fo:margin-right="0cm" fo:margin-top="0.396cm" fo:margin-bottom="0cm" fo:line-height="100%" fo:text-indent="0cm" style:punctuation-wrap="hanging" style:line-break="strict" style:writing-mode="lr-tb"/>
    </style:style>
    <style:style style:name="P31" style:family="paragraph">
      <style:paragraph-properties fo:margin-left="0cm" fo:margin-right="0cm" fo:margin-top="0.123cm" fo:margin-bottom="0cm" fo:line-height="100%" fo:text-indent="0cm" style:punctuation-wrap="hanging" style:line-break="strict"/>
    </style:style>
    <style:style style:name="P32" style:family="paragraph">
      <style:paragraph-properties fo:margin-left="0cm" fo:margin-right="0cm" fo:margin-top="0.123cm" fo:margin-bottom="0cm" fo:line-height="100%" fo:text-indent="0cm" style:punctuation-wrap="hanging" style:line-break="strict" style:writing-mode="lr-tb"/>
    </style:style>
    <style:style style:name="P33" style:family="paragraph">
      <style:paragraph-properties fo:margin-left="0cm" fo:margin-right="0cm" fo:margin-top="0.308cm" fo:margin-bottom="0cm" fo:line-height="100%" fo:text-indent="0cm" style:punctuation-wrap="hanging" style:line-break="strict" style:writing-mode="lr-tb"/>
      <style:text-properties fo:font-size="19.8999996185303pt"/>
    </style:style>
    <style:style style:name="P34" style:family="paragraph">
      <style:paragraph-properties fo:margin-left="0cm" fo:margin-right="0cm" fo:margin-top="0.308cm" fo:margin-bottom="0cm" fo:line-height="100%" fo:text-indent="0cm" style:punctuation-wrap="hanging" style:line-break="strict" style:writing-mode="lr-tb"/>
      <style:text-properties fo:color="#000000" fo:font-size="19.8999996185303pt"/>
    </style:style>
    <style:style style:name="P35" style:family="paragraph">
      <style:paragraph-properties fo:margin-left="0.643cm" fo:margin-right="0cm" fo:margin-top="0.617cm" fo:margin-bottom="0cm" fo:line-height="100%" fo:text-indent="-0.643cm" style:punctuation-wrap="hanging" style:line-break="strict"/>
    </style:style>
    <style:style style:name="P36" style:family="paragraph">
      <style:paragraph-properties fo:margin-left="0.643cm" fo:margin-right="0cm" fo:margin-top="0.617cm" fo:margin-bottom="0cm" fo:line-height="100%" fo:text-indent="-0.643cm" style:punctuation-wrap="hanging" style:line-break="strict" style:writing-mode="lr-tb"/>
      <style:text-properties fo:font-size="19.8999996185303pt"/>
    </style:style>
    <style:style style:name="P37" style:family="paragraph">
      <style:paragraph-properties fo:margin-left="0cm" fo:margin-right="0cm" fo:text-indent="0cm"/>
    </style:style>
    <style:style style:name="P38" style:family="paragraph">
      <style:paragraph-properties fo:margin-left="1.2cm" fo:margin-right="0cm" fo:text-indent="-0.9cm"/>
    </style:style>
    <style:style style:name="P39" style:family="paragraph">
      <style:text-properties fo:font-size="26pt" style:font-size-asian="26pt" style:font-size-complex="26pt"/>
    </style:style>
    <style:style style:name="P40" style:family="paragraph">
      <style:paragraph-properties fo:margin-left="1.005cm" fo:margin-right="0cm" fo:margin-top="0.176cm" fo:margin-bottom="0cm" fo:line-height="100%" fo:text-align="start" fo:text-indent="-1.005cm" style:punctuation-wrap="hanging" style:line-break="strict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5.201cm"/>
          <style:tab-stop style:position="26.449cm"/>
          <style:tab-stop style:position="27.697cm"/>
          <style:tab-stop style:position="28.945cm"/>
        </style:tab-stops>
      </style:paragraph-properties>
    </style:style>
    <style:style style:name="P41" style:family="paragraph">
      <style:paragraph-properties fo:margin-left="1.005cm" fo:margin-right="0cm" fo:margin-top="0cm" fo:margin-bottom="0cm" fo:line-height="100%" fo:text-align="start" fo:text-indent="-1.005cm" style:punctuation-wrap="hanging" style:line-break="strict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5.201cm"/>
          <style:tab-stop style:position="26.449cm"/>
          <style:tab-stop style:position="27.697cm"/>
          <style:tab-stop style:position="28.945cm"/>
        </style:tab-stops>
      </style:paragraph-properties>
    </style:style>
    <style:style style:name="P42" style:family="paragraph">
      <style:paragraph-properties fo:margin-left="0.948cm" fo:margin-right="0cm" fo:margin-top="0.282cm" fo:margin-bottom="0cm" fo:line-height="100%" fo:text-indent="-0.948cm" style:punctuation-wrap="hanging" style:line-break="strict"/>
    </style:style>
    <style:style style:name="P43" style:family="paragraph">
      <style:paragraph-properties fo:margin-left="0.948cm" fo:margin-right="0cm" fo:margin-top="0.282cm" fo:margin-bottom="0cm" fo:line-height="100%" fo:text-indent="-0.948cm" style:punctuation-wrap="hanging" style:line-break="strict" style:writing-mode="lr-tb"/>
    </style:style>
    <style:style style:name="P44" style:family="paragraph">
      <style:paragraph-properties fo:margin-left="1.005cm" fo:margin-right="0cm" fo:margin-top="0.352cm" fo:margin-bottom="0cm" fo:line-height="100%" fo:text-align="start" fo:text-indent="-1.005cm" style:punctuation-wrap="hanging" style:line-break="strict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5.201cm"/>
          <style:tab-stop style:position="26.449cm"/>
          <style:tab-stop style:position="27.697cm"/>
          <style:tab-stop style:position="28.945cm"/>
        </style:tab-stops>
      </style:paragraph-properties>
    </style:style>
    <style:style style:name="P45" style:family="paragraph">
      <style:paragraph-properties fo:margin-left="0cm" fo:margin-right="0cm" fo:margin-top="0.396cm" fo:margin-bottom="0cm" fo:line-height="100%" fo:text-indent="0.917cm" style:punctuation-wrap="hanging" style:line-break="strict"/>
    </style:style>
    <style:style style:name="P46" style:family="paragraph">
      <style:paragraph-properties fo:margin-left="0cm" fo:margin-right="0cm" fo:margin-top="0.396cm" fo:margin-bottom="0cm" fo:line-height="100%" fo:text-indent="0.917cm" style:punctuation-wrap="hanging" style:line-break="strict" style:writing-mode="lr-tb"/>
      <style:text-properties fo:font-size="19.8999996185303pt"/>
    </style:style>
    <style:style style:name="P47" style:family="paragraph">
      <style:paragraph-properties fo:margin-left="0cm" fo:margin-right="0cm" fo:margin-top="0.176cm" fo:margin-bottom="0cm" fo:line-height="100%" fo:text-indent="0cm" style:punctuation-wrap="hanging" style:line-break="strict" style:writing-mode="lr-tb"/>
      <style:text-properties fo:font-size="19.8999996185303pt"/>
    </style:style>
    <style:style style:name="P48" style:family="paragraph">
      <style:paragraph-properties fo:margin-left="0cm" fo:margin-right="0cm" fo:margin-top="0.352cm" fo:margin-bottom="0cm" fo:line-height="100%" fo:text-align="end" fo:text-indent="0cm" style:punctuation-wrap="hanging" style:line-break="strict"/>
    </style:style>
    <style:style style:name="P49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P50" style:family="paragraph">
      <style:paragraph-properties fo:margin-left="0cm" fo:margin-right="0cm" fo:margin-top="0.352cm" fo:margin-bottom="0cm" fo:line-height="100%" fo:text-align="end" fo:text-indent="0cm" style:punctuation-wrap="hanging" style:line-break="strict" style:writing-mode="lr-tb"/>
      <style:text-properties fo:font-size="19.8999996185303pt"/>
    </style:style>
    <style:style style:name="P51" style:family="paragraph">
      <style:paragraph-properties fo:margin-left="0cm" fo:margin-right="0cm" fo:margin-top="0.352cm" fo:margin-bottom="0cm" fo:line-height="100%" fo:text-align="center" fo:text-indent="0cm" style:punctuation-wrap="hanging" style:line-break="strict"/>
    </style:style>
    <style:style style:name="P52" style:family="paragraph">
      <style:paragraph-properties fo:margin-left="0cm" fo:margin-right="0cm" fo:margin-top="0.352cm" fo:margin-bottom="0cm" fo:line-height="100%" fo:text-align="center" fo:text-indent="0cm" style:punctuation-wrap="hanging" style:line-break="strict" style:writing-mode="lr-tb"/>
    </style:style>
    <style:style style:name="P53" style:family="paragraph">
      <style:paragraph-properties fo:margin-left="0cm" fo:margin-right="0cm" fo:margin-top="0.264cm" fo:margin-bottom="0cm" fo:line-height="100%" fo:text-indent="0cm" style:punctuation-wrap="hanging" style:line-break="strict"/>
    </style:style>
    <style:style style:name="P54" style:family="paragraph">
      <style:paragraph-properties fo:margin-left="0cm" fo:margin-right="0cm" fo:margin-top="0.264cm" fo:margin-bottom="0cm" fo:line-height="100%" fo:text-indent="0cm" style:punctuation-wrap="hanging" style:line-break="strict" style:writing-mode="lr-tb"/>
    </style:style>
    <style:style style:name="P55" style:family="paragraph">
      <style:paragraph-properties fo:margin-left="0cm" fo:margin-right="0cm" fo:margin-top="0.264cm" fo:margin-bottom="0cm" fo:line-height="100%" fo:text-indent="0cm" style:punctuation-wrap="hanging" style:line-break="strict" style:writing-mode="lr-tb"/>
      <style:text-properties fo:font-size="19.8999996185303pt"/>
    </style:style>
    <style:style style:name="P56" style:family="paragraph">
      <style:paragraph-properties fo:margin-left="0.948cm" fo:margin-right="0cm" fo:margin-top="0.246cm" fo:margin-bottom="0cm" fo:line-height="100%" fo:text-indent="-0.948cm" style:punctuation-wrap="hanging" style:line-break="strict"/>
    </style:style>
    <style:style style:name="P57" style:family="paragraph">
      <style:paragraph-properties fo:margin-left="0.948cm" fo:margin-right="0cm" fo:margin-top="0.246cm" fo:margin-bottom="0cm" fo:line-height="100%" fo:text-indent="-0.948cm" style:punctuation-wrap="hanging" style:line-break="strict" style:writing-mode="lr-tb"/>
    </style:style>
    <style:style style:name="P58" style:family="paragraph">
      <style:paragraph-properties fo:margin-left="0.948cm" fo:margin-right="0cm" fo:margin-top="0.282cm" fo:margin-bottom="0cm" fo:line-height="90%" fo:text-indent="-0.948cm" style:punctuation-wrap="hanging" style:line-break="strict"/>
    </style:style>
    <style:style style:name="P59" style:family="paragraph">
      <style:paragraph-properties fo:margin-left="0.948cm" fo:margin-right="0cm" fo:margin-top="0.282cm" fo:margin-bottom="0cm" fo:line-height="90%" fo:text-indent="-0.948cm" style:punctuation-wrap="hanging" style:line-break="strict" style:writing-mode="lr-tb"/>
    </style:style>
    <style:style style:name="P60" style:family="paragraph">
      <style:paragraph-properties fo:margin-left="1.005cm" fo:margin-right="0cm" fo:margin-top="0.176cm" fo:margin-bottom="0cm" fo:line-height="100%" fo:text-indent="-1.005cm" style:punctuation-wrap="hanging" style:line-break="strict"/>
    </style:style>
    <style:style style:name="P61" style:family="paragraph">
      <style:paragraph-properties fo:margin-left="1.005cm" fo:margin-right="0cm" fo:margin-top="0.176cm" fo:margin-bottom="0cm" fo:line-height="100%" fo:text-indent="-1.005cm" style:punctuation-wrap="hanging" style:line-break="strict" style:writing-mode="lr-tb"/>
    </style:style>
    <style:style style:name="P62" style:family="paragraph">
      <style:paragraph-properties fo:margin-left="1.005cm" fo:margin-right="0cm" fo:margin-top="0.176cm" fo:margin-bottom="0cm" fo:line-height="100%" fo:text-indent="-1.005cm" style:punctuation-wrap="hanging" style:line-break="strict" style:writing-mode="lr-tb"/>
      <style:text-properties fo:font-size="19.8999996185303pt"/>
    </style:style>
    <style:style style:name="P63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64" style:family="paragraph">
      <style:paragraph-properties fo:margin-left="0cm" fo:margin-right="0cm" fo:margin-top="0.158cm" fo:margin-bottom="0cm" fo:line-height="100%" fo:text-indent="0cm" style:punctuation-wrap="hanging" style:line-break="strict" style:writing-mode="lr-tb"/>
      <style:text-properties fo:font-size="19.8999996185303pt"/>
    </style:style>
    <style:style style:name="P65" style:family="paragraph">
      <style:paragraph-properties fo:margin-left="0.948cm" fo:margin-right="0cm" fo:margin-top="0.176cm" fo:margin-bottom="0cm" fo:line-height="100%" fo:text-indent="-0.948cm" style:punctuation-wrap="hanging" style:line-break="strict"/>
    </style:style>
    <style:style style:name="P66" style:family="paragraph">
      <style:paragraph-properties fo:margin-left="0.948cm" fo:margin-right="0cm" fo:margin-top="0.176cm" fo:margin-bottom="0cm" fo:line-height="100%" fo:text-indent="-0.948cm" style:punctuation-wrap="hanging" style:line-break="strict" style:writing-mode="lr-tb"/>
    </style:style>
    <style:style style:name="P67" style:family="paragraph">
      <style:paragraph-properties fo:margin-left="0cm" fo:margin-right="0cm" fo:line-height="90%" fo:text-indent="0cm" style:punctuation-wrap="hanging" style:line-break="strict"/>
    </style:style>
    <style:style style:name="P68" style:family="paragraph">
      <style:paragraph-properties fo:margin-left="0cm" fo:margin-right="0cm" fo:line-height="90%" fo:text-indent="0cm" style:punctuation-wrap="hanging" style:line-break="strict" style:writing-mode="lr-tb"/>
    </style:style>
    <style:style style:name="P69" style:family="paragraph">
      <style:text-properties fo:font-size="20pt"/>
    </style:style>
    <style:style style:name="T1" style:family="text">
      <style:text-properties fo:color="#000000" fo:font-size="20pt" fo:language="en" fo:country="GB" style:font-size-asian="20pt" style:font-size-complex="20pt"/>
    </style:style>
    <style:style style:name="T2" style:family="text">
      <style:text-properties fo:color="#0000ff" fo:font-size="20pt" fo:language="en" fo:country="GB" style:font-size-asian="20pt" style:font-size-complex="20pt"/>
    </style:style>
    <style:style style:name="T3" style:family="text">
      <style:text-properties fo:language="en" fo:country="GB"/>
    </style:style>
    <style:style style:name="T4" style:family="text">
      <style:text-properties fo:color="#ff0000" fo:font-family="Tahoma" style:font-pitch="variable" fo:font-size="16pt" fo:language="en" fo:country="GB" fo:font-style="italic" style:font-size-asian="16pt" style:font-style-asian="italic" style:font-size-complex="16pt" style:font-style-complex="italic"/>
    </style:style>
    <style:style style:name="T5" style:family="text">
      <style:text-properties fo:color="#ff0000" fo:font-family="Tahoma" style:font-pitch="variable" fo:font-size="16pt" fo:language="en" fo:country="GB" style:font-size-asian="16pt" style:font-size-complex="16pt"/>
    </style:style>
    <style:style style:name="T6" style:family="text">
      <style:text-properties fo:color="#000000" fo:font-family="Tahoma" style:font-pitch="variable" fo:font-size="20pt" fo:language="en" fo:country="GB" fo:font-style="italic" style:font-size-asian="20pt" style:font-style-asian="italic" style:font-size-complex="20pt" style:font-style-complex="italic"/>
    </style:style>
    <style:style style:name="T7" style:family="text">
      <style:text-properties fo:color="#000000" fo:font-family="Tahoma" style:font-pitch="variable" fo:font-size="20pt" fo:language="en" fo:country="GB" style:font-size-asian="20pt" style:font-size-complex="20pt"/>
    </style:style>
    <style:style style:name="T8" style:family="text">
      <style:text-properties fo:color="#0000ff" fo:font-family="Tahoma" style:font-pitch="variable" fo:font-size="20pt" fo:language="en" fo:country="GB" style:font-size-asian="20pt" style:font-size-complex="20pt"/>
    </style:style>
    <style:style style:name="T9" style:family="text">
      <style:text-properties fo:color="#ff0000" fo:font-family="Tahoma" style:font-pitch="variable" fo:font-size="19.8999996185303pt" fo:language="en" fo:country="GB"/>
    </style:style>
    <style:style style:name="T10" style:family="text">
      <style:text-properties fo:color="#000000" style:text-position="-1% 58%" fo:font-family="Tahoma" style:font-pitch="variable" fo:font-size="19.8999996185303pt" fo:language="en" fo:country="GB"/>
    </style:style>
    <style:style style:name="T11" style:family="text">
      <style:text-properties fo:color="#fffedf" style:text-position="-1% 58%" fo:font-family="Tahoma" style:font-pitch="variable" fo:font-size="19.8999996185303pt" fo:language="en" fo:country="GB"/>
    </style:style>
    <style:style style:name="T12" style:family="text">
      <style:text-properties fo:color="#000000" fo:language="en" fo:country="GB"/>
    </style:style>
    <style:style style:name="T13" style:family="text">
      <style:text-properties fo:color="#000000" fo:font-size="19.8999996185303pt" fo:language="en" fo:country="GB"/>
    </style:style>
    <style:style style:name="T14" style:family="text">
      <style:text-properties fo:color="#ff0000" fo:font-size="19.8999996185303pt" fo:language="en" fo:country="GB"/>
    </style:style>
    <style:style style:name="T15" style:family="text">
      <style:text-properties fo:color="#ff0000" fo:font-family="Tahoma" style:font-pitch="variable" fo:font-size="20pt" fo:language="en" fo:country="GB" style:font-size-asian="20pt" style:font-size-complex="20pt"/>
    </style:style>
    <style:style style:name="T16" style:family="text">
      <style:text-properties fo:color="#0000ff" fo:font-size="20pt" fo:language="en" fo:country="GB" style:text-underline-style="solid" style:text-underline-width="auto" style:text-underline-color="font-color" style:font-size-asian="20pt" style:font-size-complex="20pt"/>
    </style:style>
    <style:style style:name="T17" style:family="text">
      <style:text-properties fo:color="#000000" fo:font-size="20pt" fo:language="en" fo:country="GB" fo:font-style="italic" style:font-size-asian="20pt" style:font-style-asian="italic" style:font-size-complex="20pt" style:font-style-complex="italic"/>
    </style:style>
    <style:style style:name="T18" style:family="text">
      <style:text-properties fo:color="#000000" fo:font-family="Tahoma" style:font-pitch="variable" fo:font-size="14pt" fo:language="en" fo:country="GB" style:font-size-asian="14pt" style:font-size-complex="14pt"/>
    </style:style>
    <style:style style:name="T19" style:family="text">
      <style:text-properties fo:color="#000000" fo:font-family="Tahoma" style:font-pitch="variable" fo:language="en" fo:country="GB"/>
    </style:style>
    <style:style style:name="T20" style:family="text">
      <style:text-properties fo:color="#000000" fo:font-family="Tahoma" style:font-pitch="variable" fo:language="en" fo:country="GB" fo:font-style="italic" style:font-style-asian="italic" style:font-style-complex="italic"/>
    </style:style>
    <style:style style:name="T21" style:family="text">
      <style:text-properties fo:color="#000000" fo:font-family="Tahoma" style:font-pitch="variable" fo:font-size="14pt" fo:language="en" fo:country="GB" fo:font-style="italic" style:font-size-asian="14pt" style:font-style-asian="italic" style:font-size-complex="14pt" style:font-style-complex="italic"/>
    </style:style>
    <style:style style:name="T22" style:family="text">
      <style:text-properties fo:color="#ff0000" fo:font-family="Tahoma" style:font-pitch="variable" fo:font-size="14pt" fo:language="en" fo:country="GB" style:font-size-asian="14pt" style:font-size-complex="14pt"/>
    </style:style>
    <style:style style:name="T23" style:family="text">
      <style:text-properties fo:color="#000000" style:text-position="-1% 58%" fo:font-size="20pt" fo:language="en" fo:country="GB" style:font-size-asian="20pt" style:font-size-complex="20pt"/>
    </style:style>
    <style:style style:name="T24" style:family="text">
      <style:text-properties fo:color="#fffedf" style:text-position="-1% 58%" fo:font-size="20pt" fo:language="en" fo:country="GB" style:font-size-asian="20pt" style:font-size-complex="20pt"/>
    </style:style>
    <style:style style:name="T25" style:family="text">
      <style:text-properties fo:color="#000000" style:text-position="-1% 58%" fo:font-family="Tahoma" style:font-pitch="variable" fo:font-size="14pt" fo:language="en" fo:country="GB" style:font-size-asian="14pt" style:font-size-complex="14pt"/>
    </style:style>
    <style:style style:name="T26" style:family="text">
      <style:text-properties fo:color="#ff0000" style:text-position="-1% 58%" fo:font-family="Tahoma" style:font-pitch="variable" fo:font-size="19.8999996185303pt" fo:language="en" fo:country="GB"/>
    </style:style>
    <style:style style:name="T27" style:family="text">
      <style:text-properties fo:color="#ff0000" fo:font-family="Symbol" style:font-family-generic="roman" style:font-pitch="variable" style:font-charset="x-symbol" fo:font-size="19.8999996185303pt" fo:language="en" fo:country="GB"/>
    </style:style>
    <style:style style:name="T28" style:family="text">
      <style:text-properties fo:color="#000000" style:text-position="-1% 58%" fo:font-family="Tahoma" style:font-pitch="variable" fo:font-size="20pt" fo:language="en" fo:country="GB" style:font-size-asian="20pt" style:font-size-complex="20pt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style:text-position="super 58%" fo:font-size="26pt" style:font-size-asian="26pt" style:font-size-complex="26pt"/>
    </style:style>
    <style:style style:name="T31" style:family="text">
      <style:text-properties fo:color="#000000" fo:font-size="20pt" fo:language="en" fo:country="GB" style:text-underline-style="solid" style:text-underline-width="auto" style:text-underline-color="font-color" style:font-size-asian="20pt" style:font-size-complex="20pt"/>
    </style:style>
    <style:style style:name="T32" style:family="text">
      <style:text-properties fo:color="#000000" fo:font-size="14pt" fo:language="en" fo:country="GB" style:font-size-asian="14pt" style:font-size-complex="14pt"/>
    </style:style>
    <style:style style:name="T33" style:family="text">
      <style:text-properties fo:color="#000000" fo:font-size="16pt" fo:language="en" fo:country="GB" style:font-size-asian="16pt" style:font-size-complex="16pt"/>
    </style:style>
    <style:style style:name="T34" style:family="text">
      <style:text-properties fo:color="#000000" style:text-position="-1% 58%" fo:font-size="16pt" fo:language="en" fo:country="GB" style:font-size-asian="16pt" style:font-size-complex="16pt"/>
    </style:style>
    <style:style style:name="T35" style:family="text">
      <style:text-properties fo:color="#000000" fo:font-family="Tahoma" style:font-pitch="variable" fo:font-size="19.8999996185303pt" fo:language="en" fo:country="GB"/>
    </style:style>
    <style:style style:name="T36" style:family="text">
      <style:text-properties fo:color="#000000" style:text-position="-1% 58%" fo:font-family="Tahoma" style:font-pitch="variable" fo:font-size="20pt" fo:language="en" fo:country="GB" fo:font-style="italic" style:font-size-asian="20pt" style:font-style-asian="italic" style:font-size-complex="20pt" style:font-style-complex="italic"/>
    </style:style>
    <style:style style:name="T37" style:family="text">
      <style:text-properties fo:color="#000000" fo:font-family="Symbol" style:font-family-generic="roman" style:font-pitch="variable" style:font-charset="x-symbol" fo:font-size="20pt" fo:language="en" fo:country="GB" style:font-size-asian="20pt" style:font-size-complex="20pt"/>
    </style:style>
    <style:style style:name="T38" style:family="text">
      <style:text-properties fo:color="#000000" fo:font-family="Symbol" style:font-family-generic="roman" style:font-pitch="variable" style:font-charset="x-symbol" fo:font-size="20pt" fo:language="en" fo:country="GB" fo:font-weight="bold" style:font-size-asian="20pt" style:font-weight-asian="bold" style:font-size-complex="20pt" style:font-weight-complex="bold"/>
    </style:style>
    <style:style style:name="T39" style:family="text">
      <style:text-properties fo:color="#ff0000" fo:font-family="Symbol" style:font-family-generic="roman" style:font-pitch="variable" style:font-charset="x-symbol" fo:font-size="16pt" fo:language="en" fo:country="GB" fo:font-weight="bold" style:font-size-asian="16pt" style:font-weight-asian="bold" style:font-size-complex="16pt" style:font-weight-complex="bold"/>
    </style:style>
    <style:style style:name="T40" style:family="text">
      <style:text-properties fo:color="#333399" fo:font-size="16pt" fo:language="en" fo:country="GB" style:font-size-asian="16pt" style:font-size-complex="16pt"/>
    </style:style>
    <style:style style:name="T41" style:family="text">
      <style:text-properties fo:color="#000000" fo:font-size="12pt" fo:language="en" fo:country="GB" style:font-size-asian="12pt" style:font-size-complex="12pt"/>
    </style:style>
    <style:style style:name="T42" style:family="text">
      <style:text-properties fo:color="#333399" fo:font-size="12pt" fo:language="en" fo:country="GB" fo:font-weight="bold" style:font-size-asian="12pt" style:font-weight-asian="bold" style:font-size-complex="12pt" style:font-weight-complex="bold"/>
    </style:style>
    <style:style style:name="T43" style:family="text">
      <style:text-properties fo:font-size="28pt" fo:language="en" fo:country="GB" style:font-size-asian="28pt" style:font-size-complex="28pt"/>
    </style:style>
    <style:style style:name="T44" style:family="text">
      <style:text-properties fo:color="#000000" fo:font-size="28pt" fo:language="en" fo:country="GB" style:text-underline-style="solid" style:text-underline-width="auto" style:text-underline-color="font-color" style:font-size-asian="28pt" style:font-size-complex="28pt"/>
    </style:style>
    <style:style style:name="T45" style:family="text">
      <style:text-properties fo:color="#ff0000" fo:font-family="Tahoma" style:font-pitch="variable" fo:font-size="18pt" fo:language="en" fo:country="GB" style:font-size-asian="18pt" style:font-size-complex="18pt"/>
    </style:style>
    <style:style style:name="T46" style:family="text">
      <style:text-properties fo:color="#ff0000" fo:font-size="12pt" fo:language="en" fo:country="GB" style:font-size-asian="12pt" style:font-size-complex="12pt"/>
    </style:style>
    <style:style style:name="T47" style:family="text">
      <style:text-properties fo:color="#333399" fo:font-size="14pt" fo:language="en" fo:country="GB" style:font-size-asian="14pt" style:font-size-complex="14pt"/>
    </style:style>
    <style:style style:name="T48" style:family="text">
      <style:text-properties fo:color="#ff0000" fo:font-size="14pt" fo:language="en" fo:country="GB" style:font-size-asian="14pt" style:font-size-complex="14pt"/>
    </style:style>
    <style:style style:name="T49" style:family="text">
      <style:text-properties fo:color="#ff0000" fo:font-size="16pt" fo:language="en" fo:country="GB" style:font-size-asian="16pt" style:font-size-complex="16pt"/>
    </style:style>
    <style:style style:name="T50" style:family="text">
      <style:text-properties fo:color="#000000" fo:font-family="'Courier New'" style:font-family-generic="modern" style:font-pitch="fixed" fo:language="en" fo:country="GB" fo:font-weight="bold" style:font-weight-asian="bold" style:font-weight-complex="bold"/>
    </style:style>
    <style:style style:name="T51" style:family="text">
      <style:text-properties fo:color="#000000" fo:font-family="'Courier New'" style:font-family-generic="modern" style:font-pitch="fixed" fo:language="en" fo:country="GB"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fo:color="#000000" fo:font-family="Symbol" style:font-family-generic="roman" style:font-pitch="variable" style:font-charset="x-symbol" fo:language="en" fo:country="GB" fo:font-weight="bold" style:font-weight-asian="bold" style:font-weight-complex="bold"/>
    </style:style>
    <style:style style:name="T53" style:family="text">
      <style:text-properties fo:color="#333399" fo:font-family="'Courier New'" style:font-family-generic="modern" style:font-pitch="fixed" fo:language="en" fo:country="GB" fo:font-weight="bold" style:font-weight-asian="bold" style:font-weight-complex="bold"/>
    </style:style>
    <style:style style:name="T54" style:family="text">
      <style:text-properties fo:color="#000000" fo:font-family="'Courier New'" style:font-family-generic="modern" style:font-pitch="fixed" fo:language="en" fo:country="GB" fo:font-weight="bold" style:font-family-asian="'Times New Roman'" style:font-family-generic-asian="roman" style:font-pitch-asian="variable" style:font-weight-asian="bold" style:font-family-complex="'Times New Roman'" style:font-family-generic-complex="roman" style:font-pitch-complex="variable" style:font-weight-complex="bold"/>
    </style:style>
    <style:style style:name="T55" style:family="text">
      <style:text-properties fo:color="#000000" fo:font-family="'Courier New'" style:font-family-generic="modern" style:font-pitch="fixed" fo:language="en" fo:country="GB" fo:font-style="italic" fo:font-weight="bold" style:font-family-asian="'Times New Roman'" style:font-family-generic-asian="roman" style:font-pitch-asian="variable" style:font-style-asian="italic" style:font-weight-asian="bold" style:font-family-complex="'Times New Roman'" style:font-family-generic-complex="roman" style:font-pitch-complex="variable" style:font-style-complex="italic" style:font-weight-complex="bold"/>
    </style:style>
    <style:style style:name="T56" style:family="text">
      <style:text-properties fo:color="#333399" fo:font-family="'Courier New'" style:font-family-generic="modern" style:font-pitch="fixed" fo:language="en" fo:country="GB" fo:font-weight="bold" style:font-family-asian="'Times New Roman'" style:font-family-generic-asian="roman" style:font-pitch-asian="variable" style:font-weight-asian="bold" style:font-family-complex="'Times New Roman'" style:font-family-generic-complex="roman" style:font-pitch-complex="variable" style:font-weight-complex="bold"/>
    </style:style>
    <style:style style:name="T57" style:family="text">
      <style:text-properties fo:color="#000000" fo:language="en" fo:country="GB" fo:font-weight="bold" style:font-weight-asian="bold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43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43cm"/>
        <style:text-properties fo:font-family="Tahoma" style:font-family-generic="swiss" style:font-pitch="variable" fo:color="#0000ff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00000000F0000000FB1D1FBD5.png" xlink:type="simple" xlink:show="embed" xlink:actuate="onLoad">
        <style:list-level-properties text:space-before="0.917cm" style:vertical-pos="middle" style:vertical-rel="line" fo:width="0.457cm" fo:height="0.457cm"/>
      </text:list-level-style-image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image text:level="1" xlink:href="Pictures/100002000000000F0000000FB1D1FBD5.png" xlink:type="simple" xlink:show="embed" xlink:actuate="onLoad">
        <style:list-level-properties text:min-label-width="1.005cm" style:vertical-pos="middle" style:vertical-rel="line" fo:width="0.508cm" fo:height="0.508cm"/>
      </text:list-level-style-image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1.00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1.005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948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image text:level="1" xlink:href="Pictures/100002000000000F0000000FB1D1FBD5.png" xlink:type="simple" xlink:show="embed" xlink:actuate="onLoad">
        <style:list-level-properties text:min-label-width="0.948cm" style:vertical-pos="middle" style:vertical-rel="line" fo:width="0.711cm" fo:height="0.711cm"/>
      </text:list-level-style-image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min-label-width="0.948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2">
        <office:forms form:automatic-focus="false" form:apply-design-mode="false"/>
        <draw:frame presentation:style-name="pr1" draw:text-style-name="P2" draw:layer="layout" svg:width="24.267cm" svg:height="6.106cm" svg:x="2.566cm" svg:y="4.433cm" presentation:class="outline" presentation:user-transformed="true">
          <draw:text-box>
            <text:p text:style-name="P1"><text:span text:style-name="T1">Um subgrafo </text:span><text:span text:style-name="T2">gerador</text:span><text:span text:style-name="T1"> de um grafo conexo G=(V,E) é um subgrafo conexo G’ com o mesmo conjunto de vértices <text:s/>V.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presentation:style-name="pr2" draw:text-style-name="P4" draw:layer="layout" svg:width="19.833cm" svg:height="2.34cm" svg:x="4.5cm" svg:y="0.5cm" presentation:class="title" presentation:user-transformed="true">
          <draw:text-box>
            <text:p text:style-name="P3"><text:span text:style-name="T3">Conceitos Básicos</text:span></text:p>
          </draw:text-box>
        </draw:frame>
        <draw:g xml:id="id2" draw:id="id2">
          <draw:g>
            <draw:custom-shape draw:style-name="gr1" draw:text-style-name="P5" draw:layer="layout" svg:width="0.487cm" svg:height="0.511cm" draw:transform="rotate (-0.122173047640766) translate (20.064cm 11.051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" draw:text-style-name="P5" draw:layer="layout" svg:width="0.487cm" svg:height="0.511cm" draw:transform="rotate (-0.122173047640766) translate (20.381cm 13.321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2" draw:text-style-name="P6" draw:layer="layout" svg:x1="20.212cm" svg:y1="11.676cm" svg:x2="20.392cm" svg:y2="13.475cm">
              <text:p/>
            </draw:line>
            <draw:line draw:style-name="gr2" draw:text-style-name="P6" draw:layer="layout" svg:x1="21.582cm" svg:y1="12.6cm" svg:x2="20.634cm" svg:y2="13.601cm">
              <text:p/>
            </draw:line>
            <draw:line draw:style-name="gr2" draw:text-style-name="P6" draw:layer="layout" svg:x1="20.348cm" svg:y1="11.559cm" svg:x2="21.451cm" svg:y2="12.283cm">
              <text:p/>
            </draw:line>
            <draw:g>
              <draw:custom-shape draw:style-name="gr1" draw:text-style-name="P5" draw:layer="layout" svg:width="0.486cm" svg:height="0.51cm" draw:transform="rotate (-0.855211333478247) translate (21.777cm 11.947cm)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" draw:text-style-name="P5" draw:layer="layout" svg:width="0.482cm" svg:height="0.515cm" draw:transform="rotate (-2.32128790515321) translate (25.059cm 12.926cm)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" draw:text-style-name="P5" draw:layer="layout" svg:width="0.487cm" svg:height="0.511cm" draw:transform="rotate (2.86233997327016) translate (23.15cm 14.1cm)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" draw:text-style-name="P5" draw:layer="layout" svg:width="0.486cm" svg:height="0.51cm" draw:transform="rotate (2.86233997327016) translate (23.174cm 11.8cm)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line draw:style-name="gr2" draw:text-style-name="P6" draw:layer="layout" svg:x1="22.978cm" svg:y1="13.469cm" svg:x2="23.075cm" svg:y2="11.452cm">
                <text:p/>
              </draw:line>
              <draw:line draw:style-name="gr2" draw:text-style-name="P6" draw:layer="layout" svg:x1="21.864cm" svg:y1="12.362cm" svg:x2="22.744cm" svg:y2="11.268cm">
                <text:p/>
              </draw:line>
              <draw:line draw:style-name="gr2" draw:text-style-name="P6" draw:layer="layout" svg:x1="22.919cm" svg:y1="13.548cm" svg:x2="21.777cm" svg:y2="12.439cm">
                <text:p/>
              </draw:line>
              <draw:line draw:style-name="gr2" draw:text-style-name="P6" draw:layer="layout" svg:x1="23.196cm" svg:y1="11.433cm" svg:x2="24.523cm" svg:y2="12.716cm">
                <text:p/>
              </draw:line>
              <draw:line draw:style-name="gr2" draw:text-style-name="P6" draw:layer="layout" svg:x1="24.509cm" svg:y1="12.964cm" svg:x2="23.138cm" svg:y2="13.533cm">
                <text:p/>
              </draw:line>
            </draw:g>
          </draw:g>
          <draw:custom-shape draw:style-name="gr3" draw:text-style-name="P8" draw:layer="layout" svg:width="0.933cm" svg:height="0.938cm" svg:x="21.155cm" svg:y="11.2cm">
            <text:p text:style-name="P7"><text:span text:style-name="T4">v</text:span></text:p>
            <draw:enhanced-geometry svg:viewBox="0 0 21600 21600" draw:type="mso-spt202" draw:enhanced-path="M 0 0 L 21600 0 21600 21600 0 21600 0 0 Z N"/>
          </draw:custom-shape>
        </draw:g>
        <draw:g xml:id="id5" draw:id="id5">
          <draw:g>
            <draw:g>
              <draw:custom-shape draw:style-name="gr1" draw:text-style-name="P5" draw:layer="layout" svg:width="0.482cm" svg:height="0.492cm" svg:x="19.779cm" svg:y="16.59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" draw:text-style-name="P5" draw:layer="layout" svg:width="0.486cm" svg:height="0.49cm" svg:x="21.355cm" svg:y="17.33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" draw:text-style-name="P5" draw:layer="layout" svg:width="0.482cm" svg:height="0.49cm" svg:x="20.338cm" svg:y="18.73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line draw:style-name="gr2" draw:text-style-name="P6" draw:layer="layout" svg:x1="20.071cm" svg:y1="17.072cm" svg:x2="20.479cm" svg:y2="18.754cm">
                <text:p/>
              </draw:line>
              <draw:line draw:style-name="gr2" draw:text-style-name="P6" draw:layer="layout" svg:x1="21.529cm" svg:y1="17.772cm" svg:x2="20.712cm" svg:y2="18.813cm">
                <text:p/>
              </draw:line>
              <draw:line draw:style-name="gr2" draw:text-style-name="P6" draw:layer="layout" svg:x1="20.168cm" svg:y1="16.926cm" svg:x2="21.378cm" svg:y2="17.499cm">
                <text:p/>
              </draw:line>
            </draw:g>
            <draw:custom-shape draw:style-name="gr1" draw:text-style-name="P5" draw:layer="layout" svg:width="0.486cm" svg:height="0.492cm" draw:transform="rotate (0.0872664625997) translate (24.469cm 16.184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" draw:text-style-name="P5" draw:layer="layout" svg:width="0.486cm" svg:height="0.491cm" draw:transform="rotate (0.0872664625997) translate (23.682cm 18.795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" draw:text-style-name="P5" draw:layer="layout" svg:width="0.486cm" svg:height="0.492cm" draw:transform="rotate (0.0872664625997) translate (25.217cm 17.822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2" draw:text-style-name="P6" draw:layer="layout" svg:x1="23.342cm" svg:y1="17.782cm" svg:x2="23.834cm" svg:y2="18.759cm">
              <text:p/>
            </draw:line>
            <draw:line draw:style-name="gr2" draw:text-style-name="P6" draw:layer="layout" svg:x1="23.503cm" svg:y1="17.387cm" svg:x2="24.509cm" svg:y2="16.482cm">
              <text:p/>
            </draw:line>
            <draw:line draw:style-name="gr2" draw:text-style-name="P6" draw:layer="layout" svg:x1="24.903cm" svg:y1="16.517cm" svg:x2="25.418cm" svg:y2="17.824cm">
              <text:p/>
            </draw:line>
            <draw:line draw:style-name="gr2" draw:text-style-name="P6" draw:layer="layout" svg:x1="24.135cm" svg:y1="18.978cm" svg:x2="25.292cm" svg:y2="18.083cm">
              <text:p/>
            </draw:line>
            <draw:custom-shape draw:style-name="gr1" draw:text-style-name="P5" draw:layer="layout" svg:width="0.462cm" svg:height="0.51cm" draw:transform="rotate (-1.81514242207495) translate (23.833cm 17.471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2" draw:text-style-name="P6" draw:layer="layout" svg:x1="23.119cm" svg:y1="17.504cm" svg:x2="21.753cm" svg:y2="17.51cm">
              <text:p/>
            </draw:line>
          </draw:g>
          <draw:custom-shape draw:style-name="gr4" draw:text-style-name="P8" draw:layer="layout" svg:width="0.933cm" svg:height="0.938cm" svg:x="21.933cm" svg:y="16.566cm">
            <text:p text:style-name="P7"><text:span text:style-name="T4">e</text:span></text:p>
            <draw:enhanced-geometry svg:viewBox="0 0 21600 21600" draw:type="mso-spt202" draw:enhanced-path="M 0 0 L 21600 0 21600 21600 0 21600 0 0 Z N"/>
          </draw:custom-shape>
        </draw:g>
        <draw:g>
          <draw:line draw:style-name="gr2" draw:text-style-name="P6" draw:layer="layout" svg:x1="8.05cm" svg:y1="10.372cm" svg:x2="9.45cm" svg:y2="9.458cm">
            <text:p/>
          </draw:line>
          <draw:g>
            <draw:g>
              <draw:custom-shape draw:style-name="gr1" draw:text-style-name="P5" draw:layer="layout" svg:width="0.501cm" svg:height="0.539cm" draw:transform="rotate (-0.122173047640766) translate (6.379cm 7.482cm)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" draw:text-style-name="P5" draw:layer="layout" svg:width="0.501cm" svg:height="0.54cm" draw:transform="rotate (-0.122173047640766) translate (5.869cm 9.192cm)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" draw:text-style-name="P5" draw:layer="layout" svg:width="0.51cm" svg:height="0.534cm" draw:transform="rotate (-0.855211333478247) translate (7.913cm 8.473cm)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" draw:text-style-name="P5" draw:layer="layout" svg:width="0.507cm" svg:height="0.536cm" draw:transform="rotate (-2.32128790515321) translate (10.026cm 9.364cm)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" draw:text-style-name="P5" draw:layer="layout" svg:width="0.5cm" svg:height="0.539cm" draw:transform="rotate (2.86233997327016) translate (8.136cm 10.771cm)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" draw:text-style-name="P5" draw:layer="layout" svg:width="0.5cm" svg:height="0.539cm" draw:transform="rotate (2.86233997327016) translate (8.554cm 7.806cm)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" draw:text-style-name="P5" draw:layer="layout" svg:width="0.507cm" svg:height="0.536cm" draw:transform="rotate (-2.32128790515321) translate (10.026cm 7.882cm)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</draw:g>
            <draw:line draw:style-name="gr2" draw:text-style-name="P6" draw:layer="layout" svg:x1="6.64cm" svg:y1="8.166cm" svg:x2="5.959cm" svg:y2="9.333cm">
              <text:p/>
            </draw:line>
            <draw:line draw:style-name="gr2" draw:text-style-name="P6" draw:layer="layout" svg:x1="7.961cm" svg:y1="7.35cm" svg:x2="6.813cm" svg:y2="7.816cm">
              <text:p/>
            </draw:line>
            <draw:line draw:style-name="gr2" draw:text-style-name="P6" draw:layer="layout" svg:x1="6.3cm" svg:y1="9.8cm" svg:x2="7.466cm" svg:y2="10.266cm">
              <text:p/>
            </draw:line>
            <draw:line draw:style-name="gr2" draw:text-style-name="P6" draw:layer="layout" svg:x1="6.378cm" svg:y1="9.659cm" svg:x2="7.588cm" svg:y2="8.759cm">
              <text:p/>
            </draw:line>
            <draw:line draw:style-name="gr2" draw:text-style-name="P6" draw:layer="layout" svg:x1="8.166cm" svg:y1="8.866cm" svg:x2="9.333cm" svg:y2="9.333cm">
              <text:p/>
            </draw:line>
            <draw:line draw:style-name="gr2" draw:text-style-name="P6" draw:layer="layout" svg:x1="8.166cm" svg:y1="8.739cm" svg:x2="9.333cm" svg:y2="7.825cm">
              <text:p/>
            </draw:line>
            <draw:line draw:style-name="gr2" draw:text-style-name="P6" draw:layer="layout" svg:x1="8.271cm" svg:y1="7.583cm" svg:x2="7.825cm" svg:y2="8.517cm">
              <text:p/>
            </draw:line>
            <draw:line draw:style-name="gr2" draw:text-style-name="P6" draw:layer="layout" svg:x1="8.4cm" svg:y1="7.234cm" svg:x2="9.566cm" svg:y2="7.7cm">
              <text:p/>
            </draw:line>
            <draw:line draw:style-name="gr2" draw:text-style-name="P6" draw:layer="layout" svg:x1="9.721cm" svg:y1="8.166cm" svg:x2="9.727cm" svg:y2="9.1cm">
              <text:p/>
            </draw:line>
          </draw:g>
        </draw:g>
        <draw:g>
          <draw:g>
            <draw:custom-shape draw:style-name="gr1" draw:text-style-name="P5" draw:layer="layout" svg:width="0.501cm" svg:height="0.539cm" draw:transform="rotate (-0.122173047640766) translate (17.452cm 7.482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" draw:text-style-name="P5" draw:layer="layout" svg:width="0.501cm" svg:height="0.54cm" draw:transform="rotate (-0.122173047640766) translate (16.942cm 9.192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" draw:text-style-name="P5" draw:layer="layout" svg:width="0.51cm" svg:height="0.534cm" draw:transform="rotate (-0.855211333478247) translate (18.986cm 8.473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" draw:text-style-name="P5" draw:layer="layout" svg:width="0.507cm" svg:height="0.536cm" draw:transform="rotate (-2.32128790515321) translate (21.099cm 9.364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" draw:text-style-name="P5" draw:layer="layout" svg:width="0.5cm" svg:height="0.539cm" draw:transform="rotate (2.86233997327016) translate (19.209cm 10.771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" draw:text-style-name="P5" draw:layer="layout" svg:width="0.5cm" svg:height="0.539cm" draw:transform="rotate (2.86233997327016) translate (19.627cm 7.806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" draw:text-style-name="P5" draw:layer="layout" svg:width="0.507cm" svg:height="0.536cm" draw:transform="rotate (-2.32128790515321) translate (21.099cm 7.882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  <draw:line draw:style-name="gr2" draw:text-style-name="P6" draw:layer="layout" svg:x1="17.712cm" svg:y1="8.166cm" svg:x2="17.032cm" svg:y2="9.333cm">
            <text:p/>
          </draw:line>
          <draw:line draw:style-name="gr2" draw:text-style-name="P6" draw:layer="layout" svg:x1="19.034cm" svg:y1="7.35cm" svg:x2="17.888cm" svg:y2="7.816cm">
            <text:p/>
          </draw:line>
          <draw:line draw:style-name="gr2" draw:text-style-name="P6" draw:layer="layout" svg:x1="17.373cm" svg:y1="9.8cm" svg:x2="18.54cm" svg:y2="10.266cm">
            <text:p/>
          </draw:line>
          <draw:line draw:style-name="gr2" draw:text-style-name="P6" draw:layer="layout" svg:x1="17.451cm" svg:y1="9.659cm" svg:x2="18.661cm" svg:y2="8.759cm">
            <text:p/>
          </draw:line>
          <draw:line draw:style-name="gr2" draw:text-style-name="P6" draw:layer="layout" svg:x1="19.123cm" svg:y1="10.372cm" svg:x2="20.523cm" svg:y2="9.458cm">
            <text:p/>
          </draw:line>
          <draw:line draw:style-name="gr2" draw:text-style-name="P6" draw:layer="layout" svg:x1="19.473cm" svg:y1="7.234cm" svg:x2="20.64cm" svg:y2="7.7cm">
            <text:p/>
          </draw:line>
          <draw:line draw:style-name="gr2" draw:text-style-name="P6" draw:layer="layout" svg:x1="20.795cm" svg:y1="8.166cm" svg:x2="20.799cm" svg:y2="9.1cm">
            <text:p/>
          </draw:line>
          <draw:line draw:style-name="gr2" draw:text-style-name="P6" draw:layer="layout" svg:x1="19.24cm" svg:y1="8.866cm" svg:x2="20.406cm" svg:y2="9.333cm">
            <text:p/>
          </draw:line>
        </draw:g>
        <draw:custom-shape draw:style-name="gr5" draw:text-style-name="P9" draw:layer="layout" svg:width="2.8cm" svg:height="0.938cm" svg:x="3.733cm" svg:y="6.766cm">
          <text:p text:style-name="P7"><text:span text:style-name="T5">Grafo G</text:span></text:p>
          <draw:enhanced-geometry svg:viewBox="0 0 21600 21600" draw:type="mso-spt202" draw:enhanced-path="M 0 0 L 21600 0 21600 21600 0 21600 0 0 Z N"/>
        </draw:custom-shape>
        <draw:custom-shape draw:style-name="gr6" draw:text-style-name="P9" draw:layer="layout" svg:width="6.067cm" svg:height="0.938cm" svg:x="11.666cm" svg:y="6.766cm">
          <text:p text:style-name="P7"><text:span text:style-name="T5">Grafo gerador de G</text:span></text:p>
          <draw:enhanced-geometry svg:viewBox="0 0 21600 21600" draw:type="mso-spt202" draw:enhanced-path="M 0 0 L 21600 0 21600 21600 0 21600 0 0 Z N"/>
        </draw:custom-shape>
        <draw:custom-shape draw:style-name="gr7" draw:text-style-name="P10" xml:id="id1" draw:id="id1" draw:layer="layout" svg:width="17.034cm" svg:height="2.1cm" svg:x="2.566cm" svg:y="11.666cm">
          <text:p text:style-name="P1"><text:span text:style-name="T6">v</text:span><text:span text:style-name="T7"> é um </text:span><text:span text:style-name="T8">ponto de articulação</text:span><text:span text:style-name="T7"> de uma componente conexa se sua remoção desconecta </text:span><text:span text:style-name="T6">a componente</text:span><text:span text:style-name="T7">.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3" draw:id="id3" draw:layer="layout" svg:width="24.267cm" svg:height="2.568cm" svg:x="2.566cm" svg:y="14.466cm">
          <text:p text:style-name="P1"><text:span text:style-name="T7">Se uma componente conexa de um grafo não contem ponto de articulação, então ela é </text:span><text:span text:style-name="T8">uma componente 2-conexa.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4" draw:id="id4" draw:layer="layout" svg:width="16.568cm" svg:height="2.1cm" svg:x="2.566cm" svg:y="17.033cm">
          <text:p text:style-name="P1"><text:span text:style-name="T7">Uma aresta </text:span><text:span text:style-name="T6">e</text:span><text:span text:style-name="T7"> cuja remoção desconecta uma </text:span></text:p>
          <text:p text:style-name="P11"><text:span text:style-name="T7"><text:tab/></text:span><text:span text:style-name="T7">componente conexa é chamada de </text:span><text:span text:style-name="T8">ponte.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custom-shape draw:style-name="gr10" draw:text-style-name="P5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2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0">
        <office:forms form:automatic-focus="false" form:apply-design-mode="false"/>
        <draw:frame presentation:style-name="pr4" draw:text-style-name="P4" draw:layer="layout" svg:width="19.833cm" svg:height="2.34cm" svg:x="4.432cm" svg:y="0.65cm" presentation:class="title" presentation:user-transformed="true">
          <draw:text-box>
            <text:p text:style-name="P3"><text:span text:style-name="T3">Conceitos Básicos</text:span></text:p>
          </draw:text-box>
        </draw:frame>
        <draw:frame presentation:style-name="pr5" draw:text-style-name="P15" draw:layer="layout" svg:width="22.634cm" svg:height="3.501cm" svg:x="2.566cm" svg:y="4.432cm" presentation:class="outline" presentation:user-transformed="true">
          <draw:text-box>
            <text:p text:style-name="P13"><text:span text:style-name="T2">Grafos planares:</text:span></text:p>
            <text:p text:style-name="P14"><text:span text:style-name="T1"><text:tab/></text:span><text:span text:style-name="T1">Um grafo é planar se ele pode ser representado no plano de modo tal que não haja interseção entre suas arestas.</text:span></text:p>
          </draw:text-box>
        </draw:frame>
        <draw:custom-shape draw:style-name="gr11" draw:text-style-name="P17" draw:layer="layout" svg:width="2.334cm" svg:height="1.108cm" svg:x="4.666cm" svg:y="8.4cm">
          <text:p text:style-name="P16"><text:span text:style-name="T9">K</text:span><text:span text:style-name="T10">3 </text:span><text:span text:style-name="T9">?</text:span></text:p>
          <draw:enhanced-geometry svg:viewBox="0 0 21600 21600" draw:type="mso-spt202" draw:enhanced-path="M 0 0 L 21600 0 21600 21600 0 21600 0 0 Z N"/>
        </draw:custom-shape>
        <draw:g>
          <draw:custom-shape draw:style-name="gr1" draw:text-style-name="P5" draw:layer="layout" svg:width="0.564cm" svg:height="0.588cm" svg:x="18.418cm" svg:y="17.97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5" draw:layer="layout" svg:width="0.565cm" svg:height="0.593cm" svg:x="18.403cm" svg:y="16.29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5" draw:layer="layout" svg:width="0.565cm" svg:height="0.588cm" svg:x="18.403cm" svg:y="14.57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5" draw:layer="layout" svg:width="0.564cm" svg:height="0.593cm" svg:x="21.369cm" svg:y="18.77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5" draw:layer="layout" svg:width="0.564cm" svg:height="0.593cm" svg:x="21.359cm" svg:y="17.10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5" draw:layer="layout" svg:width="0.564cm" svg:height="0.593cm" svg:x="21.359cm" svg:y="15.38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" draw:text-style-name="P6" draw:layer="layout" svg:x1="18.958cm" svg:y1="14.962cm" svg:x2="18.962cm" svg:y2="14.968cm">
            <text:p/>
          </draw:line>
          <draw:line draw:style-name="gr2" draw:text-style-name="P6" draw:layer="layout" svg:x1="18.958cm" svg:y1="14.962cm" svg:x2="21.379cm" svg:y2="15.535cm">
            <text:p/>
          </draw:line>
          <draw:line draw:style-name="gr2" draw:text-style-name="P6" draw:layer="layout" svg:x1="18.958cm" svg:y1="15.079cm" svg:x2="21.379cm" svg:y2="17.189cm">
            <text:p/>
          </draw:line>
          <draw:line draw:style-name="gr2" draw:text-style-name="P6" draw:layer="layout" svg:x1="18.889cm" svg:y1="15.152cm" svg:x2="21.495cm" svg:y2="18.789cm">
            <text:p/>
          </draw:line>
          <draw:line draw:style-name="gr2" draw:text-style-name="P6" draw:layer="layout" svg:x1="18.958cm" svg:y1="16.6cm" svg:x2="21.379cm" svg:y2="15.623cm">
            <text:p/>
          </draw:line>
          <draw:line draw:style-name="gr2" draw:text-style-name="P6" draw:layer="layout" svg:x1="18.958cm" svg:y1="16.688cm" svg:x2="21.379cm" svg:y2="17.451cm">
            <text:p/>
          </draw:line>
          <draw:line draw:style-name="gr2" draw:text-style-name="P6" draw:layer="layout" svg:x1="18.924cm" svg:y1="16.795cm" svg:x2="21.34cm" svg:y2="18.899cm">
            <text:p/>
          </draw:line>
          <draw:line draw:style-name="gr2" draw:text-style-name="P6" draw:layer="layout" svg:x1="21.486cm" svg:y1="15.92cm" svg:x2="18.851cm" svg:y2="18.214cm">
            <text:p/>
          </draw:line>
          <draw:line draw:style-name="gr2" draw:text-style-name="P6" draw:layer="layout" svg:x1="21.519cm" svg:y1="17.572cm" svg:x2="18.889cm" svg:y2="18.335cm">
            <text:p/>
          </draw:line>
          <draw:line draw:style-name="gr2" draw:text-style-name="P6" draw:layer="layout" svg:x1="21.486cm" svg:y1="19.089cm" svg:x2="18.851cm" svg:y2="18.302cm">
            <text:p/>
          </draw:line>
        </draw:g>
        <draw:custom-shape draw:style-name="gr12" draw:text-style-name="P17" draw:layer="layout" svg:width="2.334cm" svg:height="1.108cm" svg:x="4.666cm" svg:y="13.344cm">
          <text:p text:style-name="P16"><text:span text:style-name="T9">K</text:span><text:span text:style-name="T10">5</text:span><text:span text:style-name="T11"> </text:span><text:span text:style-name="T9">?</text:span></text:p>
          <draw:enhanced-geometry svg:viewBox="0 0 21600 21600" draw:type="mso-spt202" draw:enhanced-path="M 0 0 L 21600 0 21600 21600 0 21600 0 0 Z N"/>
        </draw:custom-shape>
        <draw:g>
          <draw:custom-shape draw:style-name="gr1" draw:text-style-name="P5" draw:layer="layout" svg:width="0.559cm" svg:height="0.593cm" draw:transform="rotate (2.94960643586986) translate (11.05cm 12.783cm)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5" draw:layer="layout" svg:width="0.565cm" svg:height="0.593cm" draw:transform="rotate (2.94960643586986) translate (9.286cm 10.383cm)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5" draw:layer="layout" svg:width="0.56cm" svg:height="0.593cm" draw:transform="rotate (0.19198621771934) translate (6.763cm 12.113cm)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" draw:text-style-name="P6" draw:layer="layout" svg:x1="8.958cm" svg:y1="10.183cm" svg:x2="7.252cm" svg:y2="11.978cm">
            <text:p/>
          </draw:line>
          <draw:line draw:style-name="gr2" draw:text-style-name="P6" draw:layer="layout" svg:x1="7.506cm" svg:y1="12.376cm" svg:x2="10.393cm" svg:y2="12.41cm">
            <text:p/>
          </draw:line>
          <draw:line draw:style-name="gr2" draw:text-style-name="P6" draw:layer="layout" svg:x1="9.289cm" svg:y1="10.217cm" svg:x2="10.455cm" svg:y2="12.099cm">
            <text:p/>
          </draw:line>
        </draw:g>
        <draw:g>
          <draw:custom-shape draw:style-name="gr1" draw:text-style-name="P5" draw:layer="layout" svg:width="0.588cm" svg:height="0.618cm" svg:x="7.073cm" svg:y="18.72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5" draw:layer="layout" svg:width="0.587cm" svg:height="0.618cm" svg:x="9.217cm" svg:y="18.74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5" draw:layer="layout" svg:width="0.593cm" svg:height="0.618cm" svg:x="6.066cm" svg:y="16.70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5" draw:layer="layout" svg:width="0.587cm" svg:height="0.618cm" svg:x="10.238cm" svg:y="16.70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5" draw:layer="layout" svg:width="0.589cm" svg:height="0.618cm" svg:x="8.239cm" svg:y="15.11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" draw:text-style-name="P6" draw:layer="layout" svg:x1="6.49cm" svg:y1="17.32cm" svg:x2="7.273cm" svg:y2="18.72cm">
            <text:p/>
          </draw:line>
          <draw:line draw:style-name="gr2" draw:text-style-name="P6" draw:layer="layout" svg:x1="9.683cm" svg:y1="18.986cm" svg:x2="10.466cm" svg:y2="17.174cm">
            <text:p/>
          </draw:line>
          <draw:line draw:style-name="gr2" draw:text-style-name="P6" draw:layer="layout" svg:x1="7.661cm" svg:y1="19.123cm" svg:x2="9.221cm" svg:y2="19.127cm">
            <text:p/>
          </draw:line>
          <draw:line draw:style-name="gr2" draw:text-style-name="P6" draw:layer="layout" svg:x1="6.684cm" svg:y1="16.921cm" svg:x2="10.194cm" svg:y2="16.927cm">
            <text:p/>
          </draw:line>
          <draw:line draw:style-name="gr2" draw:text-style-name="P6" draw:layer="layout" svg:x1="6.49cm" svg:y1="16.822cm" svg:x2="8.245cm" svg:y2="15.408cm">
            <text:p/>
          </draw:line>
          <draw:line draw:style-name="gr2" draw:text-style-name="P6" draw:layer="layout" svg:x1="8.828cm" svg:y1="15.516cm" svg:x2="10.389cm" svg:y2="16.716cm">
            <text:p/>
          </draw:line>
          <draw:line draw:style-name="gr2" draw:text-style-name="P6" draw:layer="layout" svg:x1="8.634cm" svg:y1="15.72cm" svg:x2="9.417cm" svg:y2="18.724cm">
            <text:p/>
          </draw:line>
          <draw:line draw:style-name="gr2" draw:text-style-name="P6" draw:layer="layout" svg:x1="8.546cm" svg:y1="15.72cm" svg:x2="7.355cm" svg:y2="18.724cm">
            <text:p/>
          </draw:line>
          <draw:line draw:style-name="gr2" draw:text-style-name="P6" draw:layer="layout" svg:x1="6.684cm" svg:y1="17.12cm" svg:x2="9.217cm" svg:y2="18.923cm">
            <text:p/>
          </draw:line>
          <draw:line draw:style-name="gr2" draw:text-style-name="P6" draw:layer="layout" svg:x1="10.193cm" svg:y1="17.12cm" svg:x2="10.199cm" svg:y2="17.124cm">
            <text:p/>
          </draw:line>
          <draw:line draw:style-name="gr2" draw:text-style-name="P6" draw:layer="layout" svg:x1="10.3cm" svg:y1="17.12cm" svg:x2="7.549cm" svg:y2="18.923cm">
            <text:p/>
          </draw:line>
        </draw:g>
        <draw:custom-shape draw:style-name="gr13" draw:text-style-name="P17" draw:layer="layout" svg:width="2.334cm" svg:height="1.108cm" svg:x="15.166cm" svg:y="8.4cm">
          <text:p text:style-name="P16"><text:span text:style-name="T9">K</text:span><text:span text:style-name="T10">4 </text:span><text:span text:style-name="T9">?</text:span></text:p>
          <draw:enhanced-geometry svg:viewBox="0 0 21600 21600" draw:type="mso-spt202" draw:enhanced-path="M 0 0 L 21600 0 21600 21600 0 21600 0 0 Z N"/>
        </draw:custom-shape>
        <draw:custom-shape draw:style-name="gr14" draw:text-style-name="P17" draw:layer="layout" svg:width="2.334cm" svg:height="1.108cm" svg:x="15.166cm" svg:y="13.344cm">
          <text:p text:style-name="P16"><text:span text:style-name="T9">K</text:span><text:span text:style-name="T10">3,3 </text:span><text:span text:style-name="T9">?</text:span></text:p>
          <draw:enhanced-geometry svg:viewBox="0 0 21600 21600" draw:type="mso-spt202" draw:enhanced-path="M 0 0 L 21600 0 21600 21600 0 21600 0 0 Z N"/>
        </draw:custom-shape>
        <draw:g>
          <draw:line draw:style-name="gr2" draw:text-style-name="P6" draw:layer="layout" svg:x1="18.058cm" svg:y1="11.928cm" svg:x2="20.596cm" svg:y2="11.934cm">
            <text:p/>
          </draw:line>
          <draw:custom-shape draw:style-name="gr1" draw:text-style-name="P5" draw:layer="layout" svg:width="0.55cm" svg:height="0.56cm" svg:x="17.514cm" svg:y="11.63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5" draw:layer="layout" svg:width="0.549cm" svg:height="0.56cm" svg:x="20.596cm" svg:y="11.63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5" draw:layer="layout" svg:width="0.549cm" svg:height="0.559cm" svg:x="17.499cm" svg:y="9.34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5" draw:layer="layout" svg:width="0.549cm" svg:height="0.559cm" svg:x="20.489cm" svg:y="9.33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" draw:text-style-name="P6" draw:layer="layout" svg:x1="18.058cm" svg:y1="9.644cm" svg:x2="20.41cm" svg:y2="9.648cm">
            <text:p/>
          </draw:line>
          <draw:line draw:style-name="gr2" draw:text-style-name="P6" draw:layer="layout" svg:x1="17.772cm" svg:y1="9.931cm" svg:x2="17.776cm" svg:y2="11.559cm">
            <text:p/>
          </draw:line>
          <draw:line draw:style-name="gr2" draw:text-style-name="P6" draw:layer="layout" svg:x1="20.81cm" svg:y1="9.931cm" svg:x2="20.814cm" svg:y2="11.559cm">
            <text:p/>
          </draw:line>
          <draw:line draw:style-name="gr2" draw:text-style-name="P6" draw:layer="layout" svg:x1="17.951cm" svg:y1="9.785cm" svg:x2="20.668cm" svg:y2="11.778cm">
            <text:p/>
          </draw:line>
          <draw:line draw:style-name="gr2" draw:text-style-name="P6" draw:layer="layout" svg:x1="18.02cm" svg:y1="11.777cm" svg:x2="20.558cm" svg:y2="9.754cm">
            <text:p/>
          </draw:line>
        </draw:g>
        <draw:g>
          <draw:line draw:style-name="gr2" draw:text-style-name="P6" draw:layer="layout" svg:x1="22.817cm" svg:y1="11.928cm" svg:x2="25.35cm" svg:y2="11.934cm">
            <text:p/>
          </draw:line>
          <draw:custom-shape draw:style-name="gr1" draw:text-style-name="P5" draw:layer="layout" svg:width="0.55cm" svg:height="0.56cm" svg:x="22.273cm" svg:y="11.63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5" draw:layer="layout" svg:width="0.549cm" svg:height="0.56cm" svg:x="25.35cm" svg:y="11.63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5" draw:layer="layout" svg:width="0.549cm" svg:height="0.559cm" svg:x="22.258cm" svg:y="9.34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5" draw:layer="layout" svg:width="0.544cm" svg:height="0.559cm" svg:x="25.248cm" svg:y="9.33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" draw:text-style-name="P6" draw:layer="layout" svg:x1="22.817cm" svg:y1="9.644cm" svg:x2="25.171cm" svg:y2="9.648cm">
            <text:p/>
          </draw:line>
          <draw:line draw:style-name="gr2" draw:text-style-name="P6" draw:layer="layout" svg:x1="22.531cm" svg:y1="9.931cm" svg:x2="22.535cm" svg:y2="11.559cm">
            <text:p/>
          </draw:line>
          <draw:line draw:style-name="gr2" draw:text-style-name="P6" draw:layer="layout" svg:x1="25.569cm" svg:y1="9.931cm" svg:x2="25.575cm" svg:y2="11.559cm">
            <text:p/>
          </draw:line>
          <draw:line draw:style-name="gr2" draw:text-style-name="P6" draw:layer="layout" svg:x1="22.779cm" svg:y1="11.777cm" svg:x2="25.317cm" svg:y2="9.754cm">
            <text:p/>
          </draw:line>
        </draw:g>
        <draw:custom-shape draw:style-name="gr15" draw:text-style-name="P5" draw:layer="layout" svg:width="3.484cm" svg:height="2.942cm" svg:x="22.823cm" svg:y="8.724cm">
          <text:p/>
          <draw:enhanced-geometry svg:viewBox="0 0 717 605" draw:type="non-primitive" draw:enhanced-path="M 0 151 C 48 128 185 24 288 12 391 0 549 23 620 81 691 139 715 274 716 361 717 448 647 554 629 605 N"/>
        </draw:custom-shape>
        <draw:custom-shape draw:style-name="gr16" draw:text-style-name="P17" xml:id="id6" draw:id="id6" draw:layer="layout" svg:width="3.734cm" svg:height="1.108cm" svg:x="7.466cm" svg:y="8.4cm">
          <text:p text:style-name="P16"><text:span text:style-name="T9">PLANAR</text:span></text:p>
          <draw:enhanced-geometry svg:viewBox="0 0 21600 21600" draw:type="mso-spt202" draw:enhanced-path="M 0 0 L 21600 0 21600 21600 0 21600 0 0 Z N"/>
        </draw:custom-shape>
        <draw:custom-shape draw:style-name="gr17" draw:text-style-name="P17" xml:id="id8" draw:id="id8" draw:layer="layout" svg:width="2.334cm" svg:height="1.108cm" svg:x="7.466cm" svg:y="13.344cm">
          <text:p text:style-name="P16"><text:span text:style-name="T9">NÃO</text:span></text:p>
          <draw:enhanced-geometry svg:viewBox="0 0 21600 21600" draw:type="mso-spt202" draw:enhanced-path="M 0 0 L 21600 0 21600 21600 0 21600 0 0 Z N"/>
        </draw:custom-shape>
        <draw:custom-shape draw:style-name="gr18" draw:text-style-name="P17" xml:id="id7" draw:id="id7" draw:layer="layout" svg:width="3.733cm" svg:height="1.108cm" svg:x="18.433cm" svg:y="8.4cm">
          <text:p text:style-name="P16"><text:span text:style-name="T9">PLANAR</text:span></text:p>
          <draw:enhanced-geometry svg:viewBox="0 0 21600 21600" draw:type="mso-spt202" draw:enhanced-path="M 0 0 L 21600 0 21600 21600 0 21600 0 0 Z N"/>
        </draw:custom-shape>
        <draw:custom-shape draw:style-name="gr19" draw:text-style-name="P17" xml:id="id9" draw:id="id9" draw:layer="layout" svg:width="2.333cm" svg:height="1.108cm" svg:x="19.133cm" svg:y="13.344cm">
          <text:p text:style-name="P16"><text:span text:style-name="T9">NÃO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custom-shape draw:style-name="gr10" draw:text-style-name="P5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2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6" draw:text-style-name="P4" draw:layer="layout" svg:width="19.833cm" svg:height="2.34cm" svg:x="4.432cm" svg:y="0.65cm" presentation:class="title" presentation:user-transformed="true">
          <draw:text-box>
            <text:p text:style-name="P3"><text:span text:style-name="T3">Conceitos Básicos</text:span></text:p>
          </draw:text-box>
        </draw:frame>
        <draw:g>
          <draw:custom-shape draw:style-name="gr20" draw:text-style-name="P5" draw:layer="layout" svg:width="0.9cm" svg:height="0.943cm" svg:x="2.531cm" svg:y="10.679cm">
            <text:p text:style-name="P18"><text:span text:style-name="T12">4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0" draw:text-style-name="P5" draw:layer="layout" svg:width="0.9cm" svg:height="0.944cm" svg:x="12.234cm" svg:y="10.717cm">
            <text:p text:style-name="P18"><text:span text:style-name="T12">3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0" draw:text-style-name="P5" draw:layer="layout" svg:width="0.899cm" svg:height="0.943cm" svg:x="7.145cm" svg:y="8.676cm">
            <text:p text:style-name="P18"><text:span text:style-name="T12">5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0" draw:text-style-name="P5" draw:layer="layout" svg:width="0.899cm" svg:height="0.944cm" svg:x="9.59cm" svg:y="4.986cm">
            <text:p text:style-name="P18"><text:span text:style-name="T12">2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0" draw:text-style-name="P5" draw:layer="layout" svg:width="0.903cm" svg:height="0.944cm" svg:x="4.958cm" svg:y="4.986cm">
            <text:p text:style-name="P18"><text:span text:style-name="T12">1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" draw:text-style-name="P6" draw:layer="layout" svg:x1="5.623cm" svg:y1="5.867cm" svg:x2="7.382cm" svg:y2="8.734cm">
            <text:p/>
          </draw:line>
          <draw:line draw:style-name="gr2" draw:text-style-name="P6" draw:layer="layout" svg:x1="7.607cm" svg:y1="8.841cm" svg:x2="9.678cm" svg:y2="5.541cm">
            <text:p/>
          </draw:line>
          <draw:line draw:style-name="gr2" draw:text-style-name="P6" draw:layer="layout" svg:x1="3.416cm" svg:y1="11.379cm" svg:x2="12.234cm" svg:y2="11.385cm">
            <text:p/>
          </draw:line>
          <draw:line draw:style-name="gr2" draw:text-style-name="P6" draw:layer="layout" svg:x1="2.974cm" svg:y1="10.824cm" svg:x2="5.438cm" svg:y2="5.76cm">
            <text:p/>
          </draw:line>
          <draw:line draw:style-name="gr2" draw:text-style-name="P6" draw:layer="layout" svg:x1="10.509cm" svg:y1="5.779cm" svg:x2="12.677cm" svg:y2="10.718cm">
            <text:p/>
          </draw:line>
          <draw:line draw:style-name="gr2" draw:text-style-name="P6" draw:layer="layout" svg:x1="5.842cm" svg:y1="5.867cm" svg:x2="12.327cm" svg:y2="10.903cm">
            <text:p/>
          </draw:line>
          <draw:line draw:style-name="gr2" draw:text-style-name="P6" draw:layer="layout" svg:x1="9.644cm" svg:y1="5.648cm" svg:x2="3.31cm" svg:y2="10.942cm">
            <text:p/>
          </draw:line>
          <draw:line draw:style-name="gr2" draw:text-style-name="P6" draw:layer="layout" svg:x1="8.044cm" svg:y1="9.396cm" svg:x2="12.141cm" svg:y2="11.048cm">
            <text:p/>
          </draw:line>
          <draw:line draw:style-name="gr2" draw:text-style-name="P6" draw:layer="layout" svg:x1="7.272cm" svg:y1="9.177cm" svg:x2="3.31cm" svg:y2="11.048cm">
            <text:p/>
          </draw:line>
        </draw:g>
        <draw:g xml:id="id11" draw:id="id11">
          <draw:custom-shape draw:style-name="gr20" draw:text-style-name="P5" draw:layer="layout" svg:width="0.9cm" svg:height="0.943cm" svg:x="14.441cm" svg:y="10.679cm">
            <text:p text:style-name="P18"><text:span text:style-name="T12">4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0" draw:text-style-name="P5" draw:layer="layout" svg:width="0.9cm" svg:height="0.944cm" svg:x="24.144cm" svg:y="10.717cm">
            <text:p text:style-name="P18"><text:span text:style-name="T12">3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0" draw:text-style-name="P5" draw:layer="layout" svg:width="0.899cm" svg:height="0.944cm" svg:x="19.293cm" svg:y="14.689cm">
            <text:p text:style-name="P18"><text:span text:style-name="T12">5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0" draw:text-style-name="P5" draw:layer="layout" svg:width="0.899cm" svg:height="0.944cm" svg:x="21.5cm" svg:y="4.986cm">
            <text:p text:style-name="P18"><text:span text:style-name="T12">2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0" draw:text-style-name="P5" draw:layer="layout" svg:width="0.903cm" svg:height="0.944cm" svg:x="16.868cm" svg:y="4.986cm">
            <text:p text:style-name="P18"><text:span text:style-name="T12">1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" draw:text-style-name="P6" draw:layer="layout" svg:x1="15.326cm" svg:y1="11.379cm" svg:x2="24.144cm" svg:y2="11.385cm">
            <text:p/>
          </draw:line>
          <draw:line draw:style-name="gr2" draw:text-style-name="P6" draw:layer="layout" svg:x1="14.884cm" svg:y1="10.824cm" svg:x2="17.348cm" svg:y2="5.76cm">
            <text:p/>
          </draw:line>
          <draw:line draw:style-name="gr2" draw:text-style-name="P6" draw:layer="layout" svg:x1="22.419cm" svg:y1="5.779cm" svg:x2="24.586cm" svg:y2="10.718cm">
            <text:p/>
          </draw:line>
          <draw:line draw:style-name="gr2" draw:text-style-name="P6" draw:layer="layout" svg:x1="17.752cm" svg:y1="5.867cm" svg:x2="24.237cm" svg:y2="10.903cm">
            <text:p/>
          </draw:line>
          <draw:line draw:style-name="gr2" draw:text-style-name="P6" draw:layer="layout" svg:x1="21.554cm" svg:y1="5.648cm" svg:x2="15.22cm" svg:y2="10.942cm">
            <text:p/>
          </draw:line>
          <draw:line draw:style-name="gr21" draw:text-style-name="P6" draw:layer="layout" svg:x1="15.321cm" svg:y1="11.603cm" svg:x2="19.293cm" svg:y2="14.69cm">
            <text:p/>
          </draw:line>
          <draw:line draw:style-name="gr21" draw:text-style-name="P6" draw:layer="layout" svg:x1="24.471cm" svg:y1="11.603cm" svg:x2="20.066cm" svg:y2="14.909cm">
            <text:p/>
          </draw:line>
          <draw:line draw:style-name="gr21" draw:text-style-name="P6" draw:layer="layout" svg:x1="22.043cm" svg:y1="5.867cm" svg:x2="19.846cm" svg:y2="14.909cm">
            <text:p/>
          </draw:line>
          <draw:line draw:style-name="gr21" draw:text-style-name="P6" draw:layer="layout" svg:x1="17.528cm" svg:y1="5.867cm" svg:x2="19.731cm" svg:y2="14.689cm">
            <text:p/>
          </draw:line>
        </draw:g>
        <draw:custom-shape draw:style-name="gr22" draw:text-style-name="P20" xml:id="id10" draw:id="id10" draw:layer="layout" svg:width="3.734cm" svg:height="1.108cm" svg:x="5.634cm" svg:y="12.245cm">
          <text:p text:style-name="P19"><text:span text:style-name="T9">É planar?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3">
          <draw:custom-shape draw:style-name="gr10" draw:text-style-name="P5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2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7" draw:text-style-name="P4" draw:layer="layout" svg:width="19.833cm" svg:height="2.34cm" svg:x="4.432cm" svg:y="0.65cm" presentation:class="title" presentation:user-transformed="true">
          <draw:text-box>
            <text:p text:style-name="P3"><text:span text:style-name="T3">Conceitos Básicos</text:span></text:p>
          </draw:text-box>
        </draw:frame>
        <draw:g>
          <draw:custom-shape draw:style-name="gr20" draw:text-style-name="P5" draw:layer="layout" svg:width="0.9cm" svg:height="0.943cm" svg:x="2.531cm" svg:y="10.679cm">
            <text:p text:style-name="P18"><text:span text:style-name="T12">4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0" draw:text-style-name="P5" draw:layer="layout" svg:width="0.9cm" svg:height="0.944cm" svg:x="12.234cm" svg:y="10.717cm">
            <text:p text:style-name="P18"><text:span text:style-name="T12">3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0" draw:text-style-name="P5" draw:layer="layout" svg:width="0.899cm" svg:height="0.943cm" svg:x="7.145cm" svg:y="8.676cm">
            <text:p text:style-name="P18"><text:span text:style-name="T12">5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0" draw:text-style-name="P5" draw:layer="layout" svg:width="0.899cm" svg:height="0.944cm" svg:x="9.59cm" svg:y="4.986cm">
            <text:p text:style-name="P18"><text:span text:style-name="T12">2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0" draw:text-style-name="P5" draw:layer="layout" svg:width="0.903cm" svg:height="0.944cm" svg:x="4.958cm" svg:y="4.986cm">
            <text:p text:style-name="P18"><text:span text:style-name="T12">1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" draw:text-style-name="P6" draw:layer="layout" svg:x1="5.623cm" svg:y1="5.867cm" svg:x2="7.382cm" svg:y2="8.734cm">
            <text:p/>
          </draw:line>
          <draw:line draw:style-name="gr2" draw:text-style-name="P6" draw:layer="layout" svg:x1="7.607cm" svg:y1="8.841cm" svg:x2="9.678cm" svg:y2="5.541cm">
            <text:p/>
          </draw:line>
          <draw:line draw:style-name="gr2" draw:text-style-name="P6" draw:layer="layout" svg:x1="3.416cm" svg:y1="11.379cm" svg:x2="12.234cm" svg:y2="11.385cm">
            <text:p/>
          </draw:line>
          <draw:line draw:style-name="gr2" draw:text-style-name="P6" draw:layer="layout" svg:x1="2.974cm" svg:y1="10.824cm" svg:x2="5.438cm" svg:y2="5.76cm">
            <text:p/>
          </draw:line>
          <draw:line draw:style-name="gr2" draw:text-style-name="P6" draw:layer="layout" svg:x1="10.509cm" svg:y1="5.779cm" svg:x2="12.677cm" svg:y2="10.718cm">
            <text:p/>
          </draw:line>
          <draw:line draw:style-name="gr2" draw:text-style-name="P6" draw:layer="layout" svg:x1="5.842cm" svg:y1="5.867cm" svg:x2="12.327cm" svg:y2="10.903cm">
            <text:p/>
          </draw:line>
          <draw:line draw:style-name="gr2" draw:text-style-name="P6" draw:layer="layout" svg:x1="9.644cm" svg:y1="5.648cm" svg:x2="3.31cm" svg:y2="10.942cm">
            <text:p/>
          </draw:line>
          <draw:line draw:style-name="gr2" draw:text-style-name="P6" draw:layer="layout" svg:x1="8.044cm" svg:y1="9.396cm" svg:x2="12.141cm" svg:y2="11.048cm">
            <text:p/>
          </draw:line>
          <draw:line draw:style-name="gr2" draw:text-style-name="P6" draw:layer="layout" svg:x1="7.272cm" svg:y1="9.177cm" svg:x2="3.31cm" svg:y2="11.048cm">
            <text:p/>
          </draw:line>
        </draw:g>
        <draw:g>
          <draw:custom-shape draw:style-name="gr20" draw:text-style-name="P5" draw:layer="layout" svg:width="0.9cm" svg:height="0.943cm" svg:x="14.441cm" svg:y="10.68cm">
            <text:p text:style-name="P18"><text:span text:style-name="T12">4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0" draw:text-style-name="P5" draw:layer="layout" svg:width="0.9cm" svg:height="0.944cm" svg:x="24.144cm" svg:y="10.718cm">
            <text:p text:style-name="P18"><text:span text:style-name="T12">3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0" draw:text-style-name="P5" draw:layer="layout" svg:width="0.899cm" svg:height="0.944cm" svg:x="19.293cm" svg:y="14.69cm">
            <text:p text:style-name="P18"><text:span text:style-name="T12">5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0" draw:text-style-name="P5" draw:layer="layout" svg:width="0.899cm" svg:height="0.944cm" svg:x="21.5cm" svg:y="4.987cm">
            <text:p text:style-name="P18"><text:span text:style-name="T12">2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0" draw:text-style-name="P5" draw:layer="layout" svg:width="0.903cm" svg:height="0.944cm" svg:x="16.868cm" svg:y="4.987cm">
            <text:p text:style-name="P18"><text:span text:style-name="T12">1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" draw:text-style-name="P6" draw:layer="layout" svg:x1="15.326cm" svg:y1="11.38cm" svg:x2="24.144cm" svg:y2="11.386cm">
            <text:p/>
          </draw:line>
          <draw:line draw:style-name="gr2" draw:text-style-name="P6" draw:layer="layout" svg:x1="14.884cm" svg:y1="10.825cm" svg:x2="17.348cm" svg:y2="5.761cm">
            <text:p/>
          </draw:line>
          <draw:line draw:style-name="gr2" draw:text-style-name="P6" draw:layer="layout" svg:x1="22.419cm" svg:y1="5.78cm" svg:x2="24.586cm" svg:y2="10.719cm">
            <text:p/>
          </draw:line>
          <draw:line draw:style-name="gr2" draw:text-style-name="P6" draw:layer="layout" svg:x1="17.752cm" svg:y1="5.868cm" svg:x2="24.237cm" svg:y2="10.904cm">
            <text:p/>
          </draw:line>
          <draw:line draw:style-name="gr2" draw:text-style-name="P6" draw:layer="layout" svg:x1="21.554cm" svg:y1="5.648cm" svg:x2="15.22cm" svg:y2="10.942cm">
            <text:p/>
          </draw:line>
          <draw:line draw:style-name="gr21" draw:text-style-name="P6" draw:layer="layout" svg:x1="15.321cm" svg:y1="11.603cm" svg:x2="19.293cm" svg:y2="14.69cm">
            <text:p/>
          </draw:line>
          <draw:line draw:style-name="gr21" draw:text-style-name="P6" draw:layer="layout" svg:x1="24.471cm" svg:y1="11.603cm" svg:x2="20.066cm" svg:y2="14.909cm">
            <text:p/>
          </draw:line>
          <draw:line draw:style-name="gr21" draw:text-style-name="P6" draw:layer="layout" svg:x1="17.528cm" svg:y1="5.868cm" svg:x2="19.731cm" svg:y2="14.69cm">
            <text:p/>
          </draw:line>
          <draw:custom-shape draw:style-name="gr23" draw:text-style-name="P5" draw:layer="layout" svg:width="6.32cm" svg:height="12.201cm" svg:x="20.172cm" svg:y="4.472cm">
            <text:p/>
            <draw:enhanced-geometry svg:viewBox="0 0 1300 2510" draw:type="non-primitive" draw:enhanced-path="M 454 197 C 802 98 1150 0 1225 333 1300 666 1111 1876 907 2193 703 2510 106 2253 0 2238 N"/>
          </draw:custom-shape>
        </draw:g>
        <draw:custom-shape draw:style-name="gr24" draw:text-style-name="P20" draw:layer="layout" svg:width="3.734cm" svg:height="1.108cm" svg:x="5.634cm" svg:y="12.245cm">
          <text:p text:style-name="P19"><text:span text:style-name="T9">É planar?</text:span></text:p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10" draw:text-style-name="P5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2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8" draw:text-style-name="P4" draw:layer="layout" svg:width="19.833cm" svg:height="2.34cm" svg:x="4.432cm" svg:y="0.65cm" presentation:class="title" presentation:user-transformed="true">
          <draw:text-box>
            <text:p text:style-name="P3"><text:span text:style-name="T3">Conceitos Básicos</text:span></text:p>
          </draw:text-box>
        </draw:frame>
        <draw:g>
          <draw:custom-shape draw:style-name="gr20" draw:text-style-name="P5" draw:layer="layout" svg:width="0.9cm" svg:height="0.943cm" svg:x="2.531cm" svg:y="10.679cm">
            <text:p text:style-name="P18"><text:span text:style-name="T12">4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0" draw:text-style-name="P5" draw:layer="layout" svg:width="0.9cm" svg:height="0.944cm" svg:x="12.234cm" svg:y="10.717cm">
            <text:p text:style-name="P18"><text:span text:style-name="T12">3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0" draw:text-style-name="P5" draw:layer="layout" svg:width="0.899cm" svg:height="0.943cm" svg:x="7.145cm" svg:y="8.676cm">
            <text:p text:style-name="P18"><text:span text:style-name="T12">5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0" draw:text-style-name="P5" draw:layer="layout" svg:width="0.899cm" svg:height="0.944cm" svg:x="9.59cm" svg:y="4.986cm">
            <text:p text:style-name="P18"><text:span text:style-name="T12">2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0" draw:text-style-name="P5" draw:layer="layout" svg:width="0.903cm" svg:height="0.944cm" svg:x="4.958cm" svg:y="4.986cm">
            <text:p text:style-name="P18"><text:span text:style-name="T12">1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" draw:text-style-name="P6" draw:layer="layout" svg:x1="5.623cm" svg:y1="5.867cm" svg:x2="7.382cm" svg:y2="8.734cm">
            <text:p/>
          </draw:line>
          <draw:line draw:style-name="gr2" draw:text-style-name="P6" draw:layer="layout" svg:x1="7.607cm" svg:y1="8.841cm" svg:x2="9.678cm" svg:y2="5.541cm">
            <text:p/>
          </draw:line>
          <draw:line draw:style-name="gr2" draw:text-style-name="P6" draw:layer="layout" svg:x1="3.416cm" svg:y1="11.379cm" svg:x2="12.234cm" svg:y2="11.385cm">
            <text:p/>
          </draw:line>
          <draw:line draw:style-name="gr2" draw:text-style-name="P6" draw:layer="layout" svg:x1="2.974cm" svg:y1="10.824cm" svg:x2="5.438cm" svg:y2="5.76cm">
            <text:p/>
          </draw:line>
          <draw:line draw:style-name="gr2" draw:text-style-name="P6" draw:layer="layout" svg:x1="10.509cm" svg:y1="5.779cm" svg:x2="12.677cm" svg:y2="10.718cm">
            <text:p/>
          </draw:line>
          <draw:line draw:style-name="gr2" draw:text-style-name="P6" draw:layer="layout" svg:x1="5.842cm" svg:y1="5.867cm" svg:x2="12.327cm" svg:y2="10.903cm">
            <text:p/>
          </draw:line>
          <draw:line draw:style-name="gr2" draw:text-style-name="P6" draw:layer="layout" svg:x1="9.644cm" svg:y1="5.648cm" svg:x2="3.31cm" svg:y2="10.942cm">
            <text:p/>
          </draw:line>
          <draw:line draw:style-name="gr2" draw:text-style-name="P6" draw:layer="layout" svg:x1="8.044cm" svg:y1="9.396cm" svg:x2="12.141cm" svg:y2="11.048cm">
            <text:p/>
          </draw:line>
          <draw:line draw:style-name="gr2" draw:text-style-name="P6" draw:layer="layout" svg:x1="7.272cm" svg:y1="9.177cm" svg:x2="3.31cm" svg:y2="11.048cm">
            <text:p/>
          </draw:line>
        </draw:g>
        <draw:custom-shape draw:style-name="gr25" draw:text-style-name="P21" draw:layer="layout" svg:width="0.9cm" svg:height="0.944cm" svg:x="14.441cm" svg:y="10.679cm">
          <text:p text:style-name="P18"><text:span text:style-name="T13">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6" draw:text-style-name="P21" draw:layer="layout" svg:width="0.9cm" svg:height="0.944cm" svg:x="24.144cm" svg:y="10.718cm">
          <text:p text:style-name="P18"><text:span text:style-name="T13">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7" draw:text-style-name="P21" draw:layer="layout" svg:width="0.9cm" svg:height="0.944cm" svg:x="19.293cm" svg:y="14.689cm">
          <text:p text:style-name="P18"><text:span text:style-name="T13">5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8" draw:text-style-name="P21" draw:layer="layout" svg:width="0.9cm" svg:height="0.944cm" svg:x="21.5cm" svg:y="4.986cm">
          <text:p text:style-name="P18"><text:span text:style-name="T13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9" draw:text-style-name="P21" draw:layer="layout" svg:width="0.905cm" svg:height="0.943cm" svg:x="18.631cm" svg:y="12.264cm">
          <text:p text:style-name="P18"><text:span text:style-name="T13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2" draw:text-style-name="P6" draw:layer="layout" svg:x1="15.327cm" svg:y1="11.379cm" svg:x2="24.145cm" svg:y2="11.385cm">
          <text:p/>
        </draw:line>
        <draw:line draw:style-name="gr2" draw:text-style-name="P6" draw:layer="layout" svg:x1="15.322cm" svg:y1="11.379cm" svg:x2="18.632cm" svg:y2="12.482cm">
          <text:p/>
        </draw:line>
        <draw:line draw:style-name="gr2" draw:text-style-name="P6" draw:layer="layout" svg:x1="22.419cm" svg:y1="5.779cm" svg:x2="24.586cm" svg:y2="10.718cm">
          <text:p/>
        </draw:line>
        <draw:line draw:style-name="gr2" draw:text-style-name="P6" draw:layer="layout" svg:x1="19.513cm" svg:y1="12.59cm" svg:x2="24.364cm" svg:y2="11.496cm">
          <text:p/>
        </draw:line>
        <draw:line draw:style-name="gr2" draw:text-style-name="P6" draw:layer="layout" svg:x1="21.553cm" svg:y1="5.648cm" svg:x2="15.219cm" svg:y2="10.942cm">
          <text:p/>
        </draw:line>
        <draw:line draw:style-name="gr21" draw:text-style-name="P6" draw:layer="layout" svg:x1="15.321cm" svg:y1="11.603cm" svg:x2="19.293cm" svg:y2="14.69cm">
          <text:p/>
        </draw:line>
        <draw:line draw:style-name="gr21" draw:text-style-name="P6" draw:layer="layout" svg:x1="24.471cm" svg:y1="11.603cm" svg:x2="20.066cm" svg:y2="14.909cm">
          <text:p/>
        </draw:line>
        <draw:line draw:style-name="gr21" draw:text-style-name="P6" draw:layer="layout" svg:x1="19.293cm" svg:y1="13.144cm" svg:x2="19.731cm" svg:y2="14.69cm">
          <text:p/>
        </draw:line>
        <draw:custom-shape draw:style-name="gr23" draw:text-style-name="P5" draw:layer="layout" svg:width="6.32cm" svg:height="12.201cm" svg:x="20.173cm" svg:y="4.472cm">
          <text:p/>
          <draw:enhanced-geometry svg:viewBox="0 0 1300 2510" draw:type="non-primitive" draw:enhanced-path="M 454 197 C 802 98 1150 0 1225 333 1300 666 1111 1876 907 2193 703 2510 106 2253 0 2238 N"/>
        </draw:custom-shape>
        <draw:custom-shape draw:style-name="gr30" draw:text-style-name="P20" draw:layer="layout" svg:width="3.734cm" svg:height="1.108cm" svg:x="5.634cm" svg:y="12.245cm">
          <text:p text:style-name="P19"><text:span text:style-name="T9">É planar?</text:span></text:p>
          <draw:enhanced-geometry svg:viewBox="0 0 21600 21600" draw:type="mso-spt202" draw:enhanced-path="M 0 0 L 21600 0 21600 21600 0 21600 0 0 Z N"/>
        </draw:custom-shape>
        <draw:custom-shape draw:style-name="gr31" draw:text-style-name="P22" draw:layer="layout" svg:width="1.751cm" svg:height="1.837cm" svg:x="6.027cm" svg:y="13.207cm">
          <text:p text:style-name="P3"><text:span text:style-name="T14">SIM</text:span></text:p>
          <text:p text:style-name="P3"><text:span text:style-name="T14"/></text:p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10" draw:text-style-name="P5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2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0">
        <office:forms form:automatic-focus="false" form:apply-design-mode="false"/>
        <draw:frame presentation:style-name="pr9" draw:text-style-name="P4" draw:layer="layout" svg:width="19.833cm" svg:height="2.34cm" svg:x="4.432cm" svg:y="0.65cm" presentation:class="title" presentation:user-transformed="true">
          <draw:text-box>
            <text:p text:style-name="P3"><text:span text:style-name="T3">Conceitos Básicos</text:span></text:p>
          </draw:text-box>
        </draw:frame>
        <draw:frame presentation:style-name="pr10" draw:text-style-name="P15" draw:layer="layout" svg:width="22.634cm" svg:height="1.867cm" svg:x="2.566cm" svg:y="4.432cm" presentation:class="outline" presentation:user-transformed="true">
          <draw:text-box>
            <text:p text:style-name="P13"><text:span text:style-name="T2">Árvore: </text:span><text:span text:style-name="T1">grafo conexo sem ciclos</text:span></text:p>
          </draw:text-box>
        </draw:frame>
        <draw:g>
          <draw:g>
            <draw:custom-shape draw:style-name="gr1" draw:text-style-name="P5" draw:layer="layout" svg:width="0.394cm" svg:height="0.413cm" draw:transform="rotate (2.7052603405907) translate (11.909cm 6.859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" draw:text-style-name="P5" draw:layer="layout" svg:width="0.399cm" svg:height="0.413cm" draw:transform="rotate (2.7052603405907) translate (10.982cm 7.891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" draw:text-style-name="P5" draw:layer="layout" svg:width="0.394cm" svg:height="0.413cm" draw:transform="rotate (2.7052603405907) translate (7.806cm 8.973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" draw:text-style-name="P5" draw:layer="layout" svg:width="0.394cm" svg:height="0.413cm" draw:transform="rotate (-0.0349065850410668) translate (8.815cm 7.46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" draw:text-style-name="P5" draw:layer="layout" svg:width="0.4cm" svg:height="0.413cm" draw:transform="rotate (2.7052603405907) translate (8.031cm 6.913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" draw:text-style-name="P5" draw:layer="layout" svg:width="0.394cm" svg:height="0.413cm" draw:transform="rotate (2.7052603405907) translate (13.221cm 8.487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" draw:text-style-name="P5" draw:layer="layout" svg:width="0.394cm" svg:height="0.412cm" draw:transform="rotate (2.7052603405907) translate (12.069cm 9.465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" draw:text-style-name="P5" draw:layer="layout" svg:width="0.394cm" svg:height="0.413cm" draw:transform="rotate (2.7052603405907) translate (14.038cm 6.694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" draw:text-style-name="P5" draw:layer="layout" svg:width="0.394cm" svg:height="0.412cm" draw:transform="rotate (2.7052603405907) translate (15.516cm 7.51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" draw:text-style-name="P5" draw:layer="layout" svg:width="0.395cm" svg:height="0.413cm" draw:transform="rotate (2.7052603405907) translate (17.32cm 8.162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" draw:text-style-name="P5" draw:layer="layout" svg:width="0.394cm" svg:height="0.412cm" draw:transform="rotate (2.7052603405907) translate (16.993cm 6.207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  <draw:line draw:style-name="gr2" draw:text-style-name="P6" draw:layer="layout" svg:x1="9.143cm" svg:y1="7.792cm" svg:x2="10.698cm" svg:y2="7.407cm">
            <text:p/>
          </draw:line>
          <draw:line draw:style-name="gr2" draw:text-style-name="P6" draw:layer="layout" svg:x1="11.048cm" svg:y1="7.579cm" svg:x2="12.779cm" svg:y2="7.924cm">
            <text:p/>
          </draw:line>
          <draw:line draw:style-name="gr2" draw:text-style-name="P6" draw:layer="layout" svg:x1="11.048cm" svg:y1="7.432cm" svg:x2="11.568cm" svg:y2="6.48cm">
            <text:p/>
          </draw:line>
          <draw:line draw:style-name="gr2" draw:text-style-name="P6" draw:layer="layout" svg:x1="8.103cm" svg:y1="6.684cm" svg:x2="8.793cm" svg:y2="7.545cm">
            <text:p/>
          </draw:line>
          <draw:line draw:style-name="gr2" draw:text-style-name="P6" draw:layer="layout" svg:x1="8.791cm" svg:y1="7.821cm" svg:x2="7.712cm" svg:y2="8.337cm">
            <text:p/>
          </draw:line>
          <draw:line draw:style-name="gr2" draw:text-style-name="P6" draw:layer="layout" svg:x1="12.886cm" svg:y1="8.166cm" svg:x2="11.982cm" svg:y2="8.852cm">
            <text:p/>
          </draw:line>
          <draw:line draw:style-name="gr2" draw:text-style-name="P6" draw:layer="layout" svg:x1="15.204cm" svg:y1="7.097cm" svg:x2="13.181cm" svg:y2="7.958cm">
            <text:p/>
          </draw:line>
          <draw:line draw:style-name="gr2" draw:text-style-name="P6" draw:layer="layout" svg:x1="14.062cm" svg:y1="6.339cm" svg:x2="15.103cm" svg:y2="6.855cm">
            <text:p/>
          </draw:line>
          <draw:line draw:style-name="gr2" draw:text-style-name="P6" draw:layer="layout" svg:x1="16.799cm" svg:y1="5.897cm" svg:x2="15.375cm" svg:y2="6.928cm">
            <text:p/>
          </draw:line>
          <draw:line draw:style-name="gr2" draw:text-style-name="P6" draw:layer="layout" svg:x1="15.55cm" svg:y1="7.063cm" svg:x2="16.935cm" svg:y2="7.579cm">
            <text:p/>
          </draw:line>
        </draw:g>
        <draw:custom-shape draw:style-name="gr32" draw:text-style-name="P23" xml:id="id12" draw:id="id12" draw:layer="layout" svg:width="22.634cm" svg:height="1.866cm" svg:x="2.566cm" svg:y="10.499cm">
          <text:p text:style-name="P13"><text:span text:style-name="T8">Floresta: </text:span><text:span text:style-name="T7">grafo cujas componentes conexas são árvores</text:span></text:p>
          <draw:enhanced-geometry svg:viewBox="0 0 21600 21600" draw:type="rectangle" draw:enhanced-path="M 0 0 L 21600 0 21600 21600 0 21600 0 0 Z N"/>
        </draw:custom-shape>
        <draw:g xml:id="id13" draw:id="id13">
          <draw:g>
            <draw:custom-shape draw:style-name="gr1" draw:text-style-name="P5" draw:layer="layout" svg:width="0.395cm" svg:height="0.412cm" draw:transform="rotate (2.7052603405907) translate (12.755cm 12.906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" draw:text-style-name="P5" draw:layer="layout" svg:width="0.399cm" svg:height="0.414cm" draw:transform="rotate (2.7052603405907) translate (11.837cm 13.942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" draw:text-style-name="P5" draw:layer="layout" svg:width="0.394cm" svg:height="0.413cm" draw:transform="rotate (2.7052603405907) translate (8.657cm 15.02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" draw:text-style-name="P5" draw:layer="layout" svg:width="0.394cm" svg:height="0.413cm" draw:transform="rotate (-0.0349065850410668) translate (9.622cm 13.511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" draw:text-style-name="P5" draw:layer="layout" svg:width="0.394cm" svg:height="0.412cm" draw:transform="rotate (2.7052603405907) translate (8.989cm 13.071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" draw:text-style-name="P5" draw:layer="layout" svg:width="0.394cm" svg:height="0.412cm" draw:transform="rotate (2.7052603405907) translate (10.937cm 15.064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2" draw:text-style-name="P6" draw:layer="layout" svg:x1="9.993cm" svg:y1="13.839cm" svg:x2="11.55cm" svg:y2="13.455cm">
              <text:p/>
            </draw:line>
            <draw:line draw:style-name="gr2" draw:text-style-name="P6" draw:layer="layout" svg:x1="11.899cm" svg:y1="13.478cm" svg:x2="12.414cm" svg:y2="12.52cm">
              <text:p/>
            </draw:line>
            <draw:line draw:style-name="gr2" draw:text-style-name="P6" draw:layer="layout" svg:x1="8.954cm" svg:y1="12.731cm" svg:x2="9.644cm" svg:y2="13.592cm">
              <text:p/>
            </draw:line>
            <draw:line draw:style-name="gr2" draw:text-style-name="P6" draw:layer="layout" svg:x1="9.642cm" svg:y1="13.873cm" svg:x2="8.563cm" svg:y2="14.389cm">
              <text:p/>
            </draw:line>
            <draw:line draw:style-name="gr2" draw:text-style-name="P6" draw:layer="layout" svg:x1="11.748cm" svg:y1="13.771cm" svg:x2="10.844cm" svg:y2="14.457cm">
              <text:p/>
            </draw:line>
          </draw:g>
          <draw:g>
            <draw:custom-shape draw:style-name="gr1" draw:text-style-name="P5" draw:layer="layout" svg:width="0.395cm" svg:height="0.412cm" draw:transform="rotate (-0.715584993318727) translate (16.691cm 14.805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" draw:text-style-name="P5" draw:layer="layout" svg:width="0.393cm" svg:height="0.413cm" draw:transform="rotate (-0.715584993318727) translate (14.216cm 15.122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" draw:text-style-name="P5" draw:layer="layout" svg:width="0.394cm" svg:height="0.414cm" draw:transform="rotate (-0.715584993318727) translate (12.657cm 14.003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2" draw:text-style-name="P6" draw:layer="layout" svg:x1="14.354cm" svg:y1="15.603cm" svg:x2="16.323cm" svg:y2="15.054cm">
              <text:p/>
            </draw:line>
            <draw:line draw:style-name="gr2" draw:text-style-name="P6" draw:layer="layout" svg:x1="14.018cm" svg:y1="15.517cm" svg:x2="12.612cm" svg:y2="14.432cm">
              <text:p/>
            </draw:line>
          </draw:g>
          <draw:g>
            <draw:custom-shape draw:style-name="gr1" draw:text-style-name="P5" draw:layer="layout" svg:width="0.398cm" svg:height="0.413cm" draw:transform="rotate (-0.436332312999687) translate (13.332cm 13.045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" draw:text-style-name="P5" draw:layer="layout" svg:width="0.395cm" svg:height="0.412cm" draw:transform="rotate (-0.436332312999687) translate (16.618cm 11.962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" draw:text-style-name="P5" draw:layer="layout" svg:width="0.395cm" svg:height="0.413cm" draw:transform="rotate (3.10668606854932) translate (15.601cm 13.476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" draw:text-style-name="P5" draw:layer="layout" svg:width="0.394cm" svg:height="0.412cm" draw:transform="rotate (-0.436332312999687) translate (16.288cm 13.916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2" draw:text-style-name="P6" draw:layer="layout" svg:x1="15.174cm" svg:y1="13.148cm" svg:x2="13.405cm" svg:y2="13.319cm">
              <text:p/>
            </draw:line>
            <draw:line draw:style-name="gr2" draw:text-style-name="P6" draw:layer="layout" svg:x1="16.216cm" svg:y1="14.256cm" svg:x2="15.312cm" svg:y2="13.181cm">
              <text:p/>
            </draw:line>
            <draw:line draw:style-name="gr2" draw:text-style-name="P6" draw:layer="layout" svg:x1="15.526cm" svg:y1="13.113cm" svg:x2="16.391cm" svg:y2="12.384cm">
              <text:p/>
            </draw:line>
          </draw:g>
        </draw:g>
        <draw:g xml:id="id14" draw:id="id14">
          <draw:custom-shape draw:style-name="gr33" draw:text-style-name="P5" draw:layer="layout" svg:width="10.267cm" svg:height="1.866cm" svg:x="3.266cm" svg:y="17.033cm">
            <text:p text:style-name="P24"><text:span text:style-name="T15">Um caminho é uma árvore?</text:span></text:p>
            <draw:enhanced-geometry svg:viewBox="0 0 21600 21600" draw:type="rectangle" draw:enhanced-path="M 0 0 L 21600 0 21600 21600 0 21600 0 0 Z N"/>
          </draw:custom-shape>
          <draw:g>
            <draw:custom-shape draw:style-name="gr1" draw:text-style-name="P5" draw:layer="layout" svg:width="0.394cm" svg:height="0.418cm" draw:transform="rotate (0.01745329251994) translate (15.931cm 18.057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" draw:text-style-name="P5" draw:layer="layout" svg:width="0.396cm" svg:height="0.413cm" draw:transform="rotate (-2.74016692563177) translate (18.319cm 17.39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" draw:text-style-name="P5" draw:layer="layout" svg:width="0.399cm" svg:height="0.418cm" draw:transform="rotate (0.01745329251994) translate (19.018cm 17.682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" draw:text-style-name="P5" draw:layer="layout" svg:width="0.389cm" svg:height="0.414cm" draw:transform="rotate (0.01745329251994) translate (13.797cm 18.523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" draw:text-style-name="P5" draw:layer="layout" svg:width="0.393cm" svg:height="0.413cm" draw:transform="rotate (0.01745329251994) translate (14.42cm 17.153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2" draw:text-style-name="P6" draw:layer="layout" svg:x1="17.851cm" svg:y1="17.261cm" svg:x2="16.294cm" svg:y2="18.078cm">
              <text:p/>
            </draw:line>
            <draw:line draw:style-name="gr2" draw:text-style-name="P6" draw:layer="layout" svg:x1="16.173cm" svg:y1="18.165cm" svg:x2="14.248cm" svg:y2="18.593cm">
              <text:p/>
            </draw:line>
            <draw:line draw:style-name="gr2" draw:text-style-name="P6" draw:layer="layout" svg:x1="19.22cm" svg:y1="17.829cm" svg:x2="18.01cm" svg:y2="17.133cm">
              <text:p/>
            </draw:line>
            <draw:line draw:style-name="gr2" draw:text-style-name="P6" draw:layer="layout" svg:x1="14.248cm" svg:y1="18.481cm" svg:x2="14.579cm" svg:y2="17.353cm">
              <text:p/>
            </draw:line>
          </draw:g>
        </draw:g>
        <draw:custom-shape draw:style-name="gr34" draw:text-style-name="P22" xml:id="id15" draw:id="id15" draw:layer="layout" svg:width="1.907cm" svg:height="1.049cm" svg:x="21.492cm" svg:y="17.266cm">
          <text:p text:style-name="P3"><text:span text:style-name="T13">Sim!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custom-shape draw:style-name="gr10" draw:text-style-name="P5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2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0">
        <office:forms form:automatic-focus="false" form:apply-design-mode="false"/>
        <draw:frame presentation:style-name="pr11" draw:text-style-name="P4" draw:layer="layout" svg:width="19.833cm" svg:height="2.34cm" svg:x="4.432cm" svg:y="0.65cm" presentation:class="title" presentation:user-transformed="true">
          <draw:text-box>
            <text:p text:style-name="P3"><text:span text:style-name="T3">Conceitos Básicos</text:span></text:p>
          </draw:text-box>
        </draw:frame>
        <draw:frame presentation:style-name="pr12" draw:text-style-name="P26" draw:layer="layout" svg:width="22.634cm" svg:height="13.021cm" svg:x="2.5cm" svg:y="4.479cm" presentation:class="outline" presentation:user-transformed="true">
          <draw:text-box>
            <text:p text:style-name="P25"><text:span text:style-name="T16">Teorema</text:span><text:span text:style-name="T2">: </text:span><text:span text:style-name="T1">Se </text:span><text:span text:style-name="T17">T</text:span><text:span text:style-name="T1"> é uma árvore com n vértices, então:</text:span></text:p>
            <text:p xml:id="id16" text:id="id16" text:style-name="P25"><text:span text:style-name="T1">Existe um único caminho entre dois vértices quaisquer de </text:span><text:span text:style-name="T17">T</text:span><text:span text:style-name="T1">. Provar. O que acontece se existem 0 caminhos? O que acontece se <text:s/>tem mais do que um?</text:span></text:p>
            <text:p xml:id="id17" text:id="id17" text:style-name="P25"><text:span text:style-name="T1">Sejam </text:span><text:span text:style-name="T17">i</text:span><text:span text:style-name="T1">,</text:span><text:span text:style-name="T17"> j</text:span><text:span text:style-name="T1"> dois vértices de </text:span><text:span text:style-name="T17">T</text:span><text:span text:style-name="T1"> <text:s/>tais que a aresta (</text:span><text:span text:style-name="T17">i</text:span><text:span text:style-name="T1">, </text:span><text:span text:style-name="T17">j</text:span><text:span text:style-name="T1">) não existe. Então, a inserção da aresta (</text:span><text:span text:style-name="T17">i</text:span><text:span text:style-name="T1">, </text:span><text:span text:style-name="T17">j</text:span><text:span text:style-name="T1">) em </text:span><text:span text:style-name="T17">T</text:span><text:span text:style-name="T1"> provoca a formação de exatamente um ciclo. Provar.</text:span></text:p>
            <text:p xml:id="id18" text:id="id18" text:style-name="P25"><text:span text:style-name="T1"><text:s/></text:span><text:span text:style-name="T17">T</text:span><text:span text:style-name="T1"> <text:s/>possui </text:span><text:span text:style-name="T17">n-</text:span><text:span text:style-name="T1">1 arestas. Provar por indução.</text:span></text:p>
            <text:p text:style-name="P25"><text:span text:style-name="T1"/></text:p>
            <text:p text:style-name="P25"><text:span text:style-name="T1"/></text:p>
            <text:p text:style-name="P25"><text:span text:style-name="T1"/></text:p>
            <text:p xml:id="id19" text:id="id19" text:style-name="P25"><text:span text:style-name="T1">Indução em grafos. Cuidado! Provar que todo grafo com pelo menos 3 vértices e 3 arestas tem um triângul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0" draw:text-style-name="P5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2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0">
        <office:forms form:automatic-focus="false" form:apply-design-mode="false"/>
        <draw:frame presentation:style-name="pr13" draw:text-style-name="P4" draw:layer="layout" svg:width="19.833cm" svg:height="2.34cm" svg:x="4.432cm" svg:y="0.65cm" presentation:class="title" presentation:user-transformed="true">
          <draw:text-box>
            <text:p text:style-name="P3"><text:span text:style-name="T3">Conceitos Básicos</text:span></text:p>
          </draw:text-box>
        </draw:frame>
        <draw:frame presentation:style-name="pr14" draw:text-style-name="P15" draw:layer="layout" svg:width="21.934cm" svg:height="2.334cm" svg:x="2.565cm" svg:y="4.433cm" presentation:class="outline" presentation:user-transformed="true">
          <draw:text-box>
            <text:p text:style-name="P13"><text:span text:style-name="T2">Digrafo ou grafo orientado</text:span><text:span text:style-name="T1">: grafo no qual são associadas direções às suas arestas. Chamamos de arcos as arestas orientadas.</text:span></text:p>
          </draw:text-box>
        </draw:frame>
        <draw:g xml:id="id21" draw:id="id21">
          <draw:custom-shape draw:style-name="gr1" draw:text-style-name="P5" draw:layer="layout" svg:width="0.56cm" svg:height="0.594cm" draw:transform="rotate (2.82743338823028) translate (8.176cm 17.1cm)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5" draw:layer="layout" svg:width="0.564cm" svg:height="0.594cm" draw:transform="rotate (2.82743338823028) translate (5.969cm 15.939cm)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5" draw:layer="layout" svg:width="0.558cm" svg:height="0.593cm" draw:transform="rotate (2.82743338823028) translate (8.409cm 14.533cm)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5" draw:layer="layout" svg:width="0.558cm" svg:height="0.593cm" draw:transform="rotate (0.0872664625997) translate (10.621cm 15.425cm)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5" draw:layer="layout" svg:width="0.559cm" svg:height="0.593cm" draw:transform="rotate (0.0872664625997) translate (11.554cm 17.991cm)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5" draw:layer="layout" svg:width="0.559cm" svg:height="0.593cm" draw:transform="rotate (0.0872664625997) translate (7.354cm 18.459cm)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5" draw:text-style-name="P6" draw:layer="layout" svg:x1="7.992cm" svg:y1="18.816cm" svg:x2="11.575cm" svg:y2="18.136cm">
            <text:p/>
          </draw:line>
          <draw:line draw:style-name="gr36" draw:text-style-name="P6" draw:layer="layout" svg:x1="7.95cm" svg:y1="16.945cm" svg:x2="7.504cm" svg:y2="18.345cm">
            <text:p/>
          </draw:line>
          <draw:line draw:style-name="gr36" draw:text-style-name="P6" draw:layer="layout" svg:x1="11.112cm" svg:y1="15.866cm" svg:x2="11.812cm" svg:y2="17.966cm">
            <text:p/>
          </draw:line>
          <draw:line draw:style-name="gr35" draw:text-style-name="P6" draw:layer="layout" svg:x1="8.224cm" svg:y1="16.629cm" svg:x2="10.602cm" svg:y2="15.715cm">
            <text:p/>
          </draw:line>
          <draw:line draw:style-name="gr35" draw:text-style-name="P6" draw:layer="layout" svg:x1="8.186cm" svg:y1="14.408cm" svg:x2="7.738cm" svg:y2="16.275cm">
            <text:p/>
          </draw:line>
          <draw:line draw:style-name="gr35" draw:text-style-name="P6" draw:layer="layout" svg:x1="5.979cm" svg:y1="15.633cm" svg:x2="7.613cm" svg:y2="16.566cm">
            <text:p/>
          </draw:line>
          <draw:line draw:style-name="gr36" draw:text-style-name="P6" draw:layer="layout" svg:x1="7.884cm" svg:y1="14.233cm" svg:x2="6.017cm" svg:y2="15.327cm">
            <text:p/>
          </draw:line>
          <draw:line draw:style-name="gr35" draw:text-style-name="P6" draw:layer="layout" svg:x1="8.371cm" svg:y1="14.175cm" svg:x2="10.704cm" svg:y2="15.575cm">
            <text:p/>
          </draw:line>
          <draw:custom-shape draw:style-name="gr37" draw:text-style-name="P5" draw:layer="layout" svg:width="2.1cm" svg:height="1.633cm" svg:x="5.745cm" svg:y="13.533cm">
            <text:p/>
            <draw:enhanced-geometry svg:viewBox="0 0 432 336" draw:type="non-primitive" draw:enhanced-path="M 432 48 C 300 24 168 0 96 48 24 96 12 216 0 336 N"/>
          </draw:custom-shape>
          <draw:custom-shape draw:style-name="gr38" draw:text-style-name="P28" draw:layer="layout" svg:width="0.934cm" svg:height="0.858cm" svg:x="5.045cm" svg:y="15.633cm">
            <text:p text:style-name="P27"><text:span text:style-name="T18">1</text:span></text:p>
            <draw:enhanced-geometry svg:viewBox="0 0 21600 21600" draw:type="mso-spt202" draw:enhanced-path="M 0 0 L 21600 0 21600 21600 0 21600 0 0 Z N"/>
          </draw:custom-shape>
          <draw:custom-shape draw:style-name="gr39" draw:text-style-name="P28" draw:layer="layout" svg:width="0.933cm" svg:height="0.858cm" svg:x="8.079cm" svg:y="13.066cm">
            <text:p text:style-name="P27"><text:span text:style-name="T18">2</text:span></text:p>
            <draw:enhanced-geometry svg:viewBox="0 0 21600 21600" draw:type="mso-spt202" draw:enhanced-path="M 0 0 L 21600 0 21600 21600 0 21600 0 0 Z N"/>
          </draw:custom-shape>
          <draw:custom-shape draw:style-name="gr40" draw:text-style-name="P28" draw:layer="layout" svg:width="0.932cm" svg:height="0.858cm" svg:x="7.992cm" svg:y="16.523cm">
            <text:p text:style-name="P27"><text:span text:style-name="T18">3</text:span></text:p>
            <draw:enhanced-geometry svg:viewBox="0 0 21600 21600" draw:type="mso-spt202" draw:enhanced-path="M 0 0 L 21600 0 21600 21600 0 21600 0 0 Z N"/>
          </draw:custom-shape>
          <draw:custom-shape draw:style-name="gr41" draw:text-style-name="P28" draw:layer="layout" svg:width="0.933cm" svg:height="0.858cm" svg:x="10.879cm" svg:y="14.7cm">
            <text:p text:style-name="P27"><text:span text:style-name="T18">4</text:span></text:p>
            <draw:enhanced-geometry svg:viewBox="0 0 21600 21600" draw:type="mso-spt202" draw:enhanced-path="M 0 0 L 21600 0 21600 21600 0 21600 0 0 Z N"/>
          </draw:custom-shape>
          <draw:custom-shape draw:style-name="gr42" draw:text-style-name="P28" draw:layer="layout" svg:width="0.933cm" svg:height="0.858cm" svg:x="6.912cm" svg:y="18.841cm">
            <text:p text:style-name="P27"><text:span text:style-name="T18">5</text:span></text:p>
            <draw:enhanced-geometry svg:viewBox="0 0 21600 21600" draw:type="mso-spt202" draw:enhanced-path="M 0 0 L 21600 0 21600 21600 0 21600 0 0 Z N"/>
          </draw:custom-shape>
          <draw:custom-shape draw:style-name="gr43" draw:text-style-name="P28" draw:layer="layout" svg:width="0.934cm" svg:height="0.858cm" svg:x="11.899cm" svg:y="18.244cm">
            <text:p text:style-name="P27"><text:span text:style-name="T18">6</text:span></text:p>
            <draw:enhanced-geometry svg:viewBox="0 0 21600 21600" draw:type="mso-spt202" draw:enhanced-path="M 0 0 L 21600 0 21600 21600 0 21600 0 0 Z N"/>
          </draw:custom-shape>
        </draw:g>
        <draw:g xml:id="id20" draw:id="id20">
          <draw:frame draw:style-name="gr44" draw:layer="layout" svg:width="2.193cm" svg:height="1.235cm" svg:x="12.832cm" svg:y="10.333cm">
            <draw:object-ole draw:class-id="0002CE02-0000-0000-c000-000000000046" xlink:href="./Object 1" xlink:type="simple" xlink:show="embed" xlink:actuate="onLoad">
              <text:p/>
            </draw:object-ole>
            <draw:image xlink:href="./ObjectReplacements/Object 1" xlink:type="simple" xlink:show="embed" xlink:actuate="onLoad"/>
          </draw:frame>
          <draw:frame draw:style-name="gr44" draw:layer="layout" svg:width="2.187cm" svg:height="1.234cm" svg:x="12.832cm" svg:y="12.365cm">
            <draw:object-ole draw:class-id="0002CE02-0000-0000-c000-000000000046" xlink:href="./Object 2" xlink:type="simple" xlink:show="embed" xlink:actuate="onLoad">
              <text:p/>
            </draw:object-ole>
            <draw:image xlink:href="./ObjectReplacements/Object 2" xlink:type="simple" xlink:show="embed" xlink:actuate="onLoad"/>
          </draw:frame>
          <draw:custom-shape draw:style-name="gr45" draw:text-style-name="P30" draw:layer="layout" svg:width="13.066cm" svg:height="3.325cm" svg:x="14.932cm" svg:y="10.333cm">
            <text:p text:style-name="P16"><text:span text:style-name="T19">= grau de entrada de </text:span><text:span text:style-name="T20">i</text:span><text:span text:style-name="T19"> </text:span></text:p>
            <text:p text:style-name="P29"><text:span text:style-name="T19">= número de predecessores de </text:span><text:span text:style-name="T20">I</text:span></text:p>
            <text:p text:style-name="P29"><text:span text:style-name="T20">(em grafos simples)</text:span></text:p>
            <text:p text:style-name="P29"><text:span text:style-name="T20"/></text:p>
            <draw:enhanced-geometry svg:viewBox="0 0 21600 21600" draw:type="mso-spt202" draw:enhanced-path="M 0 0 L 21600 0 21600 21600 0 21600 0 0 Z N"/>
          </draw:custom-shape>
          <draw:custom-shape draw:style-name="gr46" draw:text-style-name="P4" draw:layer="layout" svg:width="12.366cm" svg:height="2.559cm" svg:x="14.932cm" svg:y="12.335cm">
            <text:p text:style-name="P3"><text:span text:style-name="T19">= grau de saída de </text:span><text:span text:style-name="T20">i</text:span><text:span text:style-name="T19"> </text:span></text:p>
            <text:p text:style-name="P3"><text:span text:style-name="T19">= número de sucessores de </text:span><text:span text:style-name="T20">I</text:span></text:p>
            <text:p text:style-name="P3"><text:span text:style-name="T20">(em grafos simples)</text:span></text:p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1" draw:text-style-name="P5" draw:layer="layout" svg:width="0.559cm" svg:height="0.592cm" draw:transform="rotate (-1.79768912955501) translate (15.047cm 7.778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" draw:text-style-name="P5" draw:layer="layout" svg:width="0.56cm" svg:height="0.592cm" draw:transform="rotate (-1.79768912955501) translate (18.021cm 7.802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35" draw:text-style-name="P6" draw:layer="layout" svg:x1="15.021cm" svg:y1="8.05cm" svg:x2="17.355cm" svg:y2="8.054cm">
              <text:p/>
            </draw:line>
            <draw:custom-shape draw:style-name="gr47" draw:text-style-name="P28" draw:layer="layout" svg:width="1.166cm" svg:height="0.858cm" svg:x="14cm" svg:y="8.05cm">
              <text:p text:style-name="P27"><text:span text:style-name="T21">i</text:span></text:p>
              <draw:enhanced-geometry svg:viewBox="0 0 21600 21600" draw:type="mso-spt202" draw:enhanced-path="M 0 0 L 21600 0 21600 21600 0 21600 0 0 Z N"/>
            </draw:custom-shape>
            <draw:custom-shape draw:style-name="gr48" draw:text-style-name="P28" draw:layer="layout" svg:width="1.166cm" svg:height="0.858cm" svg:x="17.734cm" svg:y="8.05cm">
              <text:p text:style-name="P27"><text:span text:style-name="T21">j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49" draw:text-style-name="P5" draw:layer="layout" svg:width="0.468cm" svg:height="2.567cm" svg:x="18.666cm" svg:y="6.766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50" draw:text-style-name="P30" draw:layer="layout" svg:width="7.466cm" svg:height="2.189cm" svg:x="19.134cm" svg:y="6.766cm">
              <text:p text:style-name="P16"><text:span text:style-name="T20">j</text:span><text:span text:style-name="T19"> é sucessor de </text:span><text:span text:style-name="T20">i</text:span></text:p>
              <text:p text:style-name="P16"><text:span text:style-name="T20">i</text:span><text:span text:style-name="T19"> é predecessor de </text:span><text:span text:style-name="T20">j</text:span></text:p>
              <draw:enhanced-geometry svg:viewBox="0 0 21600 21600" draw:type="mso-spt202" draw:enhanced-path="M 0 0 L 21600 0 21600 21600 0 21600 0 0 Z N"/>
            </draw:custom-shape>
          </draw:g>
        </draw:g>
        <draw:frame draw:style-name="gr51" xml:id="id22" draw:id="id22" draw:layer="layout" svg:width="2.546cm" svg:height="1.094cm" svg:x="14.233cm" svg:y="15.692cm">
          <draw:object-ole draw:class-id="0002CE02-0000-0000-c000-000000000046" xlink:href="./Object 3" xlink:type="simple" xlink:show="embed" xlink:actuate="onLoad">
            <text:p/>
          </draw:object-ole>
          <draw:image xlink:href="./ObjectReplacements/Object 3" xlink:type="simple" xlink:show="embed" xlink:actuate="onLoad"/>
        </draw:frame>
        <draw:frame draw:style-name="gr52" xml:id="id23" draw:id="id23" draw:layer="layout" svg:width="2.669cm" svg:height="1.095cm" svg:x="14.233cm" svg:y="17.207cm">
          <draw:object-ole draw:class-id="0002CE02-0000-0000-c000-000000000046" xlink:href="./Object 4" xlink:type="simple" xlink:show="embed" xlink:actuate="onLoad">
            <text:p/>
          </draw:object-ole>
          <draw:image xlink:href="./ObjectReplacements/Object 4" xlink:type="simple" xlink:show="embed" xlink:actuate="onLoad"/>
        </draw:frame>
        <draw:frame draw:style-name="gr52" xml:id="id24" draw:id="id24" draw:layer="layout" svg:width="2.669cm" svg:height="1.094cm" svg:x="18.992cm" svg:y="15.692cm">
          <draw:object-ole draw:class-id="0002CE02-0000-0000-c000-000000000046" xlink:href="./Object 5" xlink:type="simple" xlink:show="embed" xlink:actuate="onLoad">
            <text:p/>
          </draw:object-ole>
          <draw:image xlink:href="./ObjectReplacements/Object 5" xlink:type="simple" xlink:show="embed" xlink:actuate="onLoad"/>
        </draw:frame>
        <draw:frame draw:style-name="gr52" xml:id="id25" draw:id="id25" draw:layer="layout" svg:width="2.669cm" svg:height="1.095cm" svg:x="18.992cm" svg:y="17.207cm">
          <draw:object-ole draw:class-id="0002CE02-0000-0000-c000-000000000046" xlink:href="./Object 6" xlink:type="simple" xlink:show="embed" xlink:actuate="onLoad">
            <text:p/>
          </draw:object-ole>
          <draw:image xlink:href="./ObjectReplacements/Object 6" xlink:type="simple" xlink:show="embed" xlink:actuate="onLoad"/>
        </draw:frame>
        <draw:custom-shape draw:style-name="gr53" draw:text-style-name="P17" xml:id="id26" draw:id="id26" draw:layer="layout" svg:width="1.4cm" svg:height="1.108cm" svg:x="16.712cm" svg:y="15.633cm">
          <text:p text:style-name="P16"><text:span text:style-name="T9">1</text:span></text:p>
          <draw:enhanced-geometry svg:viewBox="0 0 21600 21600" draw:type="mso-spt202" draw:enhanced-path="M 0 0 L 21600 0 21600 21600 0 21600 0 0 Z N"/>
        </draw:custom-shape>
        <draw:custom-shape draw:style-name="gr54" draw:text-style-name="P17" xml:id="id27" draw:id="id27" draw:layer="layout" svg:width="1.4cm" svg:height="1.108cm" svg:x="16.712cm" svg:y="17.135cm">
          <text:p text:style-name="P16"><text:span text:style-name="T9">3</text:span></text:p>
          <draw:enhanced-geometry svg:viewBox="0 0 21600 21600" draw:type="mso-spt202" draw:enhanced-path="M 0 0 L 21600 0 21600 21600 0 21600 0 0 Z N"/>
        </draw:custom-shape>
        <draw:custom-shape draw:style-name="gr55" draw:text-style-name="P17" xml:id="id28" draw:id="id28" draw:layer="layout" svg:width="1.4cm" svg:height="1.108cm" svg:x="21.612cm" svg:y="15.633cm">
          <text:p text:style-name="P16"><text:span text:style-name="T9">0</text:span></text:p>
          <draw:enhanced-geometry svg:viewBox="0 0 21600 21600" draw:type="mso-spt202" draw:enhanced-path="M 0 0 L 21600 0 21600 21600 0 21600 0 0 Z N"/>
        </draw:custom-shape>
        <draw:custom-shape draw:style-name="gr56" draw:text-style-name="P17" xml:id="id29" draw:id="id29" draw:layer="layout" svg:width="1.4cm" svg:height="1.108cm" svg:x="21.612cm" svg:y="17.179cm">
          <text:p text:style-name="P16"><text:span text:style-name="T9">1</text:span></text:p>
          <draw:enhanced-geometry svg:viewBox="0 0 21600 21600" draw:type="mso-spt202" draw:enhanced-path="M 0 0 L 21600 0 21600 21600 0 21600 0 0 Z N"/>
        </draw:custom-shape>
        <draw:g>
          <draw:frame draw:style-name="gr57" draw:layer="layout" svg:width="3.67cm" svg:height="1.095cm" svg:x="4.579cm" svg:y="6.766cm">
            <draw:object-ole draw:class-id="0002CE02-0000-0000-c000-000000000046" xlink:href="./Object 7" xlink:type="simple" xlink:show="embed" xlink:actuate="onLoad">
              <text:p/>
            </draw:object-ole>
            <draw:image xlink:href="./ObjectReplacements/Object 7" xlink:type="simple" xlink:show="embed" xlink:actuate="onLoad"/>
          </draw:frame>
          <draw:frame draw:style-name="gr58" draw:layer="layout" svg:width="5.017cm" svg:height="1.093cm" svg:x="3.976cm" svg:y="7.914cm">
            <draw:object-ole draw:class-id="0002CE02-0000-0000-c000-000000000046" xlink:href="./Object 8" xlink:type="simple" xlink:show="embed" xlink:actuate="onLoad">
              <text:p/>
            </draw:object-ole>
            <draw:image xlink:href="./ObjectReplacements/Object 8" xlink:type="simple" xlink:show="embed" xlink:actuate="onLoad"/>
          </draw:frame>
          <draw:frame draw:style-name="gr59" draw:layer="layout" svg:width="5.206cm" svg:height="1.094cm" svg:x="3.966cm" svg:y="9.056cm">
            <draw:object-ole draw:class-id="0002CE02-0000-0000-c000-000000000046" xlink:href="./Object 9" xlink:type="simple" xlink:show="embed" xlink:actuate="onLoad">
              <text:p/>
            </draw:object-ole>
            <draw:image xlink:href="./ObjectReplacements/Object 9" xlink:type="simple" xlink:show="embed" xlink:actuate="onLoad"/>
          </draw:frame>
          <draw:frame draw:style-name="gr60" draw:layer="layout" svg:width="5.858cm" svg:height="1.093cm" svg:x="3.645cm" svg:y="10.199cm">
            <draw:object-ole draw:class-id="0002CE02-0000-0000-c000-000000000046" xlink:href="./Object 10" xlink:type="simple" xlink:show="embed" xlink:actuate="onLoad">
              <text:p/>
            </draw:object-ole>
            <draw:image xlink:href="./ObjectReplacements/Object 10" xlink:type="simple" xlink:show="embed" xlink:actuate="onLoad"/>
          </draw:frame>
          <draw:custom-shape draw:style-name="gr61" draw:text-style-name="P32" draw:layer="layout" svg:width="3.967cm" svg:height="0.858cm" svg:x="9.566cm" svg:y="10.266cm">
            <text:p text:style-name="P31"><text:span text:style-name="T22">par ordenado</text:span></text:p>
            <draw:enhanced-geometry svg:viewBox="0 0 21600 21600" draw:type="mso-spt202" draw:enhanced-path="M 0 0 L 21600 0 21600 21600 0 21600 0 0 Z N"/>
          </draw:custom-shape>
          <draw:custom-shape draw:style-name="gr62" draw:text-style-name="P32" draw:layer="layout" svg:width="5.134cm" svg:height="0.858cm" svg:x="1.166cm" svg:y="11.837cm">
            <text:p text:style-name="P31"><text:span text:style-name="T22">Início ou origem</text:span></text:p>
            <draw:enhanced-geometry svg:viewBox="0 0 21600 21600" draw:type="mso-spt202" draw:enhanced-path="M 0 0 L 21600 0 21600 21600 0 21600 0 0 Z N"/>
          </draw:custom-shape>
          <draw:custom-shape draw:style-name="gr63" draw:text-style-name="P32" draw:layer="layout" svg:width="5.133cm" svg:height="0.858cm" svg:x="6.3cm" svg:y="11.837cm">
            <text:p text:style-name="P31"><text:span text:style-name="T22">Fim ou destino</text:span></text:p>
            <draw:enhanced-geometry svg:viewBox="0 0 21600 21600" draw:type="mso-spt202" draw:enhanced-path="M 0 0 L 21600 0 21600 21600 0 21600 0 0 Z N"/>
          </draw:custom-shape>
          <draw:custom-shape draw:style-name="gr64" draw:text-style-name="P5" draw:layer="layout" svg:width="1.949cm" svg:height="0.826cm" svg:x="3.5cm" svg:y="11.2cm">
            <text:p/>
            <draw:enhanced-geometry svg:viewBox="0 0 401 170" draw:type="non-primitive" draw:enhanced-path="M 0 170 C 12 150 32 57 70 52 108 47 185 126 227 139 269 152 294 154 323 131 352 108 385 27 401 0 N"/>
          </draw:custom-shape>
          <draw:custom-shape draw:style-name="gr64" draw:text-style-name="P5" draw:layer="layout" svg:width="1.949cm" svg:height="0.826cm" svg:x="6.289cm" svg:y="11.2cm">
            <text:p/>
            <draw:enhanced-geometry svg:viewBox="0 0 401 170" draw:mirror-horizontal="true" draw:type="non-primitive" draw:enhanced-path="M 0 170 C 12 150 32 57 70 52 108 47 185 126 227 139 269 152 294 154 323 131 352 108 385 27 401 0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custom-shape draw:style-name="gr10" draw:text-style-name="P5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2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0">
        <office:forms form:automatic-focus="false" form:apply-design-mode="false"/>
        <draw:frame presentation:style-name="pr15" draw:text-style-name="P4" draw:layer="layout" svg:width="19.833cm" svg:height="2.34cm" svg:x="4.432cm" svg:y="0.65cm" presentation:class="title" presentation:user-transformed="true">
          <draw:text-box>
            <text:p text:style-name="P3"><text:span text:style-name="T3">Conceitos Básicos</text:span></text:p>
          </draw:text-box>
        </draw:frame>
        <draw:frame presentation:style-name="pr16" draw:text-style-name="P15" draw:layer="layout" svg:width="22.634cm" svg:height="14.842cm" svg:x="2.566cm" svg:y="4.432cm" presentation:class="outline" presentation:user-transformed="true">
          <draw:text-box>
            <text:p text:style-name="P13"><text:span text:style-name="T1">Dois vértices v</text:span><text:span text:style-name="T23">i</text:span><text:span text:style-name="T1"> e v</text:span><text:span text:style-name="T23">j</text:span><text:span text:style-name="T1"> estão na mesma </text:span><text:span text:style-name="T2">componente fortemente conexa</text:span><text:span text:style-name="T1"> de um grafo orientado se existe um caminho de v</text:span><text:span text:style-name="T23">i</text:span><text:span text:style-name="T1"> a v</text:span><text:span text:style-name="T23">j</text:span><text:span text:style-name="T1"> e um caminho de v</text:span><text:span text:style-name="T23">j</text:span><text:span text:style-name="T1"> a v</text:span><text:span text:style-name="T23">i</text:span><text:span text:style-name="T1">.</text:span></text:p>
          </draw:text-box>
        </draw:frame>
        <draw:custom-shape draw:style-name="gr65" draw:text-style-name="P17" xml:id="id31" draw:id="id31" draw:layer="layout" svg:width="8.867cm" svg:height="2.351cm" svg:x="17.266cm" svg:y="8.813cm">
          <text:p text:style-name="P16"><text:span text:style-name="T9">{1, 2, 3, 4, 5, 6, 8, 9, 10}</text:span></text:p>
          <text:p text:style-name="P16"><text:span text:style-name="T9">{7}</text:span></text:p>
          <draw:enhanced-geometry svg:viewBox="0 0 21600 21600" draw:type="mso-spt202" draw:enhanced-path="M 0 0 L 21600 0 21600 21600 0 21600 0 0 Z N"/>
        </draw:custom-shape>
        <draw:custom-shape draw:style-name="gr66" draw:text-style-name="P17" xml:id="id33" draw:id="id33" draw:layer="layout" svg:width="8.867cm" svg:height="2.351cm" svg:x="17.266cm" svg:y="15.866cm">
          <text:p text:style-name="P16"><text:span text:style-name="T9">{1, 2, 3, 4}</text:span></text:p>
          <text:p text:style-name="P16"><text:span text:style-name="T9">{5, 6, 7}</text:span></text:p>
          <draw:enhanced-geometry svg:viewBox="0 0 21600 21600" draw:type="mso-spt202" draw:enhanced-path="M 0 0 L 21600 0 21600 21600 0 21600 0 0 Z N"/>
        </draw:custom-shape>
        <draw:g xml:id="id30" draw:id="id30">
          <draw:custom-shape draw:style-name="gr1" draw:text-style-name="P5" draw:layer="layout" svg:width="0.559cm" svg:height="0.593cm" draw:transform="rotate (2.82743338823028) translate (6.631cm 9.405cm)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5" draw:layer="layout" svg:width="0.564cm" svg:height="0.594cm" draw:transform="rotate (2.82743338823028) translate (6.528cm 11.739cm)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5" draw:layer="layout" svg:width="0.56cm" svg:height="0.593cm" draw:transform="rotate (2.82743338823028) translate (4.066cm 10.805cm)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5" draw:layer="layout" svg:width="0.559cm" svg:height="0.593cm" draw:transform="rotate (0.0872664625997) translate (6.742cm 13.559cm)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5" draw:layer="layout" svg:width="0.559cm" svg:height="0.593cm" draw:transform="rotate (0.0872664625997) translate (8.609cm 10.525cm)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7" draw:text-style-name="P28" draw:layer="layout" svg:width="0.933cm" svg:height="0.858cm" svg:x="5.464cm" svg:y="11.248cm">
            <text:p text:style-name="P27"><text:span text:style-name="T18">3</text:span></text:p>
            <draw:enhanced-geometry svg:viewBox="0 0 21600 21600" draw:type="mso-spt202" draw:enhanced-path="M 0 0 L 21600 0 21600 21600 0 21600 0 0 Z N"/>
          </draw:custom-shape>
          <draw:custom-shape draw:style-name="gr68" draw:text-style-name="P28" draw:layer="layout" svg:width="0.934cm" svg:height="0.858cm" svg:x="6.066cm" svg:y="7.748cm">
            <text:p text:style-name="P27"><text:span text:style-name="T18">2</text:span></text:p>
            <draw:enhanced-geometry svg:viewBox="0 0 21600 21600" draw:type="mso-spt202" draw:enhanced-path="M 0 0 L 21600 0 21600 21600 0 21600 0 0 Z N"/>
          </draw:custom-shape>
          <draw:custom-shape draw:style-name="gr69" draw:text-style-name="P28" draw:layer="layout" svg:width="0.932cm" svg:height="0.858cm" svg:x="6.534cm" svg:y="14cm">
            <text:p text:style-name="P27"><text:span text:style-name="T18">4</text:span></text:p>
            <draw:enhanced-geometry svg:viewBox="0 0 21600 21600" draw:type="mso-spt202" draw:enhanced-path="M 0 0 L 21600 0 21600 21600 0 21600 0 0 Z N"/>
          </draw:custom-shape>
          <draw:custom-shape draw:style-name="gr70" draw:text-style-name="P28" draw:layer="layout" svg:width="0.934cm" svg:height="0.858cm" svg:x="2.8cm" svg:y="10.266cm">
            <text:p text:style-name="P27"><text:span text:style-name="T18">1</text:span></text:p>
            <draw:enhanced-geometry svg:viewBox="0 0 21600 21600" draw:type="mso-spt202" draw:enhanced-path="M 0 0 L 21600 0 21600 21600 0 21600 0 0 Z N"/>
          </draw:custom-shape>
          <draw:custom-shape draw:style-name="gr71" draw:text-style-name="P28" draw:layer="layout" svg:width="0.933cm" svg:height="0.858cm" svg:x="8.546cm" svg:y="11.103cm">
            <text:p text:style-name="P27"><text:span text:style-name="T18">5</text:span></text:p>
            <draw:enhanced-geometry svg:viewBox="0 0 21600 21600" draw:type="mso-spt202" draw:enhanced-path="M 0 0 L 21600 0 21600 21600 0 21600 0 0 Z N"/>
          </draw:custom-shape>
          <draw:custom-shape draw:style-name="gr1" draw:text-style-name="P5" draw:layer="layout" svg:width="0.564cm" svg:height="0.593cm" draw:transform="rotate (2.82743338823028) translate (12.359cm 8.706cm)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5" draw:layer="layout" svg:width="0.564cm" svg:height="0.593cm" draw:transform="rotate (2.82743338823028) translate (14.928cm 10.572cm)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5" draw:layer="layout" svg:width="0.564cm" svg:height="0.593cm" draw:transform="rotate (2.82743338823028) translate (14.001cm 13.372cm)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5" draw:layer="layout" svg:width="0.564cm" svg:height="0.594cm" draw:transform="rotate (2.82743338823028) translate (10.959cm 13.139cm)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5" draw:layer="layout" svg:width="0.564cm" svg:height="0.593cm" draw:transform="rotate (2.82743338823028) translate (9.101cm 9.172cm)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5" draw:text-style-name="P6" draw:layer="layout" svg:x1="4.015cm" svg:y1="10.451cm" svg:x2="6.115cm" svg:y2="11.151cm">
            <text:p/>
          </draw:line>
          <draw:line draw:style-name="gr35" draw:text-style-name="P6" draw:layer="layout" svg:x1="6.485cm" svg:y1="11.569cm" svg:x2="6.951cm" svg:y2="13.528cm">
            <text:p/>
          </draw:line>
          <draw:line draw:style-name="gr35" draw:text-style-name="P6" draw:layer="layout" svg:x1="7.321cm" svg:y1="13.605cm" svg:x2="8.721cm" svg:y2="10.956cm">
            <text:p/>
          </draw:line>
          <draw:line draw:style-name="gr35" draw:text-style-name="P6" draw:layer="layout" svg:x1="6.221cm" svg:y1="9.051cm" svg:x2="3.907cm" svg:y2="10.217cm">
            <text:p/>
          </draw:line>
          <draw:line draw:style-name="gr35" draw:text-style-name="P6" draw:layer="layout" svg:x1="8.74cm" svg:y1="10.607cm" svg:x2="6.426cm" svg:y2="8.993cm">
            <text:p/>
          </draw:line>
          <draw:line draw:style-name="gr35" draw:text-style-name="P6" draw:layer="layout" svg:x1="8.915cm" svg:y1="10.62cm" svg:x2="8.921cm" svg:y2="8.895cm">
            <text:p/>
          </draw:line>
          <draw:line draw:style-name="gr35" draw:text-style-name="P6" draw:layer="layout" svg:x1="10.607cm" svg:y1="12.571cm" svg:x2="8.993cm" svg:y2="10.957cm">
            <text:p/>
          </draw:line>
          <draw:line draw:style-name="gr35" draw:text-style-name="P6" draw:layer="layout" svg:x1="14.572cm" svg:y1="10.266cm" svg:x2="10.858cm" svg:y2="12.6cm">
            <text:p/>
          </draw:line>
          <draw:line draw:style-name="gr35" draw:text-style-name="P6" draw:layer="layout" svg:x1="11.015cm" svg:y1="12.697cm" svg:x2="13.582cm" svg:y2="12.931cm">
            <text:p/>
          </draw:line>
          <draw:line draw:style-name="gr35" draw:text-style-name="P6" draw:layer="layout" svg:x1="13.951cm" svg:y1="12.609cm" svg:x2="14.651cm" svg:y2="10.295cm">
            <text:p/>
          </draw:line>
          <draw:line draw:style-name="gr35" draw:text-style-name="P6" draw:layer="layout" svg:x1="9.149cm" svg:y1="8.769cm" svg:x2="14.515cm" svg:y2="9.935cm">
            <text:p/>
          </draw:line>
          <draw:line draw:style-name="gr35" draw:text-style-name="P6" draw:layer="layout" svg:x1="9.246cm" svg:y1="8.641cm" svg:x2="11.813cm" svg:y2="8.195cm">
            <text:p/>
          </draw:line>
          <draw:line draw:style-name="gr35" draw:text-style-name="P6" draw:layer="layout" svg:x1="14.66cm" svg:y1="9.907cm" svg:x2="12.346cm" svg:y2="8.293cm">
            <text:p/>
          </draw:line>
          <draw:custom-shape draw:style-name="gr72" draw:text-style-name="P28" draw:layer="layout" svg:width="0.933cm" svg:height="0.858cm" svg:x="8.546cm" svg:y="7.515cm">
            <text:p text:style-name="P27"><text:span text:style-name="T18">6</text:span></text:p>
            <draw:enhanced-geometry svg:viewBox="0 0 21600 21600" draw:type="mso-spt202" draw:enhanced-path="M 0 0 L 21600 0 21600 21600 0 21600 0 0 Z N"/>
          </draw:custom-shape>
          <draw:custom-shape draw:style-name="gr73" draw:text-style-name="P28" draw:layer="layout" svg:width="0.934cm" svg:height="0.858cm" svg:x="12.366cm" svg:y="7.466cm">
            <text:p text:style-name="P27"><text:span text:style-name="T18">7</text:span></text:p>
            <draw:enhanced-geometry svg:viewBox="0 0 21600 21600" draw:type="mso-spt202" draw:enhanced-path="M 0 0 L 21600 0 21600 21600 0 21600 0 0 Z N"/>
          </draw:custom-shape>
          <draw:custom-shape draw:style-name="gr74" draw:text-style-name="P28" draw:layer="layout" svg:width="0.934cm" svg:height="0.858cm" svg:x="9.8cm" svg:y="12.6cm">
            <text:p text:style-name="P27"><text:span text:style-name="T18">9</text:span></text:p>
            <draw:enhanced-geometry svg:viewBox="0 0 21600 21600" draw:type="mso-spt202" draw:enhanced-path="M 0 0 L 21600 0 21600 21600 0 21600 0 0 Z N"/>
          </draw:custom-shape>
          <draw:custom-shape draw:style-name="gr75" draw:text-style-name="P28" draw:layer="layout" svg:width="1.4cm" svg:height="0.858cm" svg:x="14cm" svg:y="12.133cm">
            <text:p text:style-name="P27"><text:span text:style-name="T18">10</text:span></text:p>
            <draw:enhanced-geometry svg:viewBox="0 0 21600 21600" draw:type="mso-spt202" draw:enhanced-path="M 0 0 L 21600 0 21600 21600 0 21600 0 0 Z N"/>
          </draw:custom-shape>
          <draw:custom-shape draw:style-name="gr76" draw:text-style-name="P28" draw:layer="layout" svg:width="0.934cm" svg:height="0.858cm" svg:x="15.166cm" svg:y="9.566cm">
            <text:p text:style-name="P27"><text:span text:style-name="T18">8</text:span></text:p>
            <draw:enhanced-geometry svg:viewBox="0 0 21600 21600" draw:type="mso-spt202" draw:enhanced-path="M 0 0 L 21600 0 21600 21600 0 21600 0 0 Z N"/>
          </draw:custom-shape>
        </draw:g>
        <draw:g xml:id="id32" draw:id="id32">
          <draw:custom-shape draw:style-name="gr1" draw:text-style-name="P5" draw:layer="layout" svg:width="0.558cm" svg:height="0.593cm" draw:transform="rotate (0.0872664625997) translate (14.394cm 18.098cm)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77" draw:text-style-name="P28" draw:layer="layout" svg:width="0.933cm" svg:height="0.858cm" svg:x="7.885cm" svg:y="18.433cm">
            <text:p text:style-name="P27"><text:span text:style-name="T18">3</text:span></text:p>
            <draw:enhanced-geometry svg:viewBox="0 0 21600 21600" draw:type="mso-spt202" draw:enhanced-path="M 0 0 L 21600 0 21600 21600 0 21600 0 0 Z N"/>
          </draw:custom-shape>
          <draw:custom-shape draw:style-name="gr78" draw:text-style-name="P28" draw:layer="layout" svg:width="0.934cm" svg:height="0.858cm" svg:x="4.2cm" svg:y="18.666cm">
            <text:p text:style-name="P27"><text:span text:style-name="T18">2</text:span></text:p>
            <draw:enhanced-geometry svg:viewBox="0 0 21600 21600" draw:type="mso-spt202" draw:enhanced-path="M 0 0 L 21600 0 21600 21600 0 21600 0 0 Z N"/>
          </draw:custom-shape>
          <draw:custom-shape draw:style-name="gr79" draw:text-style-name="P28" draw:layer="layout" svg:width="0.934cm" svg:height="0.858cm" svg:x="10.5cm" svg:y="15.351cm">
            <text:p text:style-name="P27"><text:span text:style-name="T18">4</text:span></text:p>
            <draw:enhanced-geometry svg:viewBox="0 0 21600 21600" draw:type="mso-spt202" draw:enhanced-path="M 0 0 L 21600 0 21600 21600 0 21600 0 0 Z N"/>
          </draw:custom-shape>
          <draw:custom-shape draw:style-name="gr80" draw:text-style-name="P28" draw:layer="layout" svg:width="0.934cm" svg:height="0.858cm" svg:x="5.551cm" svg:y="14.933cm">
            <text:p text:style-name="P27"><text:span text:style-name="T18">1</text:span></text:p>
            <draw:enhanced-geometry svg:viewBox="0 0 21600 21600" draw:type="mso-spt202" draw:enhanced-path="M 0 0 L 21600 0 21600 21600 0 21600 0 0 Z N"/>
          </draw:custom-shape>
          <draw:custom-shape draw:style-name="gr81" draw:text-style-name="P28" draw:layer="layout" svg:width="0.934cm" svg:height="0.858cm" svg:x="11.9cm" svg:y="18.948cm">
            <text:p text:style-name="P27"><text:span text:style-name="T18">5</text:span></text:p>
            <draw:enhanced-geometry svg:viewBox="0 0 21600 21600" draw:type="mso-spt202" draw:enhanced-path="M 0 0 L 21600 0 21600 21600 0 21600 0 0 Z N"/>
          </draw:custom-shape>
          <draw:custom-shape draw:style-name="gr1" draw:text-style-name="P5" draw:layer="layout" svg:width="0.564cm" svg:height="0.593cm" draw:transform="rotate (2.82743338823028) translate (13.48cm 16.872cm)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g>
            <draw:custom-shape draw:style-name="gr1" draw:text-style-name="P5" draw:layer="layout" svg:width="0.558cm" svg:height="0.593cm" draw:transform="rotate (2.7052603405907) translate (12.059cm 19.611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" draw:text-style-name="P5" draw:layer="layout" svg:width="0.564cm" svg:height="0.593cm" draw:transform="rotate (2.7052603405907) translate (10.869cm 16.836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" draw:text-style-name="P5" draw:layer="layout" svg:width="0.558cm" svg:height="0.593cm" draw:transform="rotate (2.7052603405907) translate (5.317cm 18.911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" draw:text-style-name="P5" draw:layer="layout" svg:width="0.559cm" svg:height="0.593cm" draw:transform="rotate (-0.0349065850410668) translate (8.046cm 17.834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" draw:text-style-name="P5" draw:layer="layout" svg:width="0.563cm" svg:height="0.593cm" draw:transform="rotate (2.7052603405907) translate (6.623cm 16.39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  <draw:custom-shape draw:style-name="gr82" draw:text-style-name="P28" draw:layer="layout" svg:width="0.933cm" svg:height="0.858cm" svg:x="14.885cm" svg:y="18.199cm">
            <text:p text:style-name="P27"><text:span text:style-name="T18">6</text:span></text:p>
            <draw:enhanced-geometry svg:viewBox="0 0 21600 21600" draw:type="mso-spt202" draw:enhanced-path="M 0 0 L 21600 0 21600 21600 0 21600 0 0 Z N"/>
          </draw:custom-shape>
          <draw:custom-shape draw:style-name="gr83" draw:text-style-name="P28" draw:layer="layout" svg:width="0.934cm" svg:height="0.858cm" svg:x="13.397cm" svg:y="15.438cm">
            <text:p text:style-name="P27"><text:span text:style-name="T18">7</text:span></text:p>
            <draw:enhanced-geometry svg:viewBox="0 0 21600 21600" draw:type="mso-spt202" draw:enhanced-path="M 0 0 L 21600 0 21600 21600 0 21600 0 0 Z N"/>
          </draw:custom-shape>
          <draw:line draw:style-name="gr35" draw:text-style-name="P6" draw:layer="layout" svg:x1="6.358cm" svg:y1="16.099cm" svg:x2="4.978cm" svg:y2="18.199cm">
            <text:p/>
          </draw:line>
          <draw:line draw:style-name="gr35" draw:text-style-name="P6" draw:layer="layout" svg:x1="5.318cm" svg:y1="18.54cm" svg:x2="7.977cm" svg:y2="18.092cm">
            <text:p/>
          </draw:line>
          <draw:line draw:style-name="gr35" draw:text-style-name="P6" draw:layer="layout" svg:x1="6.718cm" svg:y1="15.866cm" svg:x2="10.452cm" svg:y2="16.333cm">
            <text:p/>
          </draw:line>
          <draw:line draw:style-name="gr35" draw:text-style-name="P6" draw:layer="layout" svg:x1="8.225cm" svg:y1="18.071cm" svg:x2="6.611cm" svg:y2="15.991cm">
            <text:p/>
          </draw:line>
          <draw:line draw:style-name="gr35" draw:text-style-name="P6" draw:layer="layout" svg:x1="10.51cm" svg:y1="16.614cm" svg:x2="8.429cm" svg:y2="18.014cm">
            <text:p/>
          </draw:line>
          <draw:line draw:style-name="gr35" draw:text-style-name="P6" draw:layer="layout" svg:x1="8.585cm" svg:y1="18.433cm" svg:x2="11.385cm" svg:y2="19.133cm">
            <text:p/>
          </draw:line>
          <draw:line draw:style-name="gr35" draw:text-style-name="P6" draw:layer="layout" svg:x1="10.821cm" svg:y1="16.751cm" svg:x2="11.521cm" svg:y2="18.851cm">
            <text:p/>
          </draw:line>
          <draw:line draw:style-name="gr35" draw:text-style-name="P6" draw:layer="layout" svg:x1="11.949cm" svg:y1="18.982cm" svg:x2="13.115cm" svg:y2="16.557cm">
            <text:p/>
          </draw:line>
          <draw:line draw:style-name="gr35" draw:text-style-name="P6" draw:layer="layout" svg:x1="13.534cm" svg:y1="16.614cm" svg:x2="14.467cm" svg:y2="18.126cm">
            <text:p/>
          </draw:line>
          <draw:line draw:style-name="gr35" draw:text-style-name="P6" draw:layer="layout" svg:x1="14.524cm" svg:y1="18.433cm" svg:x2="11.978cm" svg:y2="19.133cm">
            <text:p/>
          </draw:lin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custom-shape draw:style-name="gr10" draw:text-style-name="P5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2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0">
        <office:forms form:automatic-focus="false" form:apply-design-mode="false"/>
        <draw:frame presentation:style-name="pr17" draw:text-style-name="P4" draw:layer="layout" svg:width="19.833cm" svg:height="2.34cm" svg:x="4.432cm" svg:y="0.65cm" presentation:class="title" presentation:user-transformed="true">
          <draw:text-box>
            <text:p text:style-name="P3"><text:span text:style-name="T3">Conceitos Básicos</text:span></text:p>
          </draw:text-box>
        </draw:frame>
        <draw:frame presentation:style-name="pr18" draw:text-style-name="P15" draw:layer="layout" svg:width="22.634cm" svg:height="3.068cm" svg:x="2.566cm" svg:y="4.432cm" presentation:class="outline" presentation:user-transformed="true">
          <draw:text-box>
            <text:p text:style-name="P13"><text:span text:style-name="T1">Uma</text:span><text:span text:style-name="T2"> cadeia</text:span><text:span text:style-name="T1"> a</text:span><text:span text:style-name="T23">1</text:span><text:span text:style-name="T1">, a</text:span><text:span text:style-name="T23">2</text:span><text:span text:style-name="T1">, ..., a</text:span><text:span text:style-name="T23">q</text:span><text:span text:style-name="T1"> de arcos é uma seqüência tal que cada arco a</text:span><text:span text:style-name="T24">i</text:span><text:span text:style-name="T1"> tem uma extremidade comum com o arco a</text:span><text:span text:style-name="T23">i-1</text:span><text:span text:style-name="T1"> e outra com o arco a</text:span><text:span text:style-name="T23">i+1</text:span><text:span text:style-name="T1">, 2 ≤ i ≤ q-1.</text:span></text:p>
          </draw:text-box>
        </draw:frame>
        <draw:custom-shape draw:style-name="gr1" draw:text-style-name="P5" draw:layer="layout" svg:width="0.559cm" svg:height="0.594cm" draw:transform="rotate (2.82743338823028) translate (10.131cm 9.405cm)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5" draw:layer="layout" svg:width="0.564cm" svg:height="0.593cm" draw:transform="rotate (2.82743338823028) translate (6.29cm 11.972cm)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5" draw:layer="layout" svg:width="0.559cm" svg:height="0.594cm" draw:transform="rotate (2.82743338823028) translate (6.397cm 9.405cm)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5" draw:layer="layout" svg:width="0.559cm" svg:height="0.592cm" draw:transform="rotate (0.0872664625997) translate (12.809cm 8.659cm)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5" draw:layer="layout" svg:width="0.559cm" svg:height="0.592cm" draw:transform="rotate (0.0872664625997) translate (9.542cm 11.225cm)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6" draw:text-style-name="P6" draw:layer="layout" svg:x1="6.378cm" svg:y1="11.433cm" svg:x2="9.566cm" svg:y2="11.437cm">
          <text:p/>
        </draw:line>
        <draw:custom-shape draw:style-name="gr84" draw:text-style-name="P33" draw:layer="layout" svg:width="0.934cm" svg:height="0.858cm" svg:x="13.3cm" svg:y="8.166cm">
          <text:p text:style-name="P27"><text:span text:style-name="T18">3</text:span></text:p>
          <draw:enhanced-geometry svg:viewBox="0 0 21600 21600" draw:type="mso-spt202" draw:enhanced-path="M 0 0 L 21600 0 21600 21600 0 21600 0 0 Z N"/>
        </draw:custom-shape>
        <draw:custom-shape draw:style-name="gr85" draw:text-style-name="P5" draw:layer="layout" svg:width="0.486cm" svg:height="2.207cm" svg:x="6.298cm" svg:y="9.088cm">
          <text:p/>
          <draw:enhanced-geometry svg:viewBox="0 0 120 502" draw:mirror-horizontal="true" draw:mirror-vertical="true" draw:type="non-primitive" draw:enhanced-path="M 120 0 C 100 43 4 176 2 260 0 344 84 452 106 502 N"/>
        </draw:custom-shape>
        <draw:custom-shape draw:style-name="gr85" draw:text-style-name="P5" draw:layer="layout" svg:width="0.487cm" svg:height="2.207cm" svg:x="5.365cm" svg:y="9.099cm">
          <text:p/>
          <draw:enhanced-geometry svg:viewBox="0 0 120 502" draw:type="non-primitive" draw:enhanced-path="M 120 0 C 100 43 4 176 2 260 0 344 84 452 106 502 N"/>
        </draw:custom-shape>
        <draw:line draw:style-name="gr35" draw:text-style-name="P6" draw:layer="layout" svg:x1="6.378cm" svg:y1="8.914cm" svg:x2="9.566cm" svg:y2="8.92cm">
          <text:p/>
        </draw:line>
        <draw:line draw:style-name="gr35" draw:text-style-name="P6" draw:layer="layout" svg:x1="10.169cm" svg:y1="8.914cm" svg:x2="12.799cm" svg:y2="8.92cm">
          <text:p/>
        </draw:line>
        <draw:line draw:style-name="gr35" draw:text-style-name="P6" draw:layer="layout" svg:x1="9.799cm" svg:y1="9.245cm" svg:x2="9.803cm" svg:y2="11.287cm">
          <text:p/>
        </draw:line>
        <draw:line draw:style-name="gr35" draw:text-style-name="P6" draw:layer="layout" svg:x1="12.94cm" svg:y1="9.1cm" svg:x2="9.926cm" svg:y2="11.434cm">
          <text:p/>
        </draw:line>
        <draw:custom-shape draw:style-name="gr86" draw:text-style-name="P33" draw:layer="layout" svg:width="0.934cm" svg:height="0.858cm" svg:x="5.6cm" svg:y="7.7cm">
          <text:p text:style-name="P27"><text:span text:style-name="T18">2</text:span></text:p>
          <draw:enhanced-geometry svg:viewBox="0 0 21600 21600" draw:type="mso-spt202" draw:enhanced-path="M 0 0 L 21600 0 21600 21600 0 21600 0 0 Z N"/>
        </draw:custom-shape>
        <draw:custom-shape draw:style-name="gr87" draw:text-style-name="P33" draw:layer="layout" svg:width="0.933cm" svg:height="0.858cm" svg:x="9.333cm" svg:y="11.666cm">
          <text:p text:style-name="P27"><text:span text:style-name="T18">4</text:span></text:p>
          <draw:enhanced-geometry svg:viewBox="0 0 21600 21600" draw:type="mso-spt202" draw:enhanced-path="M 0 0 L 21600 0 21600 21600 0 21600 0 0 Z N"/>
        </draw:custom-shape>
        <draw:custom-shape draw:style-name="gr88" draw:text-style-name="P33" draw:layer="layout" svg:width="0.934cm" svg:height="0.858cm" svg:x="5.6cm" svg:y="11.666cm">
          <text:p text:style-name="P27"><text:span text:style-name="T18">1</text:span></text:p>
          <draw:enhanced-geometry svg:viewBox="0 0 21600 21600" draw:type="mso-spt202" draw:enhanced-path="M 0 0 L 21600 0 21600 21600 0 21600 0 0 Z N"/>
        </draw:custom-shape>
        <draw:custom-shape draw:style-name="gr89" draw:text-style-name="P33" draw:layer="layout" svg:width="0.933cm" svg:height="0.858cm" svg:x="9.333cm" svg:y="7.7cm">
          <text:p text:style-name="P27"><text:span text:style-name="T18">5</text:span></text:p>
          <draw:enhanced-geometry svg:viewBox="0 0 21600 21600" draw:type="mso-spt202" draw:enhanced-path="M 0 0 L 21600 0 21600 21600 0 21600 0 0 Z N"/>
        </draw:custom-shape>
        <draw:custom-shape draw:style-name="gr90" draw:text-style-name="P33" draw:layer="layout" svg:width="1.166cm" svg:height="0.858cm" svg:x="4.433cm" svg:y="9.566cm">
          <text:p text:style-name="P27"><text:span text:style-name="T18">a</text:span><text:span text:style-name="T25">1</text:span></text:p>
          <draw:enhanced-geometry svg:viewBox="0 0 21600 21600" draw:type="mso-spt202" draw:enhanced-path="M 0 0 L 21600 0 21600 21600 0 21600 0 0 Z N"/>
        </draw:custom-shape>
        <draw:custom-shape draw:style-name="gr91" draw:text-style-name="P34" draw:layer="layout" svg:width="1.167cm" svg:height="0.858cm" svg:x="6.766cm" svg:y="9.566cm">
          <text:p text:style-name="P27"><text:span text:style-name="T18">a</text:span><text:span text:style-name="T25">2</text:span></text:p>
          <draw:enhanced-geometry svg:viewBox="0 0 21600 21600" draw:type="mso-spt202" draw:enhanced-path="M 0 0 L 21600 0 21600 21600 0 21600 0 0 Z N"/>
        </draw:custom-shape>
        <draw:custom-shape draw:style-name="gr92" draw:text-style-name="P33" draw:layer="layout" svg:width="1.167cm" svg:height="0.858cm" svg:x="7.466cm" svg:y="7.933cm">
          <text:p text:style-name="P27"><text:span text:style-name="T18">a</text:span><text:span text:style-name="T25">3</text:span></text:p>
          <draw:enhanced-geometry svg:viewBox="0 0 21600 21600" draw:type="mso-spt202" draw:enhanced-path="M 0 0 L 21600 0 21600 21600 0 21600 0 0 Z N"/>
        </draw:custom-shape>
        <draw:custom-shape draw:style-name="gr93" draw:text-style-name="P33" draw:layer="layout" svg:width="1.166cm" svg:height="0.858cm" svg:x="7.602cm" svg:y="11.297cm">
          <text:p text:style-name="P27"><text:span text:style-name="T18">a</text:span><text:span text:style-name="T25">5</text:span></text:p>
          <draw:enhanced-geometry svg:viewBox="0 0 21600 21600" draw:type="mso-spt202" draw:enhanced-path="M 0 0 L 21600 0 21600 21600 0 21600 0 0 Z N"/>
        </draw:custom-shape>
        <draw:custom-shape draw:style-name="gr94" draw:text-style-name="P34" draw:layer="layout" svg:width="1.166cm" svg:height="0.858cm" svg:x="9.8cm" svg:y="9.566cm">
          <text:p text:style-name="P27"><text:span text:style-name="T18">a</text:span><text:span text:style-name="T25">6</text:span></text:p>
          <draw:enhanced-geometry svg:viewBox="0 0 21600 21600" draw:type="mso-spt202" draw:enhanced-path="M 0 0 L 21600 0 21600 21600 0 21600 0 0 Z N"/>
        </draw:custom-shape>
        <draw:custom-shape draw:style-name="gr95" draw:text-style-name="P34" draw:layer="layout" svg:width="1.166cm" svg:height="0.858cm" svg:x="10.733cm" svg:y="7.933cm">
          <text:p text:style-name="P27"><text:span text:style-name="T18">a</text:span><text:span text:style-name="T25">4</text:span></text:p>
          <draw:enhanced-geometry svg:viewBox="0 0 21600 21600" draw:type="mso-spt202" draw:enhanced-path="M 0 0 L 21600 0 21600 21600 0 21600 0 0 Z N"/>
        </draw:custom-shape>
        <draw:custom-shape draw:style-name="gr96" draw:text-style-name="P33" draw:layer="layout" svg:width="1.167cm" svg:height="0.858cm" svg:x="11.666cm" svg:y="9.8cm">
          <text:p text:style-name="P27"><text:span text:style-name="T18">a</text:span><text:span text:style-name="T25">7</text:span></text:p>
          <draw:enhanced-geometry svg:viewBox="0 0 21600 21600" draw:type="mso-spt202" draw:enhanced-path="M 0 0 L 21600 0 21600 21600 0 21600 0 0 Z N"/>
        </draw:custom-shape>
        <draw:custom-shape draw:style-name="gr97" draw:text-style-name="P17" xml:id="id34" draw:id="id34" draw:layer="layout" svg:width="14.2cm" svg:height="1.12cm" svg:x="13.3cm" svg:y="10.544cm">
          <text:p text:style-name="P16"><text:span text:style-name="T9">a</text:span><text:span text:style-name="T26">2</text:span><text:span text:style-name="T9">, a</text:span><text:span text:style-name="T26">5</text:span><text:span text:style-name="T9">, a</text:span><text:span text:style-name="T26">6</text:span><text:span text:style-name="T9">, a</text:span><text:span text:style-name="T26">4</text:span><text:span text:style-name="T9"> </text:span><text:span text:style-name="T27"></text:span><text:span text:style-name="T9"> cadeia entre vértices 2 e 3</text:span></text:p>
          <draw:enhanced-geometry svg:viewBox="0 0 21600 21600" draw:type="mso-spt202" draw:enhanced-path="M 0 0 L 21600 0 21600 21600 0 21600 0 0 Z N"/>
        </draw:custom-shape>
        <draw:custom-shape draw:style-name="gr98" draw:text-style-name="P36" xml:id="id35" draw:id="id35" draw:layer="layout" svg:width="22.634cm" svg:height="1.866cm" svg:x="2.566cm" svg:y="12.833cm">
          <text:p text:style-name="P35"><text:span text:style-name="T8">Ciclo:</text:span><text:span text:style-name="T7"> cadeia cujas extremidades coincidem.</text:span></text:p>
          <draw:enhanced-geometry svg:viewBox="0 0 21600 21600" draw:type="rectangle" draw:enhanced-path="M 0 0 L 21600 0 21600 21600 0 21600 0 0 Z N"/>
        </draw:custom-shape>
        <draw:custom-shape draw:style-name="gr99" draw:text-style-name="P36" xml:id="id36" draw:id="id36" draw:layer="layout" svg:width="22.634cm" svg:height="2.8cm" svg:x="2.566cm" svg:y="14.7cm">
          <text:p text:style-name="P35"><text:span text:style-name="T8">Caminho </text:span><text:span text:style-name="T7">a</text:span><text:span text:style-name="T28">1</text:span><text:span text:style-name="T7">, a</text:span><text:span text:style-name="T28">2</text:span><text:span text:style-name="T7">,..., a</text:span><text:span text:style-name="T28">q</text:span><text:span text:style-name="T7">: extremidade final do arco a</text:span><text:span text:style-name="T28">i</text:span><text:span text:style-name="T7"> coincide com a extremidade inicial do arco a</text:span><text:span text:style-name="T28">i+1</text:span><text:span text:style-name="T7">.</text:span></text:p>
          <draw:enhanced-geometry svg:viewBox="0 0 21600 21600" draw:type="rectangle" draw:enhanced-path="M 0 0 L 21600 0 21600 21600 0 21600 0 0 Z N"/>
        </draw:custom-shape>
        <draw:custom-shape draw:style-name="gr100" draw:text-style-name="P36" xml:id="id37" draw:id="id37" draw:layer="layout" svg:width="22.634cm" svg:height="1.866cm" svg:x="2.566cm" svg:y="17.033cm">
          <text:p text:style-name="P35"><text:span text:style-name="T8">Circuito:</text:span><text:span text:style-name="T7"> caminho cujas extremidades coincidem.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custom-shape draw:style-name="gr10" draw:text-style-name="P5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2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">
        <office:forms form:automatic-focus="false" form:apply-design-mode="false"/>
        <draw:frame presentation:style-name="pr19" draw:text-style-name="P37" draw:layer="layout" svg:width="25.199cm" svg:height="3.507cm" svg:x="1.4cm" svg:y="0.837cm" presentation:class="title" presentation:placeholder="true">
          <draw:text-box/>
        </draw:frame>
        <draw:frame presentation:style-name="pr20" draw:layer="layout" svg:width="25.199cm" svg:height="13.609cm" svg:x="1.4cm" svg:y="4.914cm" presentation:class="outline" presentation:user-transformed="true">
          <draw:text-box>
            <text:p text:style-name="P38">Torneio: Grafo orientado tal que para todo par de vértices v1 e v2 o arco (v1,v2) está em A se e somente se o arco (v2,v1) não está em A.</text:p>
            <text:p text:style-name="P38">Caminho hamiltoniano: Caminho simples que passa por todos os vértices do grafo.</text:p>
            <text:p text:style-name="P38">Teorema: Todo torneio tem um caminho hamiltoniano.</text:p>
            <text:p text:style-name="P38">Provar.</text:p>
          </draw:text-box>
        </draw:frame>
        <presentation:notes draw:style-name="dp2">
          <draw:page-thumbnail draw:style-name="gr101" draw:layer="layout" svg:width="14.848cm" svg:height="11.136cm" svg:x="3.075cm" svg:y="2.257cm" draw:page-number="11" presentation:class="page"/>
          <draw:frame presentation:style-name="pr2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">
        <office:forms form:automatic-focus="false" form:apply-design-mode="false"/>
        <draw:frame presentation:style-name="pr22" draw:text-style-name="P39" draw:layer="layout" svg:width="25.199cm" svg:height="17.889cm" svg:x="1.4cm" svg:y="1.214cm" presentation:class="outline" presentation:user-transformed="true">
          <draw:text-box>
            <text:list text:style-name="L1">
              <text:list-item>
                <text:p><text:span text:style-name="T29">Teorema: Seja v um vértice com grau de saida máximo de um torneio. É possível chegar de v a qualquer outro vértice do grafo com um caminho de até dois arcos.</text:span></text:p>
              </text:list-item>
              <text:list-item>
                <text:p xml:id="id38" text:id="id38"><text:span text:style-name="T29">Prova: Por contradição.</text:span></text:p>
              </text:list-item>
              <text:list-item>
                <text:p xml:id="id39" text:id="id39"><text:span text:style-name="T29">Seja X o conjunto de vértices que são destino de um arco começando em v. |X| = d</text:span><text:span text:style-name="T30">+</text:span><text:span text:style-name="T29">(v).</text:span></text:p>
              </text:list-item>
              <text:list-item>
                <text:p xml:id="id40" text:id="id40"><text:span text:style-name="T29">Seja u um vértice ao qual não se pode chegar desde v por um caminho de tamanho até 2.</text:span></text:p>
              </text:list-item>
              <text:list-item>
                <text:p xml:id="id41" text:id="id41"><text:span text:style-name="T29">Então nem v nem qualquer vértice de |X| tem arco com destino em u.</text:span></text:p>
              </text:list-item>
              <text:list-item>
                <text:p xml:id="id42" text:id="id42"><text:span text:style-name="T29">Mas então, como o grafo é um torneio temos arcos de u para v e de u para todos os vértices de X.</text:span></text:p>
              </text:list-item>
              <text:list-item>
                <text:p xml:id="id43" text:id="id43"><text:span text:style-name="T29">Portanto o grau de saida de u é maior que o de v.</text:span></text:p>
              </text:list-item>
              <text:list-item>
                <text:p xml:id="id44" text:id="id44"><text:span text:style-name="T29">Contradição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01" draw:layer="layout" svg:width="14.848cm" svg:height="11.136cm" svg:x="3.075cm" svg:y="2.257cm" draw:page-number="12" presentation:class="page"/>
          <draw:frame presentation:style-name="pr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">
        <office:forms form:automatic-focus="false" form:apply-design-mode="false"/>
        <draw:frame presentation:style-name="pr24" draw:layer="layout" svg:width="25.199cm" svg:height="3.506cm" svg:x="1.4cm" svg:y="0.837cm" presentation:class="title">
          <draw:text-box>
            <text:p>Grafos Ponderados</text:p>
          </draw:text-box>
        </draw:frame>
        <draw:frame presentation:style-name="pr25" draw:layer="layout" svg:width="25.199cm" svg:height="12.18cm" svg:x="1.4cm" svg:y="4.914cm" presentation:class="outline">
          <draw:text-box>
            <text:list text:style-name="L1">
              <text:list-item>
                <text:p>Valores numéricos muitas vezes são atribuídos aos vértices e/ou arestas do grafo.</text:p>
              </text:list-item>
              <text:list-item>
                <text:p>Nesse caso consideramos a existência de uma função que atribui a cada aresta ou vértice seu respetivo valor.</text:p>
              </text:list-item>
            </text:list>
          </draw:text-box>
        </draw:frame>
        <presentation:notes draw:style-name="dp2">
          <draw:page-thumbnail draw:style-name="gr101" draw:layer="layout" svg:width="14.848cm" svg:height="11.136cm" svg:x="3.075cm" svg:y="2.257cm" draw:page-number="13" presentation:class="page"/>
          <draw:frame presentation:style-name="pr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0">
        <office:forms form:automatic-focus="false" form:apply-design-mode="false"/>
        <draw:frame presentation:style-name="pr26" draw:text-style-name="P4" draw:layer="layout" svg:width="19.833cm" svg:height="2.34cm" svg:x="4.432cm" svg:y="0.65cm" presentation:class="title" presentation:user-transformed="true">
          <draw:text-box>
            <text:p text:style-name="P3"><text:span text:style-name="T3">Conceitos Básicos</text:span></text:p>
          </draw:text-box>
        </draw:frame>
        <draw:frame presentation:style-name="pr27" draw:text-style-name="P26" draw:layer="layout" svg:width="22.634cm" svg:height="3.967cm" svg:x="2.566cm" svg:y="5.133cm" presentation:class="outline" presentation:user-transformed="true">
          <draw:text-box>
            <text:p text:style-name="P25"><text:span text:style-name="T31">Matriz de incidência nó-arco</text:span><text:span text:style-name="T1">:</text:span></text:p>
            <text:p text:style-name="P40"><text:span text:style-name="T1"><text:tab/></text:span><text:span text:style-name="T1">Uma linha para cada vértice</text:span></text:p>
            <text:p text:style-name="P41"><text:span text:style-name="T1"><text:tab/></text:span><text:span text:style-name="T1">Uma coluna para cada aresta</text:span></text:p>
          </draw:text-box>
        </draw:frame>
        <draw:custom-shape draw:style-name="gr102" draw:text-style-name="P9" draw:layer="layout" svg:width="21cm" svg:height="1.112cm" svg:x="3.966cm" svg:y="3.5cm">
          <text:p text:style-name="P7"><text:span text:style-name="T8">Formas de representação e matrizes associadas a um grafo</text:span></text:p>
          <draw:enhanced-geometry svg:viewBox="0 0 21600 21600" draw:type="mso-spt202" draw:enhanced-path="M 0 0 L 21600 0 21600 21600 0 21600 0 0 Z N"/>
        </draw:custom-shape>
        <draw:frame draw:style-name="gr57" draw:layer="layout" svg:width="3.671cm" svg:height="1.094cm" svg:x="6.445cm" svg:y="9.1cm">
          <draw:object-ole draw:class-id="0002CE02-0000-0000-c000-000000000046" xlink:href="./Object 11" xlink:type="simple" xlink:show="embed" xlink:actuate="onLoad">
            <text:p/>
          </draw:object-ole>
          <draw:image xlink:href="./ObjectReplacements/Object 11" xlink:type="simple" xlink:show="embed" xlink:actuate="onLoad"/>
        </draw:frame>
        <draw:frame draw:style-name="gr103" draw:layer="layout" svg:width="2.576cm" svg:height="1.095cm" svg:x="6.533cm" svg:y="10.266cm">
          <draw:object-ole draw:class-id="0002CE02-0000-0000-c000-000000000046" xlink:href="./Object 12" xlink:type="simple" xlink:show="embed" xlink:actuate="onLoad">
            <text:p/>
          </draw:object-ole>
          <draw:image xlink:href="./ObjectReplacements/Object 12" xlink:type="simple" xlink:show="embed" xlink:actuate="onLoad"/>
        </draw:frame>
        <draw:frame draw:style-name="gr104" draw:layer="layout" svg:width="2.829cm" svg:height="1.094cm" svg:x="6.533cm" svg:y="11.433cm">
          <draw:object-ole draw:class-id="0002CE02-0000-0000-c000-000000000046" xlink:href="./Object 13" xlink:type="simple" xlink:show="embed" xlink:actuate="onLoad">
            <text:p/>
          </draw:object-ole>
          <draw:image xlink:href="./ObjectReplacements/Object 13" xlink:type="simple" xlink:show="embed" xlink:actuate="onLoad"/>
        </draw:frame>
        <draw:frame draw:style-name="gr105" draw:layer="layout" svg:width="4.638cm" svg:height="1.094cm" svg:x="12.862cm" svg:y="9.8cm">
          <draw:object-ole draw:class-id="0002CE02-0000-0000-c000-000000000046" xlink:href="./Object 14" xlink:type="simple" xlink:show="embed" xlink:actuate="onLoad">
            <text:p/>
          </draw:object-ole>
          <draw:image xlink:href="./ObjectReplacements/Object 14" xlink:type="simple" xlink:show="embed" xlink:actuate="onLoad"/>
        </draw:frame>
        <draw:frame draw:style-name="gr106" draw:layer="layout" svg:width="2.562cm" svg:height="6.3cm" svg:x="18.666cm" svg:y="6.533cm">
          <draw:object-ole draw:class-id="0002CE02-0000-0000-c000-000000000046" xlink:href="./Object 15" xlink:type="simple" xlink:show="embed" xlink:actuate="onLoad">
            <text:p/>
          </draw:object-ole>
          <draw:image xlink:href="./ObjectReplacements/Object 15" xlink:type="simple" xlink:show="embed" xlink:actuate="onLoad"/>
        </draw:frame>
        <draw:g xml:id="id45" draw:id="id45">
          <draw:line draw:style-name="gr36" draw:text-style-name="P6" draw:layer="layout" svg:x1="6.168cm" svg:y1="18.006cm" svg:x2="9.814cm" svg:y2="18.01cm">
            <text:p/>
          </draw:line>
          <draw:custom-shape draw:style-name="gr1" draw:text-style-name="P5" draw:layer="layout" svg:width="0.787cm" svg:height="0.802cm" svg:x="5.385cm" svg:y="17.58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5" draw:layer="layout" svg:width="0.789cm" svg:height="0.802cm" svg:x="9.813cm" svg:y="17.58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5" draw:layer="layout" svg:width="0.789cm" svg:height="0.802cm" svg:x="5.365cm" svg:y="14.29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5" draw:layer="layout" svg:width="0.788cm" svg:height="0.803cm" svg:x="9.663cm" svg:y="14.27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5" draw:text-style-name="P6" draw:layer="layout" svg:x1="6.168cm" svg:y1="14.714cm" svg:x2="9.557cm" svg:y2="14.72cm">
            <text:p/>
          </draw:line>
          <draw:line draw:style-name="gr107" draw:text-style-name="P6" draw:layer="layout" svg:x1="5.754cm" svg:y1="15.128cm" svg:x2="5.76cm" svg:y2="17.472cm">
            <text:p/>
          </draw:line>
          <draw:line draw:style-name="gr35" draw:text-style-name="P6" draw:layer="layout" svg:x1="10.13cm" svg:y1="15.128cm" svg:x2="10.134cm" svg:y2="17.472cm">
            <text:p/>
          </draw:line>
          <draw:line draw:style-name="gr35" draw:text-style-name="P6" draw:layer="layout" svg:x1="6.017cm" svg:y1="14.924cm" svg:x2="9.926cm" svg:y2="17.787cm">
            <text:p/>
          </draw:line>
          <draw:line draw:style-name="gr36" draw:text-style-name="P6" draw:layer="layout" svg:x1="6.114cm" svg:y1="17.742cm" svg:x2="9.761cm" svg:y2="14.923cm">
            <text:p/>
          </draw:line>
        </draw:g>
        <draw:custom-shape draw:style-name="gr108" draw:text-style-name="P33" xml:id="id46" draw:id="id46" draw:layer="layout" svg:width="1.167cm" svg:height="0.816cm" svg:x="5.317cm" svg:y="14.282cm">
          <text:p text:style-name="P27"><text:span text:style-name="T32">1</text:span></text:p>
          <draw:enhanced-geometry svg:viewBox="0 0 21600 21600" draw:type="mso-spt202" draw:enhanced-path="M 0 0 L 21600 0 21600 21600 0 21600 0 0 Z N"/>
        </draw:custom-shape>
        <draw:custom-shape draw:style-name="gr109" draw:text-style-name="P33" xml:id="id47" draw:id="id47" draw:layer="layout" svg:width="1.167cm" svg:height="0.816cm" svg:x="9.624cm" svg:y="14.233cm">
          <text:p text:style-name="P27"><text:span text:style-name="T32">2</text:span></text:p>
          <draw:enhanced-geometry svg:viewBox="0 0 21600 21600" draw:type="mso-spt202" draw:enhanced-path="M 0 0 L 21600 0 21600 21600 0 21600 0 0 Z N"/>
        </draw:custom-shape>
        <draw:custom-shape draw:style-name="gr110" draw:text-style-name="P33" xml:id="id48" draw:id="id48" draw:layer="layout" svg:width="1.166cm" svg:height="0.816cm" svg:x="9.751cm" svg:y="17.548cm">
          <text:p text:style-name="P27"><text:span text:style-name="T32">3</text:span></text:p>
          <draw:enhanced-geometry svg:viewBox="0 0 21600 21600" draw:type="mso-spt202" draw:enhanced-path="M 0 0 L 21600 0 21600 21600 0 21600 0 0 Z N"/>
        </draw:custom-shape>
        <draw:custom-shape draw:style-name="gr111" draw:text-style-name="P33" xml:id="id49" draw:id="id49" draw:layer="layout" svg:width="1.166cm" svg:height="0.816cm" svg:x="5.327cm" svg:y="17.548cm">
          <text:p text:style-name="P27"><text:span text:style-name="T32">4</text:span></text:p>
          <draw:enhanced-geometry svg:viewBox="0 0 21600 21600" draw:type="mso-spt202" draw:enhanced-path="M 0 0 L 21600 0 21600 21600 0 21600 0 0 Z N"/>
        </draw:custom-shape>
        <draw:custom-shape draw:style-name="gr112" draw:text-style-name="P9" xml:id="id50" draw:id="id50" draw:layer="layout" svg:width="1.166cm" svg:height="0.892cm" svg:x="7.233cm" svg:y="13.766cm">
          <text:p text:style-name="P7"><text:span text:style-name="T33">a</text:span><text:span text:style-name="T34">1</text:span></text:p>
          <draw:enhanced-geometry svg:viewBox="0 0 21600 21600" draw:type="mso-spt202" draw:enhanced-path="M 0 0 L 21600 0 21600 21600 0 21600 0 0 Z N"/>
        </draw:custom-shape>
        <draw:custom-shape draw:style-name="gr113" draw:text-style-name="P9" xml:id="id51" draw:id="id51" draw:layer="layout" svg:width="1.166cm" svg:height="0.892cm" svg:x="8.72cm" svg:y="16.245cm">
          <text:p text:style-name="P7"><text:span text:style-name="T33">a</text:span><text:span text:style-name="T34">2</text:span></text:p>
          <draw:enhanced-geometry svg:viewBox="0 0 21600 21600" draw:type="mso-spt202" draw:enhanced-path="M 0 0 L 21600 0 21600 21600 0 21600 0 0 Z N"/>
        </draw:custom-shape>
        <draw:custom-shape draw:style-name="gr114" draw:text-style-name="P9" xml:id="id52" draw:id="id52" draw:layer="layout" svg:width="1.166cm" svg:height="0.892cm" svg:x="10.033cm" svg:y="15.633cm">
          <text:p text:style-name="P7"><text:span text:style-name="T33">a</text:span><text:span text:style-name="T34">3</text:span></text:p>
          <draw:enhanced-geometry svg:viewBox="0 0 21600 21600" draw:type="mso-spt202" draw:enhanced-path="M 0 0 L 21600 0 21600 21600 0 21600 0 0 Z N"/>
        </draw:custom-shape>
        <draw:custom-shape draw:style-name="gr115" draw:text-style-name="P9" xml:id="id53" draw:id="id53" draw:layer="layout" svg:width="1.166cm" svg:height="0.892cm" svg:x="8.069cm" svg:y="14.709cm">
          <text:p text:style-name="P7"><text:span text:style-name="T33">a</text:span><text:span text:style-name="T34">4</text:span></text:p>
          <draw:enhanced-geometry svg:viewBox="0 0 21600 21600" draw:type="mso-spt202" draw:enhanced-path="M 0 0 L 21600 0 21600 21600 0 21600 0 0 Z N"/>
        </draw:custom-shape>
        <draw:custom-shape draw:style-name="gr116" draw:text-style-name="P9" xml:id="id54" draw:id="id54" draw:layer="layout" svg:width="1.167cm" svg:height="0.892cm" svg:x="7.466cm" svg:y="17.033cm">
          <text:p text:style-name="P7"><text:span text:style-name="T33">a</text:span><text:span text:style-name="T34">5</text:span></text:p>
          <draw:enhanced-geometry svg:viewBox="0 0 21600 21600" draw:type="mso-spt202" draw:enhanced-path="M 0 0 L 21600 0 21600 21600 0 21600 0 0 Z N"/>
        </draw:custom-shape>
        <draw:frame draw:style-name="gr117" xml:id="id55" draw:id="id55" draw:layer="layout" svg:width="10.782cm" svg:height="4.642cm" svg:x="12.6cm" svg:y="13.888cm">
          <draw:object-ole draw:class-id="0002CE02-0000-0000-c000-000000000046" xlink:href="./Object 16" xlink:type="simple" xlink:show="embed" xlink:actuate="onLoad">
            <text:p/>
          </draw:object-ole>
          <draw:image xlink:href="./ObjectReplacements/Object 16" xlink:type="simple" xlink:show="embed" xlink:actuate="onLoad"/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custom-shape draw:style-name="gr10" draw:text-style-name="P5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2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28" draw:text-style-name="P43" draw:layer="layout" svg:width="24.5cm" svg:height="12.367cm" svg:x="2.565cm" svg:y="4.9cm" presentation:class="outline" presentation:user-transformed="true">
          <draw:text-box>
            <text:p text:style-name="P42"><text:span text:style-name="T3">Espaço em memória: ?.</text:span></text:p>
            <text:p text:style-name="P42"><text:span text:style-name="T3">Quanto custa calcular o grau de um vértice?</text:span></text:p>
            <text:p text:style-name="P42"><text:span text:style-name="T3">Quanto custa verificar se existe uma aresta (arco) entre um determinado par de vértices?</text:span></text:p>
            <text:p text:style-name="P42"><text:span text:style-name="T3">Eficiente para alguns algoritmos em grafos esparsos.</text:span></text:p>
            <text:p text:style-name="P42"><text:span text:style-name="T3"/></text:p>
          </draw:text-box>
        </draw:frame>
        <presentation:notes draw:style-name="dp3">
          <draw:custom-shape draw:style-name="gr10" draw:text-style-name="P5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2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0">
        <office:forms form:automatic-focus="false" form:apply-design-mode="false"/>
        <draw:frame presentation:style-name="pr29" draw:text-style-name="P4" draw:layer="layout" svg:width="19.833cm" svg:height="2.34cm" svg:x="4.432cm" svg:y="0.65cm" presentation:class="title" presentation:user-transformed="true">
          <draw:text-box>
            <text:p text:style-name="P3"><text:span text:style-name="T3">Conceitos Básicos</text:span></text:p>
          </draw:text-box>
        </draw:frame>
        <draw:frame presentation:style-name="pr30" draw:text-style-name="P26" draw:layer="layout" svg:width="22.634cm" svg:height="3.967cm" svg:x="2.566cm" svg:y="5.133cm" presentation:class="outline" presentation:user-transformed="true">
          <draw:text-box>
            <text:p text:style-name="P25"><text:span text:style-name="T31">Matriz de adjacência</text:span><text:span text:style-name="T1">:</text:span></text:p>
            <text:p text:style-name="P44"><text:span text:style-name="T1"><text:tab/></text:span><text:span text:style-name="T1">Uma linha para cada vértice</text:span></text:p>
            <text:p text:style-name="P41"><text:span text:style-name="T1"><text:tab/></text:span><text:span text:style-name="T1">Uma coluna para cada vértice</text:span></text:p>
          </draw:text-box>
        </draw:frame>
        <draw:g xml:id="id56" draw:id="id56">
          <draw:custom-shape draw:style-name="gr118" draw:text-style-name="P8" draw:layer="layout" svg:width="1.866cm" svg:height="0.892cm" svg:x="10.033cm" svg:y="10.966cm">
            <text:p text:style-name="P7"><text:span text:style-name="T33">a</text:span><text:span text:style-name="T34">23</text:span></text:p>
            <draw:enhanced-geometry svg:viewBox="0 0 21600 21600" draw:type="mso-spt202" draw:enhanced-path="M 0 0 L 21600 0 21600 21600 0 21600 0 0 Z N"/>
          </draw:custom-shape>
          <draw:g>
            <draw:g>
              <draw:line draw:style-name="gr36" draw:text-style-name="P6" draw:layer="layout" svg:x1="6.168cm" svg:y1="13.339cm" svg:x2="9.814cm" svg:y2="13.345cm">
                <text:p/>
              </draw:line>
              <draw:custom-shape draw:style-name="gr1" draw:text-style-name="P5" draw:layer="layout" svg:width="0.787cm" svg:height="0.802cm" svg:x="5.385cm" svg:y="12.916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" draw:text-style-name="P5" draw:layer="layout" svg:width="0.788cm" svg:height="0.802cm" svg:x="9.814cm" svg:y="12.916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" draw:text-style-name="P5" draw:layer="layout" svg:width="0.788cm" svg:height="0.802cm" svg:x="5.366cm" svg:y="9.625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" draw:text-style-name="P5" draw:layer="layout" svg:width="0.787cm" svg:height="0.801cm" svg:x="9.664cm" svg:y="9.606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line draw:style-name="gr35" draw:text-style-name="P6" draw:layer="layout" svg:x1="6.168cm" svg:y1="10.048cm" svg:x2="9.551cm" svg:y2="10.052cm">
                <text:p/>
              </draw:line>
              <draw:line draw:style-name="gr107" draw:text-style-name="P6" draw:layer="layout" svg:x1="5.755cm" svg:y1="10.461cm" svg:x2="5.761cm" svg:y2="12.804cm">
                <text:p/>
              </draw:line>
              <draw:line draw:style-name="gr35" draw:text-style-name="P6" draw:layer="layout" svg:x1="10.13cm" svg:y1="10.461cm" svg:x2="10.134cm" svg:y2="12.804cm">
                <text:p/>
              </draw:line>
              <draw:line draw:style-name="gr35" draw:text-style-name="P6" draw:layer="layout" svg:x1="6.017cm" svg:y1="10.257cm" svg:x2="9.92cm" svg:y2="13.12cm">
                <text:p/>
              </draw:line>
              <draw:line draw:style-name="gr36" draw:text-style-name="P6" draw:layer="layout" svg:x1="6.114cm" svg:y1="13.075cm" svg:x2="9.761cm" svg:y2="10.256cm">
                <text:p/>
              </draw:line>
            </draw:g>
            <draw:custom-shape draw:style-name="gr119" draw:text-style-name="P28" draw:layer="layout" svg:width="1.167cm" svg:height="0.816cm" svg:x="5.317cm" svg:y="9.615cm">
              <text:p text:style-name="P27"><text:span text:style-name="T32">1</text:span></text:p>
              <draw:enhanced-geometry svg:viewBox="0 0 21600 21600" draw:type="mso-spt202" draw:enhanced-path="M 0 0 L 21600 0 21600 21600 0 21600 0 0 Z N"/>
            </draw:custom-shape>
            <draw:custom-shape draw:style-name="gr120" draw:text-style-name="P28" draw:layer="layout" svg:width="1.167cm" svg:height="0.816cm" svg:x="9.624cm" svg:y="9.566cm">
              <text:p text:style-name="P27"><text:span text:style-name="T32">2</text:span></text:p>
              <draw:enhanced-geometry svg:viewBox="0 0 21600 21600" draw:type="mso-spt202" draw:enhanced-path="M 0 0 L 21600 0 21600 21600 0 21600 0 0 Z N"/>
            </draw:custom-shape>
            <draw:custom-shape draw:style-name="gr121" draw:text-style-name="P28" draw:layer="layout" svg:width="1.166cm" svg:height="0.816cm" svg:x="9.751cm" svg:y="12.882cm">
              <text:p text:style-name="P27"><text:span text:style-name="T32">3</text:span></text:p>
              <draw:enhanced-geometry svg:viewBox="0 0 21600 21600" draw:type="mso-spt202" draw:enhanced-path="M 0 0 L 21600 0 21600 21600 0 21600 0 0 Z N"/>
            </draw:custom-shape>
            <draw:custom-shape draw:style-name="gr122" draw:text-style-name="P28" draw:layer="layout" svg:width="1.166cm" svg:height="0.816cm" svg:x="5.327cm" svg:y="12.882cm">
              <text:p text:style-name="P27"><text:span text:style-name="T32">4</text:span></text:p>
              <draw:enhanced-geometry svg:viewBox="0 0 21600 21600" draw:type="mso-spt202" draw:enhanced-path="M 0 0 L 21600 0 21600 21600 0 21600 0 0 Z N"/>
            </draw:custom-shape>
            <draw:custom-shape draw:style-name="gr123" draw:text-style-name="P8" draw:layer="layout" svg:width="1.633cm" svg:height="0.892cm" svg:x="7.233cm" svg:y="9.1cm">
              <text:p text:style-name="P7"><text:span text:style-name="T33">a</text:span><text:span text:style-name="T34">12</text:span></text:p>
              <draw:enhanced-geometry svg:viewBox="0 0 21600 21600" draw:type="mso-spt202" draw:enhanced-path="M 0 0 L 21600 0 21600 21600 0 21600 0 0 Z N"/>
            </draw:custom-shape>
            <draw:custom-shape draw:style-name="gr124" draw:text-style-name="P8" draw:layer="layout" svg:width="1.779cm" svg:height="0.892cm" svg:x="8.72cm" svg:y="11.579cm">
              <text:p text:style-name="P7"><text:span text:style-name="T33">a</text:span><text:span text:style-name="T34">13</text:span></text:p>
              <draw:enhanced-geometry svg:viewBox="0 0 21600 21600" draw:type="mso-spt202" draw:enhanced-path="M 0 0 L 21600 0 21600 21600 0 21600 0 0 Z N"/>
            </draw:custom-shape>
            <draw:custom-shape draw:style-name="gr125" draw:text-style-name="P8" draw:layer="layout" svg:width="1.497cm" svg:height="0.892cm" svg:x="7.826cm" svg:y="10.092cm">
              <text:p text:style-name="P7"><text:span text:style-name="T33">a</text:span><text:span text:style-name="T34">24</text:span></text:p>
              <draw:enhanced-geometry svg:viewBox="0 0 21600 21600" draw:type="mso-spt202" draw:enhanced-path="M 0 0 L 21600 0 21600 21600 0 21600 0 0 Z N"/>
            </draw:custom-shape>
            <draw:custom-shape draw:style-name="gr126" draw:text-style-name="P8" draw:layer="layout" svg:width="1.633cm" svg:height="0.892cm" svg:x="7.466cm" svg:y="12.366cm">
              <text:p text:style-name="P7"><text:span text:style-name="T33">a</text:span><text:span text:style-name="T34">34</text:span></text:p>
              <draw:enhanced-geometry svg:viewBox="0 0 21600 21600" draw:type="mso-spt202" draw:enhanced-path="M 0 0 L 21600 0 21600 21600 0 21600 0 0 Z N"/>
            </draw:custom-shape>
          </draw:g>
        </draw:g>
        <draw:frame draw:style-name="gr127" xml:id="id57" draw:id="id57" draw:layer="layout" svg:width="6.927cm" svg:height="4.642cm" svg:x="15.4cm" svg:y="9.333cm">
          <draw:object-ole draw:class-id="0002CE02-0000-0000-c000-000000000046" xlink:href="./Object 17" xlink:type="simple" xlink:show="embed" xlink:actuate="onLoad">
            <text:p/>
          </draw:object-ole>
          <draw:image xlink:href="./ObjectReplacements/Object 17" xlink:type="simple" xlink:show="embed" xlink:actuate="onLoad"/>
        </draw:frame>
        <draw:custom-shape draw:style-name="gr128" draw:text-style-name="P46" xml:id="id58" draw:id="id58" draw:layer="layout" svg:width="12.134cm" svg:height="1.108cm" svg:x="3.966cm" svg:y="14.651cm">
          <text:p text:style-name="P45"><text:span text:style-name="T35">Grafos sem arcos paralelos.</text:span></text:p>
          <draw:enhanced-geometry svg:viewBox="0 0 21600 21600" draw:type="mso-spt202" draw:enhanced-path="M 0 0 L 21600 0 21600 21600 0 21600 0 0 Z N"/>
        </draw:custom-shape>
        <draw:custom-shape draw:style-name="gr129" draw:text-style-name="P9" draw:layer="layout" svg:width="21cm" svg:height="1.112cm" svg:x="3.966cm" svg:y="3.5cm">
          <text:p text:style-name="P7"><text:span text:style-name="T8">Formas de representação e matrizes associadas a um grafo</text:span></text:p>
          <draw:enhanced-geometry svg:viewBox="0 0 21600 21600" draw:type="mso-spt202" draw:enhanced-path="M 0 0 L 21600 0 21600 21600 0 21600 0 0 Z N"/>
        </draw:custom-shape>
        <draw:custom-shape draw:style-name="gr130" draw:text-style-name="P47" draw:layer="layout" svg:width="7.933cm" svg:height="2.165cm" svg:x="15.633cm" svg:y="6.3cm">
          <text:p text:style-name="P24"><text:span text:style-name="T6">a</text:span><text:span text:style-name="T36">ij</text:span><text:span text:style-name="T7"> = 1 </text:span><text:span text:style-name="T37"></text:span><text:span text:style-name="T7"> (</text:span><text:span text:style-name="T6">i </text:span><text:span text:style-name="T7">, </text:span><text:span text:style-name="T6">j </text:span><text:span text:style-name="T7">) </text:span><text:span text:style-name="T38"></text:span><text:span text:style-name="T7"> </text:span><text:span text:style-name="T6">A</text:span></text:p>
          <text:p text:style-name="P24"><text:span text:style-name="T6">a</text:span><text:span text:style-name="T36">ij</text:span><text:span text:style-name="T7"> = 0 </text:span><text:span text:style-name="T37"></text:span><text:span text:style-name="T7"> (</text:span><text:span text:style-name="T6">i </text:span><text:span text:style-name="T7">, </text:span><text:span text:style-name="T6">j </text:span><text:span text:style-name="T7">) </text:span><text:span text:style-name="T38"></text:span><text:span text:style-name="T7"> </text:span><text:span text:style-name="T6">A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custom-shape draw:style-name="gr10" draw:text-style-name="P5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2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31" draw:text-style-name="P43" draw:layer="layout" svg:width="24.5cm" svg:height="12.367cm" svg:x="2.565cm" svg:y="4.9cm" presentation:class="outline" presentation:user-transformed="true">
          <draw:text-box>
            <text:p text:style-name="P42"><text:span text:style-name="T3">Espaço em memória: ?.</text:span></text:p>
            <text:p text:style-name="P42"><text:span text:style-name="T3">Quanto custa calcular o grau de um vértice?</text:span></text:p>
            <text:p text:style-name="P42"><text:span text:style-name="T3">Quanto custa verificar se existe uma aresta (arco) entre um determinado par de vértices?</text:span></text:p>
            <text:p text:style-name="P42"><text:span text:style-name="T3">Eficiente para vários problemas em grafos densos.</text:span></text:p>
            <text:p text:style-name="P42"><text:span text:style-name="T3"/></text:p>
          </draw:text-box>
        </draw:frame>
        <presentation:notes draw:style-name="dp3">
          <draw:custom-shape draw:style-name="gr10" draw:text-style-name="P5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2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0">
        <office:forms form:automatic-focus="false" form:apply-design-mode="false"/>
        <draw:frame presentation:style-name="pr32" draw:text-style-name="P4" draw:layer="layout" svg:width="19.833cm" svg:height="2.34cm" svg:x="4.432cm" svg:y="0.65cm" presentation:class="title" presentation:user-transformed="true">
          <draw:text-box>
            <text:p text:style-name="P3"><text:span text:style-name="T3">Conceitos Básicos</text:span></text:p>
          </draw:text-box>
        </draw:frame>
        <draw:frame presentation:style-name="pr33" draw:text-style-name="P26" draw:layer="layout" svg:width="22.867cm" svg:height="3.967cm" svg:x="2.566cm" svg:y="5.133cm" presentation:class="outline" presentation:user-transformed="true">
          <draw:text-box>
            <text:p text:style-name="P25"><text:span text:style-name="T31">Lista de adjacências</text:span><text:span text:style-name="T1">:</text:span></text:p>
            <text:p text:style-name="P44"><text:span text:style-name="T1"><text:tab/></text:span><text:span text:style-name="T1">Cada vértice aponta para a lista de seus sucessores (ou nós adjacentes)‏</text:span></text:p>
          </draw:text-box>
        </draw:frame>
        <draw:custom-shape draw:style-name="gr131" draw:text-style-name="P9" draw:layer="layout" svg:width="21cm" svg:height="1.112cm" svg:x="3.966cm" svg:y="3.5cm">
          <text:p text:style-name="P7"><text:span text:style-name="T8">Formas de representação por listas de adjacências</text:span></text:p>
          <draw:enhanced-geometry svg:viewBox="0 0 21600 21600" draw:type="mso-spt202" draw:enhanced-path="M 0 0 L 21600 0 21600 21600 0 21600 0 0 Z N"/>
        </draw:custom-shape>
        <draw:g>
          <draw:custom-shape draw:style-name="gr132" draw:text-style-name="P5" draw:layer="layout" svg:width="1.866cm" svg:height="1.031cm" svg:x="10.782cm" svg:y="10.499cm">
            <text:p/>
            <draw:enhanced-geometry svg:viewBox="0 0 21600 21600" draw:type="mso-spt202" draw:enhanced-path="M 0 0 L 21600 0 21600 21600 0 21600 0 0 Z N"/>
          </draw:custom-shape>
          <draw:g>
            <draw:g>
              <draw:line draw:style-name="gr36" draw:text-style-name="P6" draw:layer="layout" svg:x1="6.917cm" svg:y1="12.872cm" svg:x2="10.563cm" svg:y2="12.876cm">
                <text:p/>
              </draw:line>
              <draw:custom-shape draw:style-name="gr1" draw:text-style-name="P5" draw:layer="layout" svg:width="0.787cm" svg:height="0.803cm" svg:x="6.134cm" svg:y="12.448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" draw:text-style-name="P5" draw:layer="layout" svg:width="0.788cm" svg:height="0.803cm" svg:x="10.563cm" svg:y="12.448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" draw:text-style-name="P5" draw:layer="layout" svg:width="0.788cm" svg:height="0.802cm" svg:x="6.115cm" svg:y="9.158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" draw:text-style-name="P5" draw:layer="layout" svg:width="0.787cm" svg:height="0.802cm" svg:x="10.413cm" svg:y="9.138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line draw:style-name="gr35" draw:text-style-name="P6" draw:layer="layout" svg:x1="6.917cm" svg:y1="9.581cm" svg:x2="10.3cm" svg:y2="9.585cm">
                <text:p/>
              </draw:line>
              <draw:line draw:style-name="gr107" draw:text-style-name="P6" draw:layer="layout" svg:x1="6.504cm" svg:y1="9.993cm" svg:x2="6.51cm" svg:y2="12.337cm">
                <text:p/>
              </draw:line>
              <draw:line draw:style-name="gr35" draw:text-style-name="P6" draw:layer="layout" svg:x1="10.879cm" svg:y1="9.993cm" svg:x2="10.883cm" svg:y2="12.337cm">
                <text:p/>
              </draw:line>
              <draw:line draw:style-name="gr35" draw:text-style-name="P6" draw:layer="layout" svg:x1="6.766cm" svg:y1="9.789cm" svg:x2="10.669cm" svg:y2="12.653cm">
                <text:p/>
              </draw:line>
              <draw:line draw:style-name="gr36" draw:text-style-name="P6" draw:layer="layout" svg:x1="6.864cm" svg:y1="12.609cm" svg:x2="10.51cm" svg:y2="9.789cm">
                <text:p/>
              </draw:line>
            </draw:g>
            <draw:custom-shape draw:style-name="gr133" draw:text-style-name="P28" draw:layer="layout" svg:width="1.167cm" svg:height="0.816cm" svg:x="6.066cm" svg:y="9.148cm">
              <text:p text:style-name="P27"><text:span text:style-name="T32">1</text:span></text:p>
              <draw:enhanced-geometry svg:viewBox="0 0 21600 21600" draw:type="mso-spt202" draw:enhanced-path="M 0 0 L 21600 0 21600 21600 0 21600 0 0 Z N"/>
            </draw:custom-shape>
            <draw:custom-shape draw:style-name="gr134" draw:text-style-name="P28" draw:layer="layout" svg:width="1.167cm" svg:height="0.816cm" svg:x="10.373cm" svg:y="9.099cm">
              <text:p text:style-name="P27"><text:span text:style-name="T32">2</text:span></text:p>
              <draw:enhanced-geometry svg:viewBox="0 0 21600 21600" draw:type="mso-spt202" draw:enhanced-path="M 0 0 L 21600 0 21600 21600 0 21600 0 0 Z N"/>
            </draw:custom-shape>
            <draw:custom-shape draw:style-name="gr135" draw:text-style-name="P28" draw:layer="layout" svg:width="1.166cm" svg:height="0.816cm" svg:x="10.5cm" svg:y="12.414cm">
              <text:p text:style-name="P27"><text:span text:style-name="T32">3</text:span></text:p>
              <draw:enhanced-geometry svg:viewBox="0 0 21600 21600" draw:type="mso-spt202" draw:enhanced-path="M 0 0 L 21600 0 21600 21600 0 21600 0 0 Z N"/>
            </draw:custom-shape>
            <draw:custom-shape draw:style-name="gr136" draw:text-style-name="P28" draw:layer="layout" svg:width="1.166cm" svg:height="0.816cm" svg:x="6.076cm" svg:y="12.414cm">
              <text:p text:style-name="P27"><text:span text:style-name="T32">4</text:span></text:p>
              <draw:enhanced-geometry svg:viewBox="0 0 21600 21600" draw:type="mso-spt202" draw:enhanced-path="M 0 0 L 21600 0 21600 21600 0 21600 0 0 Z N"/>
            </draw:custom-shape>
            <draw:custom-shape draw:style-name="gr132" draw:text-style-name="P5" draw:layer="layout" svg:width="1.633cm" svg:height="1.031cm" svg:x="7.982cm" svg:y="8.633cm">
              <text:p/>
              <draw:enhanced-geometry svg:viewBox="0 0 21600 21600" draw:type="mso-spt202" draw:enhanced-path="M 0 0 L 21600 0 21600 21600 0 21600 0 0 Z N"/>
            </draw:custom-shape>
            <draw:custom-shape draw:style-name="gr132" draw:text-style-name="P5" draw:layer="layout" svg:width="1.779cm" svg:height="1.03cm" svg:x="9.469cm" svg:y="11.112cm">
              <text:p/>
              <draw:enhanced-geometry svg:viewBox="0 0 21600 21600" draw:type="mso-spt202" draw:enhanced-path="M 0 0 L 21600 0 21600 21600 0 21600 0 0 Z N"/>
            </draw:custom-shape>
            <draw:custom-shape draw:style-name="gr132" draw:text-style-name="P5" draw:layer="layout" svg:width="1.497cm" svg:height="1.031cm" svg:x="8.575cm" svg:y="9.624cm">
              <text:p/>
              <draw:enhanced-geometry svg:viewBox="0 0 21600 21600" draw:type="mso-spt202" draw:enhanced-path="M 0 0 L 21600 0 21600 21600 0 21600 0 0 Z N"/>
            </draw:custom-shape>
            <draw:custom-shape draw:style-name="gr132" draw:text-style-name="P5" draw:layer="layout" svg:width="1.633cm" svg:height="1.031cm" svg:x="8.215cm" svg:y="11.899cm">
              <text:p/>
              <draw:enhanced-geometry svg:viewBox="0 0 21600 21600" draw:type="mso-spt202" draw:enhanced-path="M 0 0 L 21600 0 21600 21600 0 21600 0 0 Z N"/>
            </draw:custom-shape>
          </draw:g>
        </draw:g>
        <draw:line draw:style-name="gr107" draw:text-style-name="P6" draw:layer="layout" svg:x1="5.983cm" svg:y1="16.668cm" svg:x2="5.989cm" svg:y2="18.661cm">
          <text:p/>
        </draw:line>
        <draw:custom-shape draw:style-name="gr137" draw:text-style-name="P50" draw:layer="layout" svg:width="3.966cm" svg:height="1.615cm" svg:x="12.833cm" svg:y="9.333cm">
          <text:p text:style-name="P48"><text:span text:style-name="T4">n</text:span><text:span text:style-name="T5"> vértices </text:span></text:p>
          <text:p text:style-name="P49"><text:span text:style-name="T4">m</text:span><text:span text:style-name="T5"> arestas</text:span></text:p>
          <draw:enhanced-geometry svg:viewBox="0 0 21600 21600" draw:type="mso-spt202" draw:enhanced-path="M 0 0 L 21600 0 21600 21600 0 21600 0 0 Z N"/>
        </draw:custom-shape>
        <draw:custom-shape draw:style-name="gr138" draw:text-style-name="P9" draw:layer="layout" svg:width="6.534cm" svg:height="0.951cm" svg:x="16.566cm" svg:y="9.61cm">
          <text:p text:style-name="P7"><text:span text:style-name="T39"></text:span><text:span text:style-name="T5"> </text:span><text:span text:style-name="T4">n </text:span><text:span text:style-name="T5">+</text:span><text:span text:style-name="T4">m</text:span><text:span text:style-name="T5"> posições</text:span></text:p>
          <draw:enhanced-geometry svg:viewBox="0 0 21600 21600" draw:type="mso-spt202" draw:enhanced-path="M 0 0 L 21600 0 21600 21600 0 21600 0 0 Z N"/>
        </draw:custom-shape>
        <draw:g>
          <draw:custom-shape draw:style-name="gr139" draw:text-style-name="P52" draw:layer="layout" svg:width="1.014cm" svg:height="3.841cm" svg:x="5.086cm" svg:y="15.25cm">
            <text:p text:style-name="P51"><text:span text:style-name="T40">1</text:span></text:p>
            <text:p text:style-name="P51"><text:span text:style-name="T40">2</text:span></text:p>
            <text:p text:style-name="P51"><text:span text:style-name="T40">3</text:span></text:p>
            <text:p text:style-name="P51"><text:span text:style-name="T40">4</text:span></text:p>
            <draw:enhanced-geometry svg:viewBox="0 0 21600 21600" draw:type="mso-spt202" draw:enhanced-path="M 0 0 L 21600 0 21600 21600 0 21600 0 0 Z N"/>
          </draw:custom-shape>
          <draw:line draw:style-name="gr140" draw:text-style-name="P6" draw:layer="layout" svg:x1="5.086cm" svg:y1="16.175cm" svg:x2="6.099cm" svg:y2="16.18cm">
            <text:p/>
          </draw:line>
          <draw:line draw:style-name="gr140" draw:text-style-name="P6" draw:layer="layout" svg:x1="5.086cm" svg:y1="17.136cm" svg:x2="6.099cm" svg:y2="17.139cm">
            <text:p/>
          </draw:line>
          <draw:line draw:style-name="gr140" draw:text-style-name="P6" draw:layer="layout" svg:x1="5.086cm" svg:y1="18.059cm" svg:x2="6.099cm" svg:y2="18.064cm">
            <text:p/>
          </draw:line>
        </draw:g>
        <draw:custom-shape draw:style-name="gr141" draw:text-style-name="P5" draw:layer="layout" svg:width="1.103cm" svg:height="0.773cm" svg:x="7.383cm" svg:y="14.996cm">
          <text:p text:style-name="P51"><text:span text:style-name="T33">2</text:span></text:p>
          <draw:enhanced-geometry svg:viewBox="0 0 21600 21600" draw:type="mso-spt202" draw:enhanced-path="M 0 0 L 21600 0 21600 21600 0 21600 0 0 Z N"/>
        </draw:custom-shape>
        <draw:custom-shape draw:style-name="gr141" draw:text-style-name="P5" draw:layer="layout" svg:width="1.103cm" svg:height="0.773cm" svg:x="9.717cm" svg:y="15.006cm">
          <text:p text:style-name="P51"><text:span text:style-name="T33">3</text:span></text:p>
          <draw:enhanced-geometry svg:viewBox="0 0 21600 21600" draw:type="mso-spt202" draw:enhanced-path="M 0 0 L 21600 0 21600 21600 0 21600 0 0 Z N"/>
        </draw:custom-shape>
        <draw:custom-shape draw:style-name="gr141" draw:text-style-name="P5" draw:layer="layout" svg:width="1.103cm" svg:height="0.773cm" svg:x="7.383cm" svg:y="16.172cm">
          <text:p text:style-name="P51"><text:span text:style-name="T33">3</text:span></text:p>
          <draw:enhanced-geometry svg:viewBox="0 0 21600 21600" draw:type="mso-spt202" draw:enhanced-path="M 0 0 L 21600 0 21600 21600 0 21600 0 0 Z N"/>
        </draw:custom-shape>
        <draw:custom-shape draw:style-name="gr141" draw:text-style-name="P5" draw:layer="layout" svg:width="1.103cm" svg:height="0.773cm" svg:x="9.717cm" svg:y="16.172cm">
          <text:p text:style-name="P51"><text:span text:style-name="T33">4</text:span></text:p>
          <draw:enhanced-geometry svg:viewBox="0 0 21600 21600" draw:type="mso-spt202" draw:enhanced-path="M 0 0 L 21600 0 21600 21600 0 21600 0 0 Z N"/>
        </draw:custom-shape>
        <draw:custom-shape draw:style-name="gr141" draw:text-style-name="P5" draw:layer="layout" svg:width="1.103cm" svg:height="0.774cm" svg:x="7.383cm" svg:y="17.338cm">
          <text:p text:style-name="P51"><text:span text:style-name="T33">4</text:span></text:p>
          <draw:enhanced-geometry svg:viewBox="0 0 21600 21600" draw:type="mso-spt202" draw:enhanced-path="M 0 0 L 21600 0 21600 21600 0 21600 0 0 Z N"/>
        </draw:custom-shape>
        <draw:line draw:style-name="gr35" draw:text-style-name="P6" draw:layer="layout" svg:x1="6.154cm" svg:y1="15.414cm" svg:x2="7.32cm" svg:y2="15.42cm">
          <text:p/>
        </draw:line>
        <draw:line draw:style-name="gr35" draw:text-style-name="P6" draw:layer="layout" svg:x1="6.154cm" svg:y1="16.581cm" svg:x2="7.32cm" svg:y2="16.585cm">
          <text:p/>
        </draw:line>
        <draw:line draw:style-name="gr35" draw:text-style-name="P6" draw:layer="layout" svg:x1="6.154cm" svg:y1="17.747cm" svg:x2="7.32cm" svg:y2="17.751cm">
          <text:p/>
        </draw:line>
        <draw:line draw:style-name="gr35" draw:text-style-name="P6" draw:layer="layout" svg:x1="8.486cm" svg:y1="16.566cm" svg:x2="9.653cm" svg:y2="16.572cm">
          <text:p/>
        </draw:line>
        <draw:line draw:style-name="gr35" draw:text-style-name="P6" draw:layer="layout" svg:x1="8.486cm" svg:y1="15.399cm" svg:x2="9.653cm" svg:y2="15.403cm">
          <text:p/>
        </draw:line>
        <draw:g>
          <draw:line draw:style-name="gr2" draw:text-style-name="P6" draw:layer="layout" svg:x1="10.82cm" svg:y1="15.312cm" svg:x2="11.754cm" svg:y2="15.316cm">
            <text:p/>
          </draw:line>
          <draw:line draw:style-name="gr2" draw:text-style-name="P6" draw:layer="layout" svg:x1="11.754cm" svg:y1="15.312cm" svg:x2="11.758cm" svg:y2="15.778cm">
            <text:p/>
          </draw:line>
          <draw:line draw:style-name="gr2" draw:text-style-name="P6" draw:layer="layout" svg:x1="11.52cm" svg:y1="15.779cm" svg:x2="11.986cm" svg:y2="15.783cm">
            <text:p/>
          </draw:line>
          <draw:line draw:style-name="gr2" draw:text-style-name="P6" draw:layer="layout" svg:x1="11.651cm" svg:y1="15.881cm" svg:x2="11.885cm" svg:y2="15.885cm">
            <text:p/>
          </draw:line>
        </draw:g>
        <draw:g>
          <draw:line draw:style-name="gr2" draw:text-style-name="P6" draw:layer="layout" svg:x1="10.82cm" svg:y1="16.61cm" svg:x2="11.754cm" svg:y2="16.614cm">
            <text:p/>
          </draw:line>
          <draw:line draw:style-name="gr2" draw:text-style-name="P6" draw:layer="layout" svg:x1="11.754cm" svg:y1="16.61cm" svg:x2="11.758cm" svg:y2="17.076cm">
            <text:p/>
          </draw:line>
          <draw:line draw:style-name="gr2" draw:text-style-name="P6" draw:layer="layout" svg:x1="11.52cm" svg:y1="17.076cm" svg:x2="11.986cm" svg:y2="17.082cm">
            <text:p/>
          </draw:line>
          <draw:line draw:style-name="gr2" draw:text-style-name="P6" draw:layer="layout" svg:x1="11.651cm" svg:y1="17.179cm" svg:x2="11.885cm" svg:y2="17.183cm">
            <text:p/>
          </draw:line>
        </draw:g>
        <draw:g>
          <draw:line draw:style-name="gr2" draw:text-style-name="P6" draw:layer="layout" svg:x1="8.486cm" svg:y1="17.776cm" svg:x2="9.42cm" svg:y2="17.782cm">
            <text:p/>
          </draw:line>
          <draw:line draw:style-name="gr2" draw:text-style-name="P6" draw:layer="layout" svg:x1="9.42cm" svg:y1="17.776cm" svg:x2="9.424cm" svg:y2="18.243cm">
            <text:p/>
          </draw:line>
          <draw:line draw:style-name="gr2" draw:text-style-name="P6" draw:layer="layout" svg:x1="9.186cm" svg:y1="18.243cm" svg:x2="9.653cm" svg:y2="18.247cm">
            <text:p/>
          </draw:line>
          <draw:line draw:style-name="gr2" draw:text-style-name="P6" draw:layer="layout" svg:x1="9.318cm" svg:y1="18.345cm" svg:x2="9.552cm" svg:y2="18.351cm">
            <text:p/>
          </draw:line>
        </draw:g>
        <draw:g>
          <draw:line draw:style-name="gr2" draw:text-style-name="P6" draw:layer="layout" svg:x1="6.154cm" svg:y1="18.71cm" svg:x2="7.087cm" svg:y2="18.714cm">
            <text:p/>
          </draw:line>
          <draw:line draw:style-name="gr2" draw:text-style-name="P6" draw:layer="layout" svg:x1="7.086cm" svg:y1="18.71cm" svg:x2="7.092cm" svg:y2="19.176cm">
            <text:p/>
          </draw:line>
          <draw:line draw:style-name="gr2" draw:text-style-name="P6" draw:layer="layout" svg:x1="6.854cm" svg:y1="19.176cm" svg:x2="7.32cm" svg:y2="19.182cm">
            <text:p/>
          </draw:line>
          <draw:line draw:style-name="gr2" draw:text-style-name="P6" draw:layer="layout" svg:x1="6.985cm" svg:y1="19.279cm" svg:x2="7.218cm" svg:y2="19.283cm">
            <text:p/>
          </draw:line>
        </draw:g>
        <draw:custom-shape draw:style-name="gr142" draw:text-style-name="P9" xml:id="id59" draw:id="id59" draw:layer="layout" svg:width="7.234cm" svg:height="0.938cm" svg:x="4.4cm" svg:y="13.854cm">
          <text:p text:style-name="P7"><text:span text:style-name="T5">vértices <text:s text:c="7"/>sucessores</text:span></text:p>
          <draw:enhanced-geometry svg:viewBox="0 0 21600 21600" draw:type="mso-spt202" draw:enhanced-path="M 0 0 L 21600 0 21600 21600 0 21600 0 0 Z N"/>
        </draw:custom-shape>
        <draw:custom-shape draw:style-name="gr143" draw:text-style-name="P9" xml:id="id60" draw:id="id60" draw:layer="layout" svg:width="7.233cm" svg:height="0.938cm" svg:x="15.012cm" svg:y="13.858cm">
          <text:p text:style-name="P7"><text:span text:style-name="T5">vértices <text:s text:c="6"/>predecessores</text:span></text:p>
          <draw:enhanced-geometry svg:viewBox="0 0 21600 21600" draw:type="mso-spt202" draw:enhanced-path="M 0 0 L 21600 0 21600 21600 0 21600 0 0 Z N"/>
        </draw:custom-shape>
        <draw:g>
          <draw:custom-shape draw:style-name="gr144" draw:text-style-name="P52" draw:layer="layout" svg:width="1.167cm" svg:height="3.841cm" svg:x="15.399cm" svg:y="15.174cm">
            <text:p text:style-name="P51"><text:span text:style-name="T40">1</text:span></text:p>
            <text:p text:style-name="P51"><text:span text:style-name="T40">2</text:span></text:p>
            <text:p text:style-name="P51"><text:span text:style-name="T40">3</text:span></text:p>
            <text:p text:style-name="P51"><text:span text:style-name="T40">4</text:span></text:p>
            <draw:enhanced-geometry svg:viewBox="0 0 21600 21600" draw:type="mso-spt202" draw:enhanced-path="M 0 0 L 21600 0 21600 21600 0 21600 0 0 Z N"/>
          </draw:custom-shape>
          <draw:line draw:style-name="gr140" draw:text-style-name="P6" draw:layer="layout" svg:x1="15.399cm" svg:y1="16.093cm" svg:x2="16.565cm" svg:y2="16.098cm">
            <text:p/>
          </draw:line>
          <draw:line draw:style-name="gr140" draw:text-style-name="P6" draw:layer="layout" svg:x1="15.399cm" svg:y1="17.047cm" svg:x2="16.565cm" svg:y2="17.05cm">
            <text:p/>
          </draw:line>
          <draw:line draw:style-name="gr140" draw:text-style-name="P6" draw:layer="layout" svg:x1="15.399cm" svg:y1="17.965cm" svg:x2="16.565cm" svg:y2="17.97cm">
            <text:p/>
          </draw:line>
        </draw:g>
        <draw:custom-shape draw:style-name="gr141" draw:text-style-name="P5" draw:layer="layout" svg:width="1.103cm" svg:height="0.773cm" svg:x="17.796cm" svg:y="16.196cm">
          <text:p text:style-name="P51"><text:span text:style-name="T33">1</text:span></text:p>
          <draw:enhanced-geometry svg:viewBox="0 0 21600 21600" draw:type="mso-spt202" draw:enhanced-path="M 0 0 L 21600 0 21600 21600 0 21600 0 0 Z N"/>
        </draw:custom-shape>
        <draw:custom-shape draw:style-name="gr141" draw:text-style-name="P5" draw:layer="layout" svg:width="1.103cm" svg:height="0.773cm" svg:x="17.796cm" svg:y="17.363cm">
          <text:p text:style-name="P51"><text:span text:style-name="T33">1</text:span></text:p>
          <draw:enhanced-geometry svg:viewBox="0 0 21600 21600" draw:type="mso-spt202" draw:enhanced-path="M 0 0 L 21600 0 21600 21600 0 21600 0 0 Z N"/>
        </draw:custom-shape>
        <draw:line draw:style-name="gr35" draw:text-style-name="P6" draw:layer="layout" svg:x1="16.566cm" svg:y1="16.605cm" svg:x2="17.733cm" svg:y2="16.609cm">
          <text:p/>
        </draw:line>
        <draw:line draw:style-name="gr35" draw:text-style-name="P6" draw:layer="layout" svg:x1="16.566cm" svg:y1="17.771cm" svg:x2="17.733cm" svg:y2="17.775cm">
          <text:p/>
        </draw:line>
        <draw:g>
          <draw:line draw:style-name="gr2" draw:text-style-name="P6" draw:layer="layout" svg:x1="16.566cm" svg:y1="15.336cm" svg:x2="17.5cm" svg:y2="15.34cm">
            <text:p/>
          </draw:line>
          <draw:line draw:style-name="gr2" draw:text-style-name="P6" draw:layer="layout" svg:x1="17.499cm" svg:y1="15.336cm" svg:x2="17.503cm" svg:y2="15.802cm">
            <text:p/>
          </draw:line>
          <draw:line draw:style-name="gr2" draw:text-style-name="P6" draw:layer="layout" svg:x1="17.266cm" svg:y1="15.803cm" svg:x2="17.733cm" svg:y2="15.807cm">
            <text:p/>
          </draw:line>
          <draw:line draw:style-name="gr2" draw:text-style-name="P6" draw:layer="layout" svg:x1="17.397cm" svg:y1="15.905cm" svg:x2="17.631cm" svg:y2="15.909cm">
            <text:p/>
          </draw:line>
        </draw:g>
        <draw:g>
          <draw:line draw:style-name="gr2" draw:text-style-name="P6" draw:layer="layout" svg:x1="18.899cm" svg:y1="16.634cm" svg:x2="19.833cm" svg:y2="16.638cm">
            <text:p/>
          </draw:line>
          <draw:line draw:style-name="gr2" draw:text-style-name="P6" draw:layer="layout" svg:x1="19.833cm" svg:y1="16.634cm" svg:x2="19.837cm" svg:y2="17.1cm">
            <text:p/>
          </draw:line>
          <draw:line draw:style-name="gr2" draw:text-style-name="P6" draw:layer="layout" svg:x1="19.599cm" svg:y1="17.1cm" svg:x2="20.065cm" svg:y2="17.106cm">
            <text:p/>
          </draw:line>
          <draw:line draw:style-name="gr2" draw:text-style-name="P6" draw:layer="layout" svg:x1="19.73cm" svg:y1="17.203cm" svg:x2="19.964cm" svg:y2="17.207cm">
            <text:p/>
          </draw:line>
        </draw:g>
        <draw:g>
          <draw:line draw:style-name="gr2" draw:text-style-name="P6" draw:layer="layout" svg:x1="21.233cm" svg:y1="17.8cm" svg:x2="22.166cm" svg:y2="17.806cm">
            <text:p/>
          </draw:line>
          <draw:line draw:style-name="gr2" draw:text-style-name="P6" draw:layer="layout" svg:x1="22.166cm" svg:y1="17.8cm" svg:x2="22.172cm" svg:y2="18.267cm">
            <text:p/>
          </draw:line>
          <draw:line draw:style-name="gr2" draw:text-style-name="P6" draw:layer="layout" svg:x1="21.933cm" svg:y1="18.267cm" svg:x2="22.399cm" svg:y2="18.271cm">
            <text:p/>
          </draw:line>
          <draw:line draw:style-name="gr2" draw:text-style-name="P6" draw:layer="layout" svg:x1="22.064cm" svg:y1="18.369cm" svg:x2="22.297cm" svg:y2="18.375cm">
            <text:p/>
          </draw:line>
        </draw:g>
        <draw:custom-shape draw:style-name="gr141" draw:text-style-name="P5" draw:layer="layout" svg:width="1.104cm" svg:height="0.772cm" svg:x="20.129cm" svg:y="17.354cm">
          <text:p text:style-name="P51"><text:span text:style-name="T33">2</text:span></text:p>
          <draw:enhanced-geometry svg:viewBox="0 0 21600 21600" draw:type="mso-spt202" draw:enhanced-path="M 0 0 L 21600 0 21600 21600 0 21600 0 0 Z N"/>
        </draw:custom-shape>
        <draw:line draw:style-name="gr35" draw:text-style-name="P6" draw:layer="layout" svg:x1="18.899cm" svg:y1="17.761cm" svg:x2="20.065cm" svg:y2="17.767cm">
          <text:p/>
        </draw:line>
        <draw:custom-shape draw:style-name="gr141" draw:text-style-name="P5" draw:layer="layout" svg:width="1.103cm" svg:height="0.772cm" svg:x="17.796cm" svg:y="18.486cm">
          <text:p text:style-name="P51"><text:span text:style-name="T33">2</text:span></text:p>
          <draw:enhanced-geometry svg:viewBox="0 0 21600 21600" draw:type="mso-spt202" draw:enhanced-path="M 0 0 L 21600 0 21600 21600 0 21600 0 0 Z N"/>
        </draw:custom-shape>
        <draw:line draw:style-name="gr35" draw:text-style-name="P6" draw:layer="layout" svg:x1="16.566cm" svg:y1="18.895cm" svg:x2="17.733cm" svg:y2="18.899cm">
          <text:p/>
        </draw:line>
        <draw:g>
          <draw:line draw:style-name="gr2" draw:text-style-name="P6" draw:layer="layout" svg:x1="21.233cm" svg:y1="18.923cm" svg:x2="22.166cm" svg:y2="18.927cm">
            <text:p/>
          </draw:line>
          <draw:line draw:style-name="gr2" draw:text-style-name="P6" draw:layer="layout" svg:x1="22.166cm" svg:y1="18.923cm" svg:x2="22.172cm" svg:y2="19.389cm">
            <text:p/>
          </draw:line>
          <draw:line draw:style-name="gr2" draw:text-style-name="P6" draw:layer="layout" svg:x1="21.933cm" svg:y1="19.39cm" svg:x2="22.399cm" svg:y2="19.396cm">
            <text:p/>
          </draw:line>
          <draw:line draw:style-name="gr2" draw:text-style-name="P6" draw:layer="layout" svg:x1="22.064cm" svg:y1="19.492cm" svg:x2="22.297cm" svg:y2="19.496cm">
            <text:p/>
          </draw:line>
        </draw:g>
        <draw:custom-shape draw:style-name="gr141" draw:text-style-name="P5" draw:layer="layout" svg:width="1.104cm" svg:height="0.774cm" svg:x="20.129cm" svg:y="18.476cm">
          <text:p text:style-name="P51"><text:span text:style-name="T33">3</text:span></text:p>
          <draw:enhanced-geometry svg:viewBox="0 0 21600 21600" draw:type="mso-spt202" draw:enhanced-path="M 0 0 L 21600 0 21600 21600 0 21600 0 0 Z N"/>
        </draw:custom-shape>
        <draw:line draw:style-name="gr35" draw:text-style-name="P6" draw:layer="layout" svg:x1="18.899cm" svg:y1="18.885cm" svg:x2="20.065cm" svg:y2="18.889cm">
          <text:p/>
        </draw:lin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smil:repeatCount="1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custom-shape draw:style-name="gr10" draw:text-style-name="P5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2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0">
        <office:forms form:automatic-focus="false" form:apply-design-mode="false"/>
        <draw:frame presentation:style-name="pr34" draw:text-style-name="P4" draw:layer="layout" svg:width="19.833cm" svg:height="2.34cm" svg:x="4.432cm" svg:y="0.65cm" presentation:class="title" presentation:user-transformed="true">
          <draw:text-box>
            <text:p text:style-name="P3"><text:span text:style-name="T3">Conceitos Básicos</text:span></text:p>
          </draw:text-box>
        </draw:frame>
        <draw:custom-shape draw:style-name="gr145" draw:text-style-name="P9" draw:layer="layout" svg:width="21cm" svg:height="1.112cm" svg:x="3.966cm" svg:y="3.5cm">
          <text:p text:style-name="P7"><text:span text:style-name="T8">Formas de representação por listas de adjacências</text:span></text:p>
          <draw:enhanced-geometry svg:viewBox="0 0 21600 21600" draw:type="mso-spt202" draw:enhanced-path="M 0 0 L 21600 0 21600 21600 0 21600 0 0 Z N"/>
        </draw:custom-shape>
        <draw:line draw:style-name="gr107" draw:text-style-name="P6" draw:layer="layout" svg:x1="6.503cm" svg:y1="8.361cm" svg:x2="6.509cm" svg:y2="10.704cm">
          <text:p/>
        </draw:line>
        <draw:g>
          <draw:custom-shape draw:style-name="gr146" draw:text-style-name="P52" draw:layer="layout" svg:width="1.167cm" svg:height="0.892cm" svg:x="15.399cm" svg:y="6.299cm">
            <text:p text:style-name="P51"><text:span text:style-name="T33">1</text:span></text:p>
            <draw:enhanced-geometry svg:viewBox="0 0 21600 21600" draw:type="mso-spt202" draw:enhanced-path="M 0 0 L 21600 0 21600 21600 0 21600 0 0 Z N"/>
          </draw:custom-shape>
          <draw:custom-shape draw:style-name="gr147" draw:text-style-name="P52" draw:layer="layout" svg:width="1.167cm" svg:height="0.892cm" svg:x="16.566cm" svg:y="6.299cm">
            <text:p text:style-name="P51"><text:span text:style-name="T33">3</text:span></text:p>
            <draw:enhanced-geometry svg:viewBox="0 0 21600 21600" draw:type="mso-spt202" draw:enhanced-path="M 0 0 L 21600 0 21600 21600 0 21600 0 0 Z N"/>
          </draw:custom-shape>
          <draw:custom-shape draw:style-name="gr148" draw:text-style-name="P52" draw:layer="layout" svg:width="1.166cm" svg:height="0.892cm" svg:x="17.733cm" svg:y="6.299cm">
            <text:p text:style-name="P51"><text:span text:style-name="T33">5</text:span></text:p>
            <draw:enhanced-geometry svg:viewBox="0 0 21600 21600" draw:type="mso-spt202" draw:enhanced-path="M 0 0 L 21600 0 21600 21600 0 21600 0 0 Z N"/>
          </draw:custom-shape>
          <draw:custom-shape draw:style-name="gr149" draw:text-style-name="P52" draw:layer="layout" svg:width="1.167cm" svg:height="0.892cm" svg:x="18.899cm" svg:y="6.299cm">
            <text:p text:style-name="P51"><text:span text:style-name="T33">7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1" draw:text-style-name="P5" draw:layer="layout" svg:width="0.671cm" svg:height="0.617cm" svg:x="7.846cm" svg:y="6.09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50" draw:text-style-name="P54" draw:layer="layout" svg:width="0.996cm" svg:height="0.735cm" svg:x="7.803cm" svg:y="5.969cm">
            <text:p text:style-name="P53"><text:span text:style-name="T41">1</text:span></text:p>
            <draw:enhanced-geometry svg:viewBox="0 0 21600 21600" draw:type="mso-spt202" draw:enhanced-path="M 0 0 L 21600 0 21600 21600 0 21600 0 0 Z N"/>
          </draw:custom-shape>
          <draw:custom-shape draw:style-name="gr1" draw:text-style-name="P5" draw:layer="layout" svg:width="0.676cm" svg:height="0.613cm" svg:x="10.232cm" svg:y="9.31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51" draw:text-style-name="P54" draw:layer="layout" svg:width="1.001cm" svg:height="0.735cm" svg:x="10.199cm" svg:y="9.197cm">
            <text:p text:style-name="P53"><text:span text:style-name="T41">2</text:span></text:p>
            <draw:enhanced-geometry svg:viewBox="0 0 21600 21600" draw:type="mso-spt202" draw:enhanced-path="M 0 0 L 21600 0 21600 21600 0 21600 0 0 Z N"/>
          </draw:custom-shape>
          <draw:custom-shape draw:style-name="gr1" draw:text-style-name="P5" draw:layer="layout" svg:width="0.675cm" svg:height="0.612cm" svg:x="5.654cm" svg:y="9.30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52" draw:text-style-name="P54" draw:layer="layout" svg:width="1.001cm" svg:height="0.735cm" svg:x="5.6cm" svg:y="9.197cm">
            <text:p text:style-name="P53"><text:span text:style-name="T41">3</text:span></text:p>
            <draw:enhanced-geometry svg:viewBox="0 0 21600 21600" draw:type="mso-spt202" draw:enhanced-path="M 0 0 L 21600 0 21600 21600 0 21600 0 0 Z N"/>
          </draw:custom-shape>
          <draw:custom-shape draw:style-name="gr153" draw:text-style-name="P5" draw:layer="layout" svg:width="1.132cm" svg:height="0.952cm" svg:x="7.613cm" svg:y="5.134cm">
            <text:p/>
            <draw:enhanced-geometry svg:viewBox="0 0 272 258" draw:type="non-primitive" draw:enhanced-path="M 93 258 C 78 236 0 170 4 128 8 86 77 8 120 4 163 0 250 59 261 101 272 143 204 225 189 258 N"/>
          </draw:custom-shape>
          <draw:custom-shape draw:style-name="gr153" draw:text-style-name="P5" draw:layer="layout" svg:width="1.721cm" svg:height="2.63cm" svg:x="6.082cm" svg:y="6.621cm">
            <text:p/>
            <draw:enhanced-geometry svg:viewBox="0 0 413 758" draw:type="non-primitive" draw:enhanced-path="M 0 758 C 6 718 15 593 36 518 57 443 89 371 124 306 159 241 200 179 248 128 296 77 379 27 413 0 N"/>
          </draw:custom-shape>
          <draw:custom-shape draw:style-name="gr153" draw:text-style-name="P5" draw:layer="layout" svg:width="1.662cm" svg:height="2.679cm" svg:x="6.339cm" svg:y="6.8cm">
            <text:p/>
            <draw:enhanced-geometry svg:viewBox="0 0 452 745" draw:type="non-primitive" draw:enhanced-path="M 452 0 C 444 35 420 162 399 231 378 300 362 357 328 417 294 477 250 539 195 594 140 649 41 714 0 745 N"/>
          </draw:custom-shape>
          <draw:custom-shape draw:style-name="gr153" draw:text-style-name="P5" draw:layer="layout" svg:width="1.974cm" svg:height="3.292cm" draw:transform="rotate (-0.925024503558007) translate (9.157cm 7.73cm)">
            <text:p/>
            <draw:enhanced-geometry svg:viewBox="0 0 413 758" draw:type="non-primitive" draw:enhanced-path="M 0 758 C 6 718 15 593 36 518 57 443 89 371 124 306 159 241 200 179 248 128 296 77 379 27 413 0 N"/>
          </draw:custom-shape>
          <draw:custom-shape draw:style-name="gr153" draw:text-style-name="P5" draw:layer="layout" svg:width="2.009cm" svg:height="3.271cm" draw:transform="rotate (-0.925024503558007) translate (9.076cm 7.836cm)">
            <text:p/>
            <draw:enhanced-geometry svg:viewBox="0 0 452 745" draw:type="non-primitive" draw:enhanced-path="M 452 0 C 444 35 420 162 399 231 378 300 362 357 328 417 294 477 250 539 195 594 140 649 41 714 0 745 N"/>
          </draw:custom-shape>
          <draw:custom-shape draw:style-name="gr153" draw:text-style-name="P5" draw:layer="layout" svg:width="1.798cm" svg:height="2.668cm" draw:transform="rotate (3.10668606854932) translate (10.349cm 9.426cm)">
            <text:p/>
            <draw:enhanced-geometry svg:viewBox="0 0 452 745" draw:mirror-horizontal="true" draw:type="non-primitive" draw:enhanced-path="M 452 0 C 444 35 420 162 399 231 378 300 362 357 328 417 294 477 250 539 195 594 140 649 41 714 0 745 N"/>
          </draw:custom-shape>
        </draw:g>
        <draw:custom-shape draw:style-name="gr154" draw:text-style-name="P17" draw:layer="layout" svg:width="1.4cm" svg:height="1.108cm" svg:x="13.766cm" svg:y="8.676cm">
          <text:p text:style-name="P16"><text:span text:style-name="T35">m</text:span></text:p>
          <draw:enhanced-geometry svg:viewBox="0 0 21600 21600" draw:type="mso-spt202" draw:enhanced-path="M 0 0 L 21600 0 21600 21600 0 21600 0 0 Z N"/>
        </draw:custom-shape>
        <draw:custom-shape draw:style-name="gr155" draw:text-style-name="P17" draw:layer="layout" svg:width="0.934cm" svg:height="1.108cm" svg:x="13.766cm" svg:y="6.3cm">
          <text:p text:style-name="P16"><text:span text:style-name="T35">n</text:span></text:p>
          <draw:enhanced-geometry svg:viewBox="0 0 21600 21600" draw:type="mso-spt202" draw:enhanced-path="M 0 0 L 21600 0 21600 21600 0 21600 0 0 Z N"/>
        </draw:custom-shape>
        <draw:custom-shape draw:style-name="gr156" draw:text-style-name="P55" draw:layer="layout" svg:width="4.666cm" svg:height="0.748cm" svg:x="15.633cm" svg:y="5.366cm">
          <text:p text:style-name="P53"><text:span text:style-name="T42">1 <text:s text:c="6"/>2 <text:s text:c="6"/>3 <text:s text:c="6"/>4</text:span></text:p>
          <draw:enhanced-geometry svg:viewBox="0 0 21600 21600" draw:type="mso-spt202" draw:enhanced-path="M 0 0 L 21600 0 21600 21600 0 21600 0 0 Z N"/>
        </draw:custom-shape>
        <draw:g>
          <draw:custom-shape draw:style-name="gr157" draw:text-style-name="P52" draw:layer="layout" svg:width="1.167cm" svg:height="0.892cm" svg:x="15.399cm" svg:y="8.633cm">
            <text:p text:style-name="P51"><text:span text:style-name="T33">1</text:span></text:p>
            <draw:enhanced-geometry svg:viewBox="0 0 21600 21600" draw:type="mso-spt202" draw:enhanced-path="M 0 0 L 21600 0 21600 21600 0 21600 0 0 Z N"/>
          </draw:custom-shape>
          <draw:custom-shape draw:style-name="gr158" draw:text-style-name="P52" draw:layer="layout" svg:width="1.167cm" svg:height="0.892cm" svg:x="16.566cm" svg:y="8.633cm">
            <text:p text:style-name="P51"><text:span text:style-name="T33">3</text:span></text:p>
            <draw:enhanced-geometry svg:viewBox="0 0 21600 21600" draw:type="mso-spt202" draw:enhanced-path="M 0 0 L 21600 0 21600 21600 0 21600 0 0 Z N"/>
          </draw:custom-shape>
          <draw:custom-shape draw:style-name="gr159" draw:text-style-name="P52" draw:layer="layout" svg:width="1.166cm" svg:height="0.892cm" svg:x="17.733cm" svg:y="8.633cm">
            <text:p text:style-name="P51"><text:span text:style-name="T33">1</text:span></text:p>
            <draw:enhanced-geometry svg:viewBox="0 0 21600 21600" draw:type="mso-spt202" draw:enhanced-path="M 0 0 L 21600 0 21600 21600 0 21600 0 0 Z N"/>
          </draw:custom-shape>
          <draw:custom-shape draw:style-name="gr160" draw:text-style-name="P52" draw:layer="layout" svg:width="1.167cm" svg:height="0.892cm" svg:x="18.899cm" svg:y="8.633cm">
            <text:p text:style-name="P51"><text:span text:style-name="T33">3</text:span></text:p>
            <draw:enhanced-geometry svg:viewBox="0 0 21600 21600" draw:type="mso-spt202" draw:enhanced-path="M 0 0 L 21600 0 21600 21600 0 21600 0 0 Z N"/>
          </draw:custom-shape>
          <draw:custom-shape draw:style-name="gr161" draw:text-style-name="P52" draw:layer="layout" svg:width="1.167cm" svg:height="0.892cm" svg:x="20.066cm" svg:y="8.633cm">
            <text:p text:style-name="P51"><text:span text:style-name="T33">2</text:span></text:p>
            <draw:enhanced-geometry svg:viewBox="0 0 21600 21600" draw:type="mso-spt202" draw:enhanced-path="M 0 0 L 21600 0 21600 21600 0 21600 0 0 Z N"/>
          </draw:custom-shape>
          <draw:custom-shape draw:style-name="gr162" draw:text-style-name="P5" draw:layer="layout" svg:width="1.167cm" svg:height="1.08cm" svg:x="22.399cm" svg:y="8.633cm">
            <text:p/>
            <draw:enhanced-geometry svg:viewBox="0 0 21600 21600" draw:type="mso-spt202" draw:enhanced-path="M 0 0 L 21600 0 21600 21600 0 21600 0 0 Z N"/>
          </draw:custom-shape>
          <draw:custom-shape draw:style-name="gr163" draw:text-style-name="P52" draw:layer="layout" svg:width="1.166cm" svg:height="0.892cm" svg:x="21.233cm" svg:y="8.633cm">
            <text:p text:style-name="P51"><text:span text:style-name="T33">1</text:span></text:p>
            <draw:enhanced-geometry svg:viewBox="0 0 21600 21600" draw:type="mso-spt202" draw:enhanced-path="M 0 0 L 21600 0 21600 21600 0 21600 0 0 Z N"/>
          </draw:custom-shape>
        </draw:g>
        <draw:custom-shape draw:style-name="gr164" draw:text-style-name="P55" draw:layer="layout" svg:width="8.166cm" svg:height="0.748cm" svg:x="15.633cm" svg:y="9.658cm">
          <text:p text:style-name="P53"><text:span text:style-name="T42">1 <text:s text:c="6"/>2 <text:s text:c="6"/>3 <text:s text:c="6"/>4 <text:s text:c="6"/>5 <text:s text:c="6"/>6 <text:s text:c="6"/>7</text:span></text:p>
          <draw:enhanced-geometry svg:viewBox="0 0 21600 21600" draw:type="mso-spt202" draw:enhanced-path="M 0 0 L 21600 0 21600 21600 0 21600 0 0 Z N"/>
        </draw:custom-shape>
        <draw:line draw:style-name="gr165" draw:text-style-name="P6" draw:layer="layout" svg:x1="16.012cm" svg:y1="7.423cm" svg:x2="16.016cm" svg:y2="8.589cm">
          <text:p/>
        </draw:line>
        <draw:custom-shape draw:style-name="gr153" draw:text-style-name="P5" draw:layer="layout" svg:width="1.182cm" svg:height="1.162cm" svg:x="17.013cm" svg:y="7.407cm">
          <text:p/>
          <draw:enhanced-geometry svg:viewBox="0 0 243 239" draw:type="non-primitive" draw:enhanced-path="M 0 0 L 0 160 240 160 243 239 N"/>
        </draw:custom-shape>
        <draw:custom-shape draw:style-name="gr153" draw:text-style-name="P5" draw:layer="layout" svg:width="2.416cm" svg:height="1.166cm" svg:x="18.262cm" svg:y="7.364cm">
          <text:p/>
          <draw:enhanced-geometry svg:viewBox="0 0 497 240" draw:type="non-primitive" draw:enhanced-path="M 0 0 L 0 116 497 116 497 240 N"/>
        </draw:custom-shape>
        <draw:custom-shape draw:style-name="gr153" draw:text-style-name="P5" draw:layer="layout" svg:width="3.403cm" svg:height="1.166cm" svg:x="19.599cm" svg:y="7.364cm">
          <text:p/>
          <draw:enhanced-geometry svg:viewBox="0 0 700 240" draw:type="non-primitive" draw:enhanced-path="M 0 0 L 0 62 700 62 700 240 N"/>
        </draw:custom-shape>
        <presentation:notes draw:style-name="dp2">
          <draw:custom-shape draw:style-name="gr10" draw:text-style-name="P5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2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35" draw:text-style-name="P37" draw:layer="layout" svg:width="19.833cm" svg:height="2.029cm" svg:x="4.432cm" svg:y="3.971cm" presentation:class="title" presentation:placeholder="true" presentation:user-transformed="true">
          <draw:text-box/>
        </draw:frame>
        <draw:frame presentation:style-name="pr36" draw:text-style-name="P57" draw:layer="layout" svg:width="24.5cm" svg:height="12.367cm" svg:x="2.565cm" svg:y="6.533cm" presentation:class="outline" presentation:user-transformed="true">
          <draw:text-box>
            <text:p text:style-name="P56"><text:span text:style-name="T43">Espaço em memória: ?.</text:span></text:p>
            <text:p text:style-name="P56"><text:span text:style-name="T43">Quanto custa calcular o grau de um vértice?</text:span></text:p>
            <text:p text:style-name="P56"><text:span text:style-name="T43">Quanto custa verificar se existe uma aresta (arco) entre um determinado par de vértices?</text:span></text:p>
            <text:p text:style-name="P56"><text:span text:style-name="T43">Mais eficiente para vários algoritmos em grafos esparços.</text:span></text:p>
          </draw:text-box>
        </draw:frame>
        <presentation:notes draw:style-name="dp3">
          <draw:custom-shape draw:style-name="gr10" draw:text-style-name="P5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2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35" draw:text-style-name="P37" draw:layer="layout" svg:width="19.833cm" svg:height="2.029cm" svg:x="4.432cm" svg:y="3.971cm" presentation:class="title" presentation:placeholder="true" presentation:user-transformed="true">
          <draw:text-box/>
        </draw:frame>
        <draw:line draw:style-name="gr107" draw:text-style-name="P6" draw:layer="layout" svg:x1="5.983cm" svg:y1="11.535cm" svg:x2="5.989cm" svg:y2="13.528cm">
          <text:p/>
        </draw:line>
        <draw:frame presentation:style-name="pr37" draw:text-style-name="P57" draw:layer="layout" svg:width="8.167cm" svg:height="2.908cm" svg:x="2.565cm" svg:y="6.998cm" presentation:class="outline" presentation:user-transformed="true">
          <draw:text-box>
            <text:p xml:id="id61" text:id="id61" text:style-name="P56"><text:span text:style-name="T44">Lista de arcos</text:span></text:p>
          </draw:text-box>
        </draw:frame>
        <draw:g xml:id="id62" draw:id="id62">
          <draw:line draw:style-name="gr35" draw:text-style-name="P6" draw:layer="layout" svg:x1="12.283cm" svg:y1="11.238cm" svg:x2="15.93cm" svg:y2="11.244cm">
            <text:p/>
          </draw:line>
          <draw:custom-shape draw:style-name="gr1" draw:text-style-name="P5" draw:layer="layout" svg:width="0.788cm" svg:height="0.801cm" svg:x="11.5cm" svg:y="10.81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5" draw:layer="layout" svg:width="0.787cm" svg:height="0.801cm" svg:x="15.93cm" svg:y="10.81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5" draw:layer="layout" svg:width="0.787cm" svg:height="0.807cm" svg:x="11.482cm" svg:y="7.52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5" draw:layer="layout" svg:width="0.787cm" svg:height="0.801cm" svg:x="15.779cm" svg:y="7.50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5" draw:text-style-name="P6" draw:layer="layout" svg:x1="12.283cm" svg:y1="7.952cm" svg:x2="15.672cm" svg:y2="7.958cm">
            <text:p/>
          </draw:line>
          <draw:line draw:style-name="gr35" draw:text-style-name="P6" draw:layer="layout" svg:x1="16.245cm" svg:y1="8.361cm" svg:x2="16.251cm" svg:y2="10.704cm">
            <text:p/>
          </draw:line>
          <draw:line draw:style-name="gr35" draw:text-style-name="P6" draw:layer="layout" svg:x1="12.133cm" svg:y1="8.157cm" svg:x2="16.036cm" svg:y2="11.02cm">
            <text:p/>
          </draw:line>
          <draw:line draw:style-name="gr35" draw:text-style-name="P6" draw:layer="layout" svg:x1="12.23cm" svg:y1="10.975cm" svg:x2="15.876cm" svg:y2="8.156cm">
            <text:p/>
          </draw:line>
          <draw:custom-shape draw:style-name="gr166" draw:text-style-name="P28" draw:layer="layout" svg:width="1.166cm" svg:height="0.816cm" svg:x="11.433cm" svg:y="7.515cm">
            <text:p text:style-name="P27"><text:span text:style-name="T32">1</text:span></text:p>
            <draw:enhanced-geometry svg:viewBox="0 0 21600 21600" draw:type="mso-spt202" draw:enhanced-path="M 0 0 L 21600 0 21600 21600 0 21600 0 0 Z N"/>
          </draw:custom-shape>
          <draw:custom-shape draw:style-name="gr167" draw:text-style-name="P28" draw:layer="layout" svg:width="1.166cm" svg:height="0.816cm" svg:x="15.74cm" svg:y="7.466cm">
            <text:p text:style-name="P27"><text:span text:style-name="T32">2</text:span></text:p>
            <draw:enhanced-geometry svg:viewBox="0 0 21600 21600" draw:type="mso-spt202" draw:enhanced-path="M 0 0 L 21600 0 21600 21600 0 21600 0 0 Z N"/>
          </draw:custom-shape>
          <draw:custom-shape draw:style-name="gr168" draw:text-style-name="P28" draw:layer="layout" svg:width="1.167cm" svg:height="0.816cm" svg:x="15.866cm" svg:y="10.782cm">
            <text:p text:style-name="P27"><text:span text:style-name="T32">3</text:span></text:p>
            <draw:enhanced-geometry svg:viewBox="0 0 21600 21600" draw:type="mso-spt202" draw:enhanced-path="M 0 0 L 21600 0 21600 21600 0 21600 0 0 Z N"/>
          </draw:custom-shape>
          <draw:custom-shape draw:style-name="gr169" draw:text-style-name="P28" draw:layer="layout" svg:width="1.167cm" svg:height="0.816cm" svg:x="11.442cm" svg:y="10.782cm">
            <text:p text:style-name="P27"><text:span text:style-name="T32">4</text:span></text:p>
            <draw:enhanced-geometry svg:viewBox="0 0 21600 21600" draw:type="mso-spt202" draw:enhanced-path="M 0 0 L 21600 0 21600 21600 0 21600 0 0 Z N"/>
          </draw:custom-shape>
          <draw:line draw:style-name="gr35" draw:text-style-name="P6" draw:layer="layout" svg:x1="11.899cm" svg:y1="8.356cm" svg:x2="11.903cm" svg:y2="10.7cm">
            <text:p/>
          </draw:line>
        </draw:g>
        <draw:custom-shape draw:style-name="gr170" draw:text-style-name="P17" xml:id="id64" draw:id="id64" draw:layer="layout" svg:width="1.866cm" svg:height="1.108cm" svg:x="17.5cm" svg:y="8.21cm">
          <text:p text:style-name="P16"><text:span text:style-name="T35">S(.)‏</text:span></text:p>
          <draw:enhanced-geometry svg:viewBox="0 0 21600 21600" draw:type="mso-spt202" draw:enhanced-path="M 0 0 L 21600 0 21600 21600 0 21600 0 0 Z N"/>
        </draw:custom-shape>
        <draw:g xml:id="id66" draw:id="id66">
          <draw:custom-shape draw:style-name="gr171" draw:text-style-name="P52" draw:layer="layout" svg:width="1.168cm" svg:height="0.892cm" svg:x="19.365cm" svg:y="9.799cm">
            <text:p text:style-name="P51"><text:span text:style-name="T33">2</text:span></text:p>
            <draw:enhanced-geometry svg:viewBox="0 0 21600 21600" draw:type="mso-spt202" draw:enhanced-path="M 0 0 L 21600 0 21600 21600 0 21600 0 0 Z N"/>
          </draw:custom-shape>
          <draw:custom-shape draw:style-name="gr172" draw:text-style-name="P52" draw:layer="layout" svg:width="1.166cm" svg:height="0.892cm" svg:x="20.533cm" svg:y="9.799cm">
            <text:p text:style-name="P51"><text:span text:style-name="T33">3</text:span></text:p>
            <draw:enhanced-geometry svg:viewBox="0 0 21600 21600" draw:type="mso-spt202" draw:enhanced-path="M 0 0 L 21600 0 21600 21600 0 21600 0 0 Z N"/>
          </draw:custom-shape>
          <draw:custom-shape draw:style-name="gr173" draw:text-style-name="P52" draw:layer="layout" svg:width="1.166cm" svg:height="0.892cm" svg:x="21.699cm" svg:y="9.799cm">
            <text:p text:style-name="P51"><text:span text:style-name="T33">4</text:span></text:p>
            <draw:enhanced-geometry svg:viewBox="0 0 21600 21600" draw:type="mso-spt202" draw:enhanced-path="M 0 0 L 21600 0 21600 21600 0 21600 0 0 Z N"/>
          </draw:custom-shape>
          <draw:custom-shape draw:style-name="gr174" draw:text-style-name="P52" draw:layer="layout" svg:width="1.168cm" svg:height="0.892cm" svg:x="22.865cm" svg:y="9.799cm">
            <text:p text:style-name="P51"><text:span text:style-name="T33">3</text:span></text:p>
            <draw:enhanced-geometry svg:viewBox="0 0 21600 21600" draw:type="mso-spt202" draw:enhanced-path="M 0 0 L 21600 0 21600 21600 0 21600 0 0 Z N"/>
          </draw:custom-shape>
          <draw:custom-shape draw:style-name="gr175" draw:text-style-name="P52" draw:layer="layout" svg:width="1.166cm" svg:height="0.892cm" svg:x="24.033cm" svg:y="9.799cm">
            <text:p text:style-name="P51"><text:span text:style-name="T33">2</text:span></text:p>
            <draw:enhanced-geometry svg:viewBox="0 0 21600 21600" draw:type="mso-spt202" draw:enhanced-path="M 0 0 L 21600 0 21600 21600 0 21600 0 0 Z N"/>
          </draw:custom-shape>
          <draw:custom-shape draw:style-name="gr176" draw:text-style-name="P52" draw:layer="layout" svg:width="1.166cm" svg:height="0.892cm" svg:x="25.199cm" svg:y="9.799cm">
            <text:p text:style-name="P51"><text:span text:style-name="T33">3</text:span></text:p>
            <draw:enhanced-geometry svg:viewBox="0 0 21600 21600" draw:type="mso-spt202" draw:enhanced-path="M 0 0 L 21600 0 21600 21600 0 21600 0 0 Z N"/>
          </draw:custom-shape>
        </draw:g>
        <draw:g xml:id="id63" draw:id="id63">
          <draw:custom-shape draw:style-name="gr177" draw:text-style-name="P52" draw:layer="layout" svg:width="1.168cm" svg:height="0.892cm" svg:x="19.365cm" svg:y="8.165cm">
            <text:p text:style-name="P51"><text:span text:style-name="T33">1</text:span></text:p>
            <draw:enhanced-geometry svg:viewBox="0 0 21600 21600" draw:type="mso-spt202" draw:enhanced-path="M 0 0 L 21600 0 21600 21600 0 21600 0 0 Z N"/>
          </draw:custom-shape>
          <draw:custom-shape draw:style-name="gr178" draw:text-style-name="P52" draw:layer="layout" svg:width="1.166cm" svg:height="0.892cm" svg:x="20.533cm" svg:y="8.165cm">
            <text:p text:style-name="P51"><text:span text:style-name="T33">1</text:span></text:p>
            <draw:enhanced-geometry svg:viewBox="0 0 21600 21600" draw:type="mso-spt202" draw:enhanced-path="M 0 0 L 21600 0 21600 21600 0 21600 0 0 Z N"/>
          </draw:custom-shape>
          <draw:custom-shape draw:style-name="gr179" draw:text-style-name="P52" draw:layer="layout" svg:width="1.166cm" svg:height="0.892cm" svg:x="21.699cm" svg:y="8.165cm">
            <text:p text:style-name="P51"><text:span text:style-name="T33">1</text:span></text:p>
            <draw:enhanced-geometry svg:viewBox="0 0 21600 21600" draw:type="mso-spt202" draw:enhanced-path="M 0 0 L 21600 0 21600 21600 0 21600 0 0 Z N"/>
          </draw:custom-shape>
          <draw:custom-shape draw:style-name="gr180" draw:text-style-name="P52" draw:layer="layout" svg:width="1.168cm" svg:height="0.892cm" svg:x="22.865cm" svg:y="8.165cm">
            <text:p text:style-name="P51"><text:span text:style-name="T33">2</text:span></text:p>
            <draw:enhanced-geometry svg:viewBox="0 0 21600 21600" draw:type="mso-spt202" draw:enhanced-path="M 0 0 L 21600 0 21600 21600 0 21600 0 0 Z N"/>
          </draw:custom-shape>
          <draw:custom-shape draw:style-name="gr181" draw:text-style-name="P52" draw:layer="layout" svg:width="1.166cm" svg:height="0.892cm" svg:x="24.033cm" svg:y="8.165cm">
            <text:p text:style-name="P51"><text:span text:style-name="T33">4</text:span></text:p>
            <draw:enhanced-geometry svg:viewBox="0 0 21600 21600" draw:type="mso-spt202" draw:enhanced-path="M 0 0 L 21600 0 21600 21600 0 21600 0 0 Z N"/>
          </draw:custom-shape>
          <draw:custom-shape draw:style-name="gr182" draw:text-style-name="P52" draw:layer="layout" svg:width="1.166cm" svg:height="0.892cm" svg:x="25.199cm" svg:y="8.165cm">
            <text:p text:style-name="P51"><text:span text:style-name="T33">4</text:span></text:p>
            <draw:enhanced-geometry svg:viewBox="0 0 21600 21600" draw:type="mso-spt202" draw:enhanced-path="M 0 0 L 21600 0 21600 21600 0 21600 0 0 Z N"/>
          </draw:custom-shape>
        </draw:g>
        <draw:custom-shape draw:style-name="gr183" draw:text-style-name="P17" xml:id="id65" draw:id="id65" draw:layer="layout" svg:width="1.866cm" svg:height="1.108cm" svg:x="17.5cm" svg:y="9.61cm">
          <text:p text:style-name="P16"><text:span text:style-name="T35">T(.)‏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3">
          <draw:custom-shape draw:style-name="gr10" draw:text-style-name="P5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2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38" draw:text-style-name="P59" draw:layer="layout" svg:width="24.5cm" svg:height="12.367cm" svg:x="2.565cm" svg:y="4.9cm" presentation:class="outline" presentation:user-transformed="true">
          <draw:text-box>
            <text:p text:style-name="P58"><text:span text:style-name="T3">Espaço em memória: ?.</text:span></text:p>
            <text:p text:style-name="P58"><text:span text:style-name="T3">Quanto custa calcular o grau de um vértice?</text:span></text:p>
            <text:p text:style-name="P58"><text:span text:style-name="T3">Quanto custa verificar se existe uma aresta (arco) entre um determinado par de vértices?</text:span></text:p>
            <text:p text:style-name="P58"><text:span text:style-name="T3">Mais eficiente para aluguns algoritmos em grafos esparços.</text:span></text:p>
            <text:p text:style-name="P58"><text:span text:style-name="T3">Impossibilidade de representar vértices isolados.</text:span></text:p>
          </draw:text-box>
        </draw:frame>
        <presentation:notes draw:style-name="dp3">
          <draw:custom-shape draw:style-name="gr10" draw:text-style-name="P5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2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0">
        <office:forms form:automatic-focus="false" form:apply-design-mode="false"/>
        <draw:frame presentation:style-name="pr39" draw:text-style-name="P4" draw:layer="layout" svg:width="19.833cm" svg:height="2.34cm" svg:x="4.432cm" svg:y="0.65cm" presentation:class="title" presentation:user-transformed="true">
          <draw:text-box>
            <text:p text:style-name="P3"><text:span text:style-name="T3">Conceitos Básicos</text:span></text:p>
          </draw:text-box>
        </draw:frame>
        <draw:frame presentation:style-name="pr40" draw:text-style-name="P61" draw:layer="layout" svg:width="23.8cm" svg:height="2.801cm" svg:x="2.566cm" svg:y="4.2cm" presentation:class="outline" presentation:user-transformed="true">
          <draw:text-box>
            <text:p text:style-name="P60"><text:span text:style-name="T1">Desenhar o grafo representado pela matriz de adjacência abaixo:</text:span></text:p>
          </draw:text-box>
        </draw:frame>
        <draw:frame draw:style-name="gr184" draw:layer="layout" svg:width="7cm" svg:height="5.854cm" svg:x="6.3cm" svg:y="6.28cm">
          <draw:object-ole draw:class-id="0002CE02-0000-0000-c000-000000000046" xlink:href="./Object 18" xlink:type="simple" xlink:show="embed" xlink:actuate="onLoad">
            <text:p/>
          </draw:object-ole>
          <draw:image xlink:href="./ObjectReplacements/Object 18" xlink:type="simple" xlink:show="embed" xlink:actuate="onLoad"/>
        </draw:frame>
        <draw:custom-shape draw:style-name="gr185" draw:text-style-name="P62" xml:id="id68" draw:id="id68" draw:layer="layout" svg:width="23.1cm" svg:height="1.634cm" svg:x="2.566cm" svg:y="13.3cm">
          <text:p text:style-name="P60"><text:span text:style-name="T7">Quais são as componentes fortemente conexas deste grafo?</text:span></text:p>
          <draw:enhanced-geometry svg:viewBox="0 0 21600 21600" draw:type="rectangle" draw:enhanced-path="M 0 0 L 21600 0 21600 21600 0 21600 0 0 Z N"/>
        </draw:custom-shape>
        <draw:custom-shape draw:style-name="gr186" draw:text-style-name="P62" xml:id="id70" draw:id="id70" draw:layer="layout" svg:width="23.1cm" svg:height="1.633cm" svg:x="2.566cm" svg:y="16.333cm">
          <text:p text:style-name="P60"><text:span text:style-name="T7">Representar sua matriz de incidência.</text:span></text:p>
          <draw:enhanced-geometry svg:viewBox="0 0 21600 21600" draw:type="rectangle" draw:enhanced-path="M 0 0 L 21600 0 21600 21600 0 21600 0 0 Z N"/>
        </draw:custom-shape>
        <draw:custom-shape draw:style-name="gr187" draw:text-style-name="P64" xml:id="id69" draw:id="id69" draw:layer="layout" svg:width="11.9cm" svg:height="1.634cm" svg:x="3.733cm" svg:y="14.466cm">
          <text:p text:style-name="P63"><text:span text:style-name="T45">{1,2,5,6}, {3,4}</text:span></text:p>
          <draw:enhanced-geometry svg:viewBox="0 0 21600 21600" draw:type="rectangle" draw:enhanced-path="M 0 0 L 21600 0 21600 21600 0 21600 0 0 Z N"/>
        </draw:custom-shape>
        <draw:g xml:id="id67" draw:id="id67">
          <draw:g>
            <draw:custom-shape draw:style-name="gr188" draw:text-style-name="P5" draw:layer="layout" svg:width="0.67cm" svg:height="0.618cm" svg:x="18.113cm" svg:y="7.028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89" draw:text-style-name="P54" draw:layer="layout" svg:width="0.996cm" svg:height="0.735cm" svg:x="18.069cm" svg:y="6.903cm">
              <text:p text:style-name="P53"><text:span text:style-name="T41">1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88" draw:text-style-name="P5" draw:layer="layout" svg:width="0.674cm" svg:height="0.613cm" svg:x="21.968cm" svg:y="6.88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90" draw:text-style-name="P54" draw:layer="layout" svg:width="1.001cm" svg:height="0.735cm" svg:x="21.933cm" svg:y="6.766cm">
              <text:p text:style-name="P53"><text:span text:style-name="T41">2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88" draw:text-style-name="P5" draw:layer="layout" svg:width="0.676cm" svg:height="0.613cm" svg:x="22.92cm" svg:y="9.911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91" draw:text-style-name="P54" draw:layer="layout" svg:width="1.002cm" svg:height="0.735cm" svg:x="22.866cm" svg:y="9.8cm">
              <text:p text:style-name="P53"><text:span text:style-name="T41">3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88" draw:text-style-name="P5" draw:layer="layout" svg:width="0.676cm" svg:height="0.612cm" svg:x="20.334cm" svg:y="11.55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92" draw:text-style-name="P54" draw:layer="layout" svg:width="1.001cm" svg:height="0.735cm" svg:x="20.3cm" svg:y="11.434cm">
              <text:p text:style-name="P53"><text:span text:style-name="T41">4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88" draw:text-style-name="P5" draw:layer="layout" svg:width="0.676cm" svg:height="0.613cm" svg:x="17.3cm" svg:y="9.68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93" draw:text-style-name="P54" draw:layer="layout" svg:width="1.002cm" svg:height="0.735cm" svg:x="17.266cm" svg:y="9.566cm">
              <text:p text:style-name="P53"><text:span text:style-name="T41">5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88" draw:text-style-name="P5" draw:layer="layout" svg:width="0.676cm" svg:height="0.613cm" svg:x="20.334cm" svg:y="8.98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94" draw:text-style-name="P54" draw:layer="layout" svg:width="1.001cm" svg:height="0.735cm" svg:x="20.3cm" svg:y="8.866cm">
              <text:p text:style-name="P53"><text:span text:style-name="T41">6</text:span></text:p>
              <draw:enhanced-geometry svg:viewBox="0 0 21600 21600" draw:type="mso-spt202" draw:enhanced-path="M 0 0 L 21600 0 21600 21600 0 21600 0 0 Z N"/>
            </draw:custom-shape>
          </draw:g>
          <draw:line draw:style-name="gr195" draw:text-style-name="P6" draw:layer="layout" svg:x1="22.186cm" svg:y1="7.423cm" svg:x2="20.806cm" svg:y2="9.056cm">
            <text:p/>
          </draw:line>
          <draw:line draw:style-name="gr195" draw:text-style-name="P6" draw:layer="layout" svg:x1="17.908cm" svg:y1="9.847cm" svg:x2="21.934cm" svg:y2="7.125cm">
            <text:p/>
          </draw:line>
          <draw:line draw:style-name="gr195" draw:text-style-name="P6" draw:layer="layout" svg:x1="17.966cm" svg:y1="10.266cm" svg:x2="20.3cm" svg:y2="11.666cm">
            <text:p/>
          </draw:line>
          <draw:custom-shape draw:style-name="gr196" draw:text-style-name="P5" draw:layer="layout" svg:width="1.648cm" svg:height="2.854cm" draw:transform="rotate (2.14675497995262) translate (19.758cm 8.726cm)">
            <text:p/>
            <draw:enhanced-geometry svg:viewBox="0 0 452 745" draw:type="non-primitive" draw:enhanced-path="M 452 0 C 444 35 420 162 399 231 378 300 362 357 328 417 294 477 250 539 195 594 140 649 41 714 0 745 N"/>
          </draw:custom-shape>
          <draw:line draw:style-name="gr195" draw:text-style-name="P6" draw:layer="layout" svg:x1="21cm" svg:y1="9.334cm" svg:x2="22.866cm" svg:y2="10.034cm">
            <text:p/>
          </draw:line>
          <draw:line draw:style-name="gr195" draw:text-style-name="P6" draw:layer="layout" svg:x1="22.458cm" svg:y1="7.51cm" svg:x2="23.158cm" svg:y2="9.844cm">
            <text:p/>
          </draw:line>
          <draw:line draw:style-name="gr195" draw:text-style-name="P6" draw:layer="layout" svg:x1="20.45cm" svg:y1="9.465cm" svg:x2="17.902cm" svg:y2="9.931cm">
            <text:p/>
          </draw:line>
          <draw:g>
            <draw:custom-shape draw:style-name="gr196" draw:text-style-name="P5" draw:layer="layout" svg:width="1.201cm" svg:height="2.114cm" draw:transform="rotate (2.67035375555082) translate (21.892cm 12.192cm)">
              <text:p/>
              <draw:enhanced-geometry svg:viewBox="0 0 452 745" draw:type="non-primitive" draw:enhanced-path="M 452 0 C 444 35 420 162 399 231 378 300 362 357 328 417 294 477 250 539 195 594 140 649 41 714 0 745 N"/>
            </draw:custom-shape>
            <draw:custom-shape draw:style-name="gr196" draw:text-style-name="P5" draw:layer="layout" svg:width="1.2cm" svg:height="2.114cm" draw:transform="rotate (-0.436332312999687) translate (21.974cm 9.932cm)">
              <text:p/>
              <draw:enhanced-geometry svg:viewBox="0 0 452 745" draw:type="non-primitive" draw:enhanced-path="M 452 0 C 444 35 420 162 399 231 378 300 362 357 328 417 294 477 250 539 195 594 140 649 41 714 0 745 N"/>
            </draw:custom-shape>
          </draw:g>
          <draw:g>
            <draw:custom-shape draw:style-name="gr196" draw:text-style-name="P5" draw:layer="layout" svg:width="1.434cm" svg:height="1.875cm" draw:transform="rotate (1.43116998663508) translate (18.674cm 8.898cm)">
              <text:p/>
              <draw:enhanced-geometry svg:viewBox="0 0 452 745" draw:type="non-primitive" draw:enhanced-path="M 452 0 C 444 35 420 162 399 231 378 300 362 357 328 417 294 477 250 539 195 594 140 649 41 714 0 745 N"/>
            </draw:custom-shape>
            <draw:custom-shape draw:style-name="gr196" draw:text-style-name="P5" draw:layer="layout" svg:width="1.434cm" svg:height="1.878cm" draw:transform="rotate (-1.65806278939549) translate (20.46cm 7.789cm)">
              <text:p/>
              <draw:enhanced-geometry svg:viewBox="0 0 452 745" draw:type="non-primitive" draw:enhanced-path="M 452 0 C 444 35 420 162 399 231 378 300 362 357 328 417 294 477 250 539 195 594 140 649 41 714 0 745 N"/>
            </draw:custom-shape>
          </draw:g>
          <draw:custom-shape draw:style-name="gr197" draw:text-style-name="P54" draw:layer="layout" svg:width="0.933cm" svg:height="0.735cm" svg:x="19.833cm" svg:y="5.925cm">
            <text:p text:style-name="P53"><text:span text:style-name="T46">1</text:span></text:p>
            <draw:enhanced-geometry svg:viewBox="0 0 21600 21600" draw:type="mso-spt202" draw:enhanced-path="M 0 0 L 21600 0 21600 21600 0 21600 0 0 Z N"/>
          </draw:custom-shape>
          <draw:custom-shape draw:style-name="gr198" draw:text-style-name="P54" draw:layer="layout" svg:width="0.934cm" svg:height="0.735cm" svg:x="19.444cm" svg:y="7.038cm">
            <text:p text:style-name="P53"><text:span text:style-name="T46">2</text:span></text:p>
            <draw:enhanced-geometry svg:viewBox="0 0 21600 21600" draw:type="mso-spt202" draw:enhanced-path="M 0 0 L 21600 0 21600 21600 0 21600 0 0 Z N"/>
          </draw:custom-shape>
          <draw:custom-shape draw:style-name="gr199" draw:text-style-name="P54" draw:layer="layout" svg:width="0.933cm" svg:height="0.735cm" svg:x="18.2cm" svg:y="7.934cm">
            <text:p text:style-name="P53"><text:span text:style-name="T46">3</text:span></text:p>
            <draw:enhanced-geometry svg:viewBox="0 0 21600 21600" draw:type="mso-spt202" draw:enhanced-path="M 0 0 L 21600 0 21600 21600 0 21600 0 0 Z N"/>
          </draw:custom-shape>
          <draw:custom-shape draw:style-name="gr200" draw:text-style-name="P54" draw:layer="layout" svg:width="0.933cm" svg:height="0.735cm" svg:x="21.35cm" svg:y="8.906cm">
            <text:p text:style-name="P53"><text:span text:style-name="T46">4</text:span></text:p>
            <draw:enhanced-geometry svg:viewBox="0 0 21600 21600" draw:type="mso-spt202" draw:enhanced-path="M 0 0 L 21600 0 21600 21600 0 21600 0 0 Z N"/>
          </draw:custom-shape>
          <draw:custom-shape draw:style-name="gr201" draw:text-style-name="P54" draw:layer="layout" svg:width="0.934cm" svg:height="0.735cm" svg:x="21.427cm" svg:y="7.855cm">
            <text:p text:style-name="P53"><text:span text:style-name="T46">5</text:span></text:p>
            <draw:enhanced-geometry svg:viewBox="0 0 21600 21600" draw:type="mso-spt202" draw:enhanced-path="M 0 0 L 21600 0 21600 21600 0 21600 0 0 Z N"/>
          </draw:custom-shape>
          <draw:custom-shape draw:style-name="gr202" draw:text-style-name="P54" draw:layer="layout" svg:width="0.933cm" svg:height="0.735cm" svg:x="18.978cm" svg:y="9.566cm">
            <text:p text:style-name="P53"><text:span text:style-name="T46">6</text:span></text:p>
            <draw:enhanced-geometry svg:viewBox="0 0 21600 21600" draw:type="mso-spt202" draw:enhanced-path="M 0 0 L 21600 0 21600 21600 0 21600 0 0 Z N"/>
          </draw:custom-shape>
          <draw:custom-shape draw:style-name="gr203" draw:text-style-name="P54" draw:layer="layout" svg:width="0.933cm" svg:height="0.735cm" svg:x="22.633cm" svg:y="8.166cm">
            <text:p text:style-name="P53"><text:span text:style-name="T46">7</text:span></text:p>
            <draw:enhanced-geometry svg:viewBox="0 0 21600 21600" draw:type="mso-spt202" draw:enhanced-path="M 0 0 L 21600 0 21600 21600 0 21600 0 0 Z N"/>
          </draw:custom-shape>
          <draw:custom-shape draw:style-name="gr204" draw:text-style-name="P54" draw:layer="layout" svg:width="0.933cm" svg:height="0.735cm" svg:x="20.533cm" svg:y="7.092cm">
            <text:p text:style-name="P53"><text:span text:style-name="T46">8</text:span></text:p>
            <draw:enhanced-geometry svg:viewBox="0 0 21600 21600" draw:type="mso-spt202" draw:enhanced-path="M 0 0 L 21600 0 21600 21600 0 21600 0 0 Z N"/>
          </draw:custom-shape>
          <draw:custom-shape draw:style-name="gr205" draw:text-style-name="P54" draw:layer="layout" svg:width="0.933cm" svg:height="0.735cm" svg:x="18.433cm" svg:y="10.734cm">
            <text:p text:style-name="P53"><text:span text:style-name="T46">9</text:span></text:p>
            <draw:enhanced-geometry svg:viewBox="0 0 21600 21600" draw:type="mso-spt202" draw:enhanced-path="M 0 0 L 21600 0 21600 21600 0 21600 0 0 Z N"/>
          </draw:custom-shape>
          <draw:custom-shape draw:style-name="gr206" draw:text-style-name="P54" draw:layer="layout" svg:width="1.167cm" svg:height="0.735cm" svg:x="22.166cm" svg:y="11.2cm">
            <text:p text:style-name="P53"><text:span text:style-name="T46">10</text:span></text:p>
            <draw:enhanced-geometry svg:viewBox="0 0 21600 21600" draw:type="mso-spt202" draw:enhanced-path="M 0 0 L 21600 0 21600 21600 0 21600 0 0 Z N"/>
          </draw:custom-shape>
          <draw:custom-shape draw:style-name="gr207" draw:text-style-name="P54" draw:layer="layout" svg:width="1.166cm" svg:height="0.735cm" svg:x="20.572cm" svg:y="10.111cm">
            <text:p text:style-name="P53"><text:span text:style-name="T46">11</text:span></text:p>
            <draw:enhanced-geometry svg:viewBox="0 0 21600 21600" draw:type="mso-spt202" draw:enhanced-path="M 0 0 L 21600 0 21600 21600 0 21600 0 0 Z N"/>
          </draw:custom-shape>
        </draw:g>
        <draw:custom-shape draw:style-name="gr132" draw:text-style-name="P5" draw:layer="layout" svg:width="10.966cm" svg:height="1.123cm" svg:x="6.533cm" svg:y="12.366cm">
          <text:p/>
          <draw:enhanced-geometry svg:viewBox="0 0 21600 21600" draw:type="mso-spt202" draw:enhanced-path="M 0 0 L 21600 0 21600 21600 0 21600 0 0 Z N"/>
        </draw:custom-shape>
        <draw:g xml:id="id71" draw:id="id71">
          <draw:custom-shape draw:style-name="gr208" draw:text-style-name="P5" draw:layer="layout" svg:width="24.266cm" svg:height="6.072cm" svg:x="2.099cm" svg:y="12.906cm">
            <text:p/>
            <draw:enhanced-geometry svg:viewBox="0 0 21600 21600" draw:type="rectangle" draw:enhanced-path="M 0 0 L 21600 0 21600 21600 0 21600 0 0 Z N"/>
          </draw:custom-shape>
          <draw:g>
            <draw:frame draw:style-name="gr209" draw:layer="layout" svg:width="10.117cm" svg:height="5.848cm" svg:x="6.216cm" svg:y="13.562cm">
              <draw:object-ole draw:class-id="0002CE02-0000-0000-c000-000000000046" xlink:href="./Object 19" xlink:type="simple" xlink:show="embed" xlink:actuate="onLoad">
                <text:p/>
              </draw:object-ole>
              <draw:image xlink:href="./ObjectReplacements/Object 19" xlink:type="simple" xlink:show="embed" xlink:actuate="onLoad"/>
            </draw:frame>
            <draw:custom-shape draw:style-name="gr210" draw:text-style-name="P28" draw:layer="layout" svg:width="0.923cm" svg:height="5.131cm" svg:x="5.322cm" svg:y="13.558cm">
              <text:p text:style-name="P27"><text:span text:style-name="T47">1</text:span></text:p>
              <text:p text:style-name="P27"><text:span text:style-name="T47">2</text:span></text:p>
              <text:p text:style-name="P27"><text:span text:style-name="T47">3</text:span></text:p>
              <text:p text:style-name="P27"><text:span text:style-name="T47">4</text:span></text:p>
              <text:p text:style-name="P27"><text:span text:style-name="T47">5</text:span></text:p>
              <text:p text:style-name="P27"><text:span text:style-name="T47">6</text:span></text:p>
              <draw:enhanced-geometry svg:viewBox="0 0 21600 21600" draw:type="mso-spt202" draw:enhanced-path="M 0 0 L 21600 0 21600 21600 0 21600 0 0 Z N"/>
            </draw:custom-shape>
            <draw:custom-shape draw:style-name="gr211" draw:text-style-name="P28" draw:layer="layout" svg:width="10.398cm" svg:height="0.816cm" svg:x="6.406cm" svg:y="12.6cm">
              <text:p text:style-name="P27"><text:span text:style-name="T48">1 <text:s text:c="3"/>2 <text:s text:c="3"/>3 <text:s text:c="3"/>4 <text:s text:c="3"/>5 <text:s text:c="3"/>6 <text:s text:c="3"/>7 <text:s text:c="3"/>8 <text:s text:c="3"/>9 <text:s text:c="2"/>10 <text:s text:c="2"/>11 </text:span></text:p>
              <draw:enhanced-geometry svg:viewBox="0 0 21600 21600" draw:type="mso-spt202" draw:enhanced-path="M 0 0 L 21600 0 21600 21600 0 21600 0 0 Z N"/>
            </draw:custom-shape>
          </draw:g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3">
          <draw:custom-shape draw:style-name="gr10" draw:text-style-name="P5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2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0">
        <office:forms form:automatic-focus="false" form:apply-design-mode="false"/>
        <draw:frame presentation:style-name="pr41" draw:text-style-name="P4" draw:layer="layout" svg:width="19.833cm" svg:height="2.34cm" svg:x="4.432cm" svg:y="0.65cm" presentation:class="title" presentation:user-transformed="true">
          <draw:text-box>
            <text:p text:style-name="P3"><text:span text:style-name="T3">Conceitos Básicos</text:span></text:p>
          </draw:text-box>
        </draw:frame>
        <draw:frame presentation:style-name="pr42" draw:text-style-name="P61" draw:layer="layout" svg:width="23.8cm" svg:height="2.801cm" svg:x="2.566cm" svg:y="4.2cm" presentation:class="outline" presentation:user-transformed="true">
          <draw:text-box>
            <text:p text:style-name="P60"><text:span text:style-name="T1">Representar o mesmo grafo por sua lista de adjacências.</text:span></text:p>
          </draw:text-box>
        </draw:frame>
        <draw:custom-shape draw:style-name="gr212" draw:text-style-name="P62" xml:id="id73" draw:id="id73" draw:layer="layout" svg:width="23.1cm" svg:height="1.634cm" svg:x="2.566cm" svg:y="13.766cm">
          <text:p text:style-name="P60"><text:span text:style-name="T7">Representar o grafo por sua lista de arcos.</text:span></text:p>
          <draw:enhanced-geometry svg:viewBox="0 0 21600 21600" draw:type="rectangle" draw:enhanced-path="M 0 0 L 21600 0 21600 21600 0 21600 0 0 Z N"/>
        </draw:custom-shape>
        <draw:g xml:id="id72" draw:id="id72">
          <draw:custom-shape draw:style-name="gr213" draw:text-style-name="P52" draw:layer="layout" svg:width="1.167cm" svg:height="5.807cm" svg:x="4.899cm" svg:y="5.833cm">
            <text:p text:style-name="P51"><text:span text:style-name="T40">1</text:span></text:p>
            <text:p text:style-name="P51"><text:span text:style-name="T40">2</text:span></text:p>
            <text:p text:style-name="P51"><text:span text:style-name="T40">3</text:span></text:p>
            <text:p text:style-name="P51"><text:span text:style-name="T40">4</text:span></text:p>
            <text:p text:style-name="P51"><text:span text:style-name="T40">5</text:span></text:p>
            <text:p text:style-name="P51"><text:span text:style-name="T40">6</text:span></text:p>
            <draw:enhanced-geometry svg:viewBox="0 0 21600 21600" draw:type="mso-spt202" draw:enhanced-path="M 0 0 L 21600 0 21600 21600 0 21600 0 0 Z N"/>
          </draw:custom-shape>
          <draw:line draw:style-name="gr140" draw:text-style-name="P6" draw:layer="layout" svg:x1="4.899cm" svg:y1="6.773cm" svg:x2="6.065cm" svg:y2="6.778cm">
            <text:p/>
          </draw:line>
          <draw:line draw:style-name="gr140" draw:text-style-name="P6" draw:layer="layout" svg:x1="4.899cm" svg:y1="7.75cm" svg:x2="6.065cm" svg:y2="7.753cm">
            <text:p/>
          </draw:line>
          <draw:line draw:style-name="gr140" draw:text-style-name="P6" draw:layer="layout" svg:x1="4.899cm" svg:y1="8.689cm" svg:x2="6.065cm" svg:y2="8.694cm">
            <text:p/>
          </draw:line>
          <draw:custom-shape draw:style-name="gr141" draw:text-style-name="P5" draw:layer="layout" svg:width="1.103cm" svg:height="0.647cm" svg:x="7.296cm" svg:y="5.955cm">
            <text:p text:style-name="P51"><text:span text:style-name="T33">2</text:span></text:p>
            <draw:enhanced-geometry svg:viewBox="0 0 21600 21600" draw:type="mso-spt202" draw:enhanced-path="M 0 0 L 21600 0 21600 21600 0 21600 0 0 Z N"/>
          </draw:custom-shape>
          <draw:custom-shape draw:style-name="gr141" draw:text-style-name="P5" draw:layer="layout" svg:width="1.104cm" svg:height="0.647cm" svg:x="9.629cm" svg:y="5.963cm">
            <text:p text:style-name="P51"><text:span text:style-name="T33">6</text:span></text:p>
            <draw:enhanced-geometry svg:viewBox="0 0 21600 21600" draw:type="mso-spt202" draw:enhanced-path="M 0 0 L 21600 0 21600 21600 0 21600 0 0 Z N"/>
          </draw:custom-shape>
          <draw:custom-shape draw:style-name="gr141" draw:text-style-name="P5" draw:layer="layout" svg:width="1.103cm" svg:height="0.647cm" svg:x="7.296cm" svg:y="6.939cm">
            <text:p text:style-name="P51"><text:span text:style-name="T33">3</text:span></text:p>
            <draw:enhanced-geometry svg:viewBox="0 0 21600 21600" draw:type="mso-spt202" draw:enhanced-path="M 0 0 L 21600 0 21600 21600 0 21600 0 0 Z N"/>
          </draw:custom-shape>
          <draw:custom-shape draw:style-name="gr141" draw:text-style-name="P5" draw:layer="layout" svg:width="1.104cm" svg:height="0.647cm" svg:x="9.629cm" svg:y="6.939cm">
            <text:p text:style-name="P51"><text:span text:style-name="T33">6</text:span></text:p>
            <draw:enhanced-geometry svg:viewBox="0 0 21600 21600" draw:type="mso-spt202" draw:enhanced-path="M 0 0 L 21600 0 21600 21600 0 21600 0 0 Z N"/>
          </draw:custom-shape>
          <draw:custom-shape draw:style-name="gr141" draw:text-style-name="P5" draw:layer="layout" svg:width="1.103cm" svg:height="0.647cm" svg:x="7.296cm" svg:y="7.879cm">
            <text:p text:style-name="P51"><text:span text:style-name="T33">4</text:span></text:p>
            <draw:enhanced-geometry svg:viewBox="0 0 21600 21600" draw:type="mso-spt202" draw:enhanced-path="M 0 0 L 21600 0 21600 21600 0 21600 0 0 Z N"/>
          </draw:custom-shape>
          <draw:line draw:style-name="gr35" draw:text-style-name="P6" draw:layer="layout" svg:x1="6.066cm" svg:y1="6.305cm" svg:x2="7.233cm" svg:y2="6.31cm">
            <text:p/>
          </draw:line>
          <draw:line draw:style-name="gr35" draw:text-style-name="P6" draw:layer="layout" svg:x1="6.066cm" svg:y1="7.282cm" svg:x2="7.233cm" svg:y2="7.285cm">
            <text:p/>
          </draw:line>
          <draw:line draw:style-name="gr35" draw:text-style-name="P6" draw:layer="layout" svg:x1="6.066cm" svg:y1="8.221cm" svg:x2="7.233cm" svg:y2="8.226cm">
            <text:p/>
          </draw:line>
          <draw:line draw:style-name="gr35" draw:text-style-name="P6" draw:layer="layout" svg:x1="8.399cm" svg:y1="7.269cm" svg:x2="9.565cm" svg:y2="7.274cm">
            <text:p/>
          </draw:line>
          <draw:line draw:style-name="gr35" draw:text-style-name="P6" draw:layer="layout" svg:x1="8.399cm" svg:y1="6.292cm" svg:x2="9.565cm" svg:y2="6.295cm">
            <text:p/>
          </draw:line>
          <draw:g>
            <draw:line draw:style-name="gr2" draw:text-style-name="P6" draw:layer="layout" svg:x1="10.733cm" svg:y1="6.22cm" svg:x2="11.666cm" svg:y2="6.223cm">
              <text:p/>
            </draw:line>
            <draw:line draw:style-name="gr2" draw:text-style-name="P6" draw:layer="layout" svg:x1="11.661cm" svg:y1="6.22cm" svg:x2="11.665cm" svg:y2="6.61cm">
              <text:p/>
            </draw:line>
            <draw:line draw:style-name="gr2" draw:text-style-name="P6" draw:layer="layout" svg:x1="11.427cm" svg:y1="6.611cm" svg:x2="11.894cm" svg:y2="6.614cm">
              <text:p/>
            </draw:line>
            <draw:line draw:style-name="gr2" draw:text-style-name="P6" draw:layer="layout" svg:x1="11.559cm" svg:y1="6.696cm" svg:x2="11.793cm" svg:y2="6.699cm">
              <text:p/>
            </draw:line>
          </draw:g>
          <draw:g>
            <draw:line draw:style-name="gr2" draw:text-style-name="P6" draw:layer="layout" svg:x1="10.733cm" svg:y1="7.306cm" svg:x2="11.666cm" svg:y2="7.309cm">
              <text:p/>
            </draw:line>
            <draw:line draw:style-name="gr2" draw:text-style-name="P6" draw:layer="layout" svg:x1="11.661cm" svg:y1="7.306cm" svg:x2="11.665cm" svg:y2="7.696cm">
              <text:p/>
            </draw:line>
            <draw:line draw:style-name="gr2" draw:text-style-name="P6" draw:layer="layout" svg:x1="11.427cm" svg:y1="7.696cm" svg:x2="11.894cm" svg:y2="7.701cm">
              <text:p/>
            </draw:line>
            <draw:line draw:style-name="gr2" draw:text-style-name="P6" draw:layer="layout" svg:x1="11.559cm" svg:y1="7.782cm" svg:x2="11.793cm" svg:y2="7.785cm">
              <text:p/>
            </draw:line>
          </draw:g>
          <draw:g>
            <draw:line draw:style-name="gr2" draw:text-style-name="P6" draw:layer="layout" svg:x1="8.399cm" svg:y1="8.246cm" svg:x2="9.333cm" svg:y2="8.249cm">
              <text:p/>
            </draw:line>
            <draw:line draw:style-name="gr2" draw:text-style-name="P6" draw:layer="layout" svg:x1="9.333cm" svg:y1="8.246cm" svg:x2="9.337cm" svg:y2="8.636cm">
              <text:p/>
            </draw:line>
            <draw:line draw:style-name="gr2" draw:text-style-name="P6" draw:layer="layout" svg:x1="9.099cm" svg:y1="8.636cm" svg:x2="9.565cm" svg:y2="8.639cm">
              <text:p/>
            </draw:line>
            <draw:line draw:style-name="gr2" draw:text-style-name="P6" draw:layer="layout" svg:x1="9.23cm" svg:y1="8.722cm" svg:x2="9.464cm" svg:y2="8.725cm">
              <text:p/>
            </draw:line>
          </draw:g>
          <draw:line draw:style-name="gr140" draw:text-style-name="P6" draw:layer="layout" svg:x1="4.899cm" svg:y1="9.58cm" svg:x2="6.065cm" svg:y2="9.583cm">
            <text:p/>
          </draw:line>
          <draw:line draw:style-name="gr140" draw:text-style-name="P6" draw:layer="layout" svg:x1="4.899cm" svg:y1="10.52cm" svg:x2="6.065cm" svg:y2="10.523cm">
            <text:p/>
          </draw:line>
          <draw:custom-shape draw:style-name="gr141" draw:text-style-name="P5" draw:layer="layout" svg:width="1.103cm" svg:height="0.646cm" svg:x="7.296cm" svg:y="9.731cm">
            <text:p text:style-name="P51"><text:span text:style-name="T33">2</text:span></text:p>
            <draw:enhanced-geometry svg:viewBox="0 0 21600 21600" draw:type="mso-spt202" draw:enhanced-path="M 0 0 L 21600 0 21600 21600 0 21600 0 0 Z N"/>
          </draw:custom-shape>
          <draw:custom-shape draw:style-name="gr141" draw:text-style-name="P5" draw:layer="layout" svg:width="1.104cm" svg:height="0.646cm" svg:x="9.629cm" svg:y="9.739cm">
            <text:p text:style-name="P51"><text:span text:style-name="T33">4</text:span></text:p>
            <draw:enhanced-geometry svg:viewBox="0 0 21600 21600" draw:type="mso-spt202" draw:enhanced-path="M 0 0 L 21600 0 21600 21600 0 21600 0 0 Z N"/>
          </draw:custom-shape>
          <draw:line draw:style-name="gr35" draw:text-style-name="P6" draw:layer="layout" svg:x1="6.066cm" svg:y1="10.081cm" svg:x2="7.233cm" svg:y2="10.086cm">
            <text:p/>
          </draw:line>
          <draw:line draw:style-name="gr35" draw:text-style-name="P6" draw:layer="layout" svg:x1="8.399cm" svg:y1="10.068cm" svg:x2="9.565cm" svg:y2="10.073cm">
            <text:p/>
          </draw:line>
          <draw:g>
            <draw:line draw:style-name="gr2" draw:text-style-name="P6" draw:layer="layout" svg:x1="10.733cm" svg:y1="9.995cm" svg:x2="11.666cm" svg:y2="9.998cm">
              <text:p/>
            </draw:line>
            <draw:line draw:style-name="gr2" draw:text-style-name="P6" draw:layer="layout" svg:x1="11.661cm" svg:y1="9.995cm" svg:x2="11.665cm" svg:y2="10.385cm">
              <text:p/>
            </draw:line>
            <draw:line draw:style-name="gr2" draw:text-style-name="P6" draw:layer="layout" svg:x1="11.427cm" svg:y1="10.385cm" svg:x2="11.894cm" svg:y2="10.39cm">
              <text:p/>
            </draw:line>
            <draw:line draw:style-name="gr2" draw:text-style-name="P6" draw:layer="layout" svg:x1="11.559cm" svg:y1="10.471cm" svg:x2="11.793cm" svg:y2="10.474cm">
              <text:p/>
            </draw:line>
          </draw:g>
          <draw:custom-shape draw:style-name="gr141" draw:text-style-name="P5" draw:layer="layout" svg:width="1.103cm" svg:height="0.646cm" svg:x="7.296cm" svg:y="10.659cm">
            <text:p text:style-name="P51"><text:span text:style-name="T33">1</text:span></text:p>
            <draw:enhanced-geometry svg:viewBox="0 0 21600 21600" draw:type="mso-spt202" draw:enhanced-path="M 0 0 L 21600 0 21600 21600 0 21600 0 0 Z N"/>
          </draw:custom-shape>
          <draw:custom-shape draw:style-name="gr141" draw:text-style-name="P5" draw:layer="layout" svg:width="1.104cm" svg:height="0.646cm" svg:x="9.629cm" svg:y="10.667cm">
            <text:p text:style-name="P51"><text:span text:style-name="T33">3</text:span></text:p>
            <draw:enhanced-geometry svg:viewBox="0 0 21600 21600" draw:type="mso-spt202" draw:enhanced-path="M 0 0 L 21600 0 21600 21600 0 21600 0 0 Z N"/>
          </draw:custom-shape>
          <draw:line draw:style-name="gr35" draw:text-style-name="P6" draw:layer="layout" svg:x1="6.066cm" svg:y1="11.009cm" svg:x2="7.233cm" svg:y2="11.012cm">
            <text:p/>
          </draw:line>
          <draw:line draw:style-name="gr35" draw:text-style-name="P6" draw:layer="layout" svg:x1="8.399cm" svg:y1="10.996cm" svg:x2="9.565cm" svg:y2="10.999cm">
            <text:p/>
          </draw:line>
          <draw:g>
            <draw:line draw:style-name="gr2" draw:text-style-name="P6" draw:layer="layout" svg:x1="13.11cm" svg:y1="11.02cm" svg:x2="14.044cm" svg:y2="11.023cm">
              <text:p/>
            </draw:line>
            <draw:line draw:style-name="gr2" draw:text-style-name="P6" draw:layer="layout" svg:x1="14.043cm" svg:y1="11.02cm" svg:x2="14.047cm" svg:y2="11.41cm">
              <text:p/>
            </draw:line>
            <draw:line draw:style-name="gr2" draw:text-style-name="P6" draw:layer="layout" svg:x1="13.81cm" svg:y1="11.41cm" svg:x2="14.276cm" svg:y2="11.415cm">
              <text:p/>
            </draw:line>
            <draw:line draw:style-name="gr2" draw:text-style-name="P6" draw:layer="layout" svg:x1="13.941cm" svg:y1="11.497cm" svg:x2="14.175cm" svg:y2="11.5cm">
              <text:p/>
            </draw:line>
          </draw:g>
          <draw:custom-shape draw:style-name="gr141" draw:text-style-name="P5" draw:layer="layout" svg:width="1.104cm" svg:height="0.648cm" svg:x="7.31cm" svg:y="8.798cm">
            <text:p text:style-name="P51"><text:span text:style-name="T33">3</text:span></text:p>
            <draw:enhanced-geometry svg:viewBox="0 0 21600 21600" draw:type="mso-spt202" draw:enhanced-path="M 0 0 L 21600 0 21600 21600 0 21600 0 0 Z N"/>
          </draw:custom-shape>
          <draw:line draw:style-name="gr35" draw:text-style-name="P6" draw:layer="layout" svg:x1="6.081cm" svg:y1="9.141cm" svg:x2="7.247cm" svg:y2="9.144cm">
            <text:p/>
          </draw:line>
          <draw:g>
            <draw:line draw:style-name="gr2" draw:text-style-name="P6" draw:layer="layout" svg:x1="8.414cm" svg:y1="9.165cm" svg:x2="9.348cm" svg:y2="9.17cm">
              <text:p/>
            </draw:line>
            <draw:line draw:style-name="gr2" draw:text-style-name="P6" draw:layer="layout" svg:x1="9.347cm" svg:y1="9.165cm" svg:x2="9.351cm" svg:y2="9.556cm">
              <text:p/>
            </draw:line>
            <draw:line draw:style-name="gr2" draw:text-style-name="P6" draw:layer="layout" svg:x1="9.109cm" svg:y1="9.556cm" svg:x2="9.575cm" svg:y2="9.559cm">
              <text:p/>
            </draw:line>
            <draw:line draw:style-name="gr2" draw:text-style-name="P6" draw:layer="layout" svg:x1="9.24cm" svg:y1="9.641cm" svg:x2="9.474cm" svg:y2="9.646cm">
              <text:p/>
            </draw:line>
          </draw:g>
          <draw:custom-shape draw:style-name="gr141" draw:text-style-name="P5" draw:layer="layout" svg:width="1.104cm" svg:height="0.647cm" svg:x="11.962cm" svg:y="10.654cm">
            <text:p text:style-name="P51"><text:span text:style-name="T33">5</text:span></text:p>
            <draw:enhanced-geometry svg:viewBox="0 0 21600 21600" draw:type="mso-spt202" draw:enhanced-path="M 0 0 L 21600 0 21600 21600 0 21600 0 0 Z N"/>
          </draw:custom-shape>
          <draw:line draw:style-name="gr35" draw:text-style-name="P6" draw:layer="layout" svg:x1="10.733cm" svg:y1="10.984cm" svg:x2="11.899cm" svg:y2="10.989cm">
            <text:p/>
          </draw:line>
        </draw:g>
        <draw:g xml:id="id74" draw:id="id74">
          <draw:g>
            <draw:custom-shape draw:style-name="gr214" draw:text-style-name="P8" draw:layer="layout" svg:width="12.426cm" svg:height="0.892cm" svg:x="5.366cm" svg:y="16.099cm">
              <text:p text:style-name="P7"><text:span text:style-name="T33"><text:s/></text:span><text:span text:style-name="T33">1 <text:s text:c="4"/>1 <text:s text:c="5"/>6 <text:s text:c="4"/>6 <text:s text:c="4"/>2 <text:s text:c="4"/>6 <text:s text:c="4"/>2 <text:s text:c="4"/>5 <text:s text:c="4"/>5 <text:s text:c="4"/>3 <text:s text:c="5"/>4</text:span></text:p>
              <draw:enhanced-geometry svg:viewBox="0 0 21600 21600" draw:type="mso-spt202" draw:enhanced-path="M 0 0 L 21600 0 21600 21600 0 21600 0 0 Z N"/>
            </draw:custom-shape>
            <draw:custom-shape draw:style-name="gr215" draw:text-style-name="P8" draw:layer="layout" svg:width="12.426cm" svg:height="0.892cm" svg:x="5.366cm" svg:y="17.178cm">
              <text:p text:style-name="P7"><text:span text:style-name="T33"><text:s/></text:span><text:span text:style-name="T33">2 <text:s text:c="4"/>6 <text:s text:c="5"/>1 <text:s text:c="4"/>3 <text:s text:c="4"/>6 <text:s text:c="4"/>5 <text:s text:c="4"/>3 <text:s text:c="4"/>2 <text:s text:c="4"/>4 <text:s text:c="4"/>4 <text:s text:c="5"/>3</text:span></text:p>
              <draw:enhanced-geometry svg:viewBox="0 0 21600 21600" draw:type="mso-spt202" draw:enhanced-path="M 0 0 L 21600 0 21600 21600 0 21600 0 0 Z N"/>
            </draw:custom-shape>
            <draw:line draw:style-name="gr2" draw:text-style-name="P6" draw:layer="layout" svg:x1="6.549cm" svg:y1="16.099cm" svg:x2="6.553cm" svg:y2="18.199cm">
              <text:p/>
            </draw:line>
            <draw:line draw:style-name="gr2" draw:text-style-name="P6" draw:layer="layout" svg:x1="7.731cm" svg:y1="16.099cm" svg:x2="7.735cm" svg:y2="18.199cm">
              <text:p/>
            </draw:line>
            <draw:line draw:style-name="gr2" draw:text-style-name="P6" draw:layer="layout" svg:x1="8.861cm" svg:y1="16.099cm" svg:x2="8.866cm" svg:y2="18.199cm">
              <text:p/>
            </draw:line>
            <draw:line draw:style-name="gr2" draw:text-style-name="P6" draw:layer="layout" svg:x1="9.971cm" svg:y1="16.099cm" svg:x2="9.975cm" svg:y2="18.199cm">
              <text:p/>
            </draw:line>
            <draw:line draw:style-name="gr2" draw:text-style-name="P6" draw:layer="layout" svg:x1="11.04cm" svg:y1="16.099cm" svg:x2="11.045cm" svg:y2="18.199cm">
              <text:p/>
            </draw:line>
            <draw:line draw:style-name="gr2" draw:text-style-name="P6" draw:layer="layout" svg:x1="12.17cm" svg:y1="16.099cm" svg:x2="12.175cm" svg:y2="18.199cm">
              <text:p/>
            </draw:line>
            <draw:line draw:style-name="gr2" draw:text-style-name="P6" draw:layer="layout" svg:x1="13.244cm" svg:y1="16.099cm" svg:x2="13.249cm" svg:y2="18.199cm">
              <text:p/>
            </draw:line>
            <draw:line draw:style-name="gr2" draw:text-style-name="P6" draw:layer="layout" svg:x1="14.349cm" svg:y1="16.099cm" svg:x2="14.354cm" svg:y2="18.199cm">
              <text:p/>
            </draw:line>
            <draw:line draw:style-name="gr2" draw:text-style-name="P6" draw:layer="layout" svg:x1="15.423cm" svg:y1="16.099cm" svg:x2="15.428cm" svg:y2="18.199cm">
              <text:p/>
            </draw:line>
            <draw:line draw:style-name="gr2" draw:text-style-name="P6" draw:layer="layout" svg:x1="16.555cm" svg:y1="16.099cm" svg:x2="16.559cm" svg:y2="18.199cm">
              <text:p/>
            </draw:line>
          </draw:g>
          <draw:custom-shape draw:style-name="gr216" draw:text-style-name="P8" draw:layer="layout" svg:width="12.634cm" svg:height="0.892cm" svg:x="5.366cm" svg:y="15.107cm">
            <text:p text:style-name="P7"><text:span text:style-name="T49"><text:s/></text:span><text:span text:style-name="T49">1 <text:s text:c="5"/>2 <text:s text:c="4"/>3 <text:s text:c="4"/>4 <text:s text:c="4"/>5 <text:s text:c="4"/>6 <text:s text:c="4"/>7 <text:s text:c="4"/>8 <text:s text:c="4"/>9 <text:s text:c="3"/>10 <text:s text:c="3"/>11</text:span></text:p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188" draw:text-style-name="P5" draw:layer="layout" svg:width="0.67cm" svg:height="0.618cm" svg:x="18.113cm" svg:y="7.028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217" draw:text-style-name="P54" draw:layer="layout" svg:width="0.996cm" svg:height="0.735cm" svg:x="18.069cm" svg:y="6.903cm">
              <text:p text:style-name="P53"><text:span text:style-name="T41">1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88" draw:text-style-name="P5" draw:layer="layout" svg:width="0.674cm" svg:height="0.613cm" svg:x="21.968cm" svg:y="6.88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218" draw:text-style-name="P54" draw:layer="layout" svg:width="1.001cm" svg:height="0.735cm" svg:x="21.933cm" svg:y="6.766cm">
              <text:p text:style-name="P53"><text:span text:style-name="T41">2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88" draw:text-style-name="P5" draw:layer="layout" svg:width="0.676cm" svg:height="0.613cm" svg:x="22.92cm" svg:y="9.911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219" draw:text-style-name="P54" draw:layer="layout" svg:width="1.002cm" svg:height="0.735cm" svg:x="22.866cm" svg:y="9.8cm">
              <text:p text:style-name="P53"><text:span text:style-name="T41">3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88" draw:text-style-name="P5" draw:layer="layout" svg:width="0.676cm" svg:height="0.612cm" svg:x="20.334cm" svg:y="11.55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220" draw:text-style-name="P54" draw:layer="layout" svg:width="1.001cm" svg:height="0.735cm" svg:x="20.3cm" svg:y="11.434cm">
              <text:p text:style-name="P53"><text:span text:style-name="T41">4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88" draw:text-style-name="P5" draw:layer="layout" svg:width="0.676cm" svg:height="0.613cm" svg:x="17.3cm" svg:y="9.68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221" draw:text-style-name="P54" draw:layer="layout" svg:width="1.002cm" svg:height="0.735cm" svg:x="17.266cm" svg:y="9.566cm">
              <text:p text:style-name="P53"><text:span text:style-name="T41">5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88" draw:text-style-name="P5" draw:layer="layout" svg:width="0.676cm" svg:height="0.613cm" svg:x="20.334cm" svg:y="8.98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222" draw:text-style-name="P54" draw:layer="layout" svg:width="1.001cm" svg:height="0.735cm" svg:x="20.3cm" svg:y="8.866cm">
              <text:p text:style-name="P53"><text:span text:style-name="T41">6</text:span></text:p>
              <draw:enhanced-geometry svg:viewBox="0 0 21600 21600" draw:type="mso-spt202" draw:enhanced-path="M 0 0 L 21600 0 21600 21600 0 21600 0 0 Z N"/>
            </draw:custom-shape>
          </draw:g>
          <draw:line draw:style-name="gr195" draw:text-style-name="P6" draw:layer="layout" svg:x1="22.186cm" svg:y1="7.423cm" svg:x2="20.806cm" svg:y2="9.056cm">
            <text:p/>
          </draw:line>
          <draw:line draw:style-name="gr195" draw:text-style-name="P6" draw:layer="layout" svg:x1="17.908cm" svg:y1="9.847cm" svg:x2="21.934cm" svg:y2="7.125cm">
            <text:p/>
          </draw:line>
          <draw:line draw:style-name="gr195" draw:text-style-name="P6" draw:layer="layout" svg:x1="17.966cm" svg:y1="10.266cm" svg:x2="20.3cm" svg:y2="11.666cm">
            <text:p/>
          </draw:line>
          <draw:custom-shape draw:style-name="gr196" draw:text-style-name="P5" draw:layer="layout" svg:width="1.648cm" svg:height="2.854cm" draw:transform="rotate (2.14675497995262) translate (19.758cm 8.726cm)">
            <text:p/>
            <draw:enhanced-geometry svg:viewBox="0 0 452 745" draw:type="non-primitive" draw:enhanced-path="M 452 0 C 444 35 420 162 399 231 378 300 362 357 328 417 294 477 250 539 195 594 140 649 41 714 0 745 N"/>
          </draw:custom-shape>
          <draw:line draw:style-name="gr195" draw:text-style-name="P6" draw:layer="layout" svg:x1="21cm" svg:y1="9.334cm" svg:x2="22.866cm" svg:y2="10.034cm">
            <text:p/>
          </draw:line>
          <draw:line draw:style-name="gr195" draw:text-style-name="P6" draw:layer="layout" svg:x1="22.458cm" svg:y1="7.51cm" svg:x2="23.158cm" svg:y2="9.844cm">
            <text:p/>
          </draw:line>
          <draw:line draw:style-name="gr195" draw:text-style-name="P6" draw:layer="layout" svg:x1="20.45cm" svg:y1="9.465cm" svg:x2="17.902cm" svg:y2="9.931cm">
            <text:p/>
          </draw:line>
          <draw:g>
            <draw:custom-shape draw:style-name="gr196" draw:text-style-name="P5" draw:layer="layout" svg:width="1.201cm" svg:height="2.114cm" draw:transform="rotate (2.67035375555082) translate (21.892cm 12.192cm)">
              <text:p/>
              <draw:enhanced-geometry svg:viewBox="0 0 452 745" draw:type="non-primitive" draw:enhanced-path="M 452 0 C 444 35 420 162 399 231 378 300 362 357 328 417 294 477 250 539 195 594 140 649 41 714 0 745 N"/>
            </draw:custom-shape>
            <draw:custom-shape draw:style-name="gr196" draw:text-style-name="P5" draw:layer="layout" svg:width="1.2cm" svg:height="2.114cm" draw:transform="rotate (-0.436332312999687) translate (21.974cm 9.932cm)">
              <text:p/>
              <draw:enhanced-geometry svg:viewBox="0 0 452 745" draw:type="non-primitive" draw:enhanced-path="M 452 0 C 444 35 420 162 399 231 378 300 362 357 328 417 294 477 250 539 195 594 140 649 41 714 0 745 N"/>
            </draw:custom-shape>
          </draw:g>
          <draw:g>
            <draw:custom-shape draw:style-name="gr196" draw:text-style-name="P5" draw:layer="layout" svg:width="1.434cm" svg:height="1.875cm" draw:transform="rotate (1.43116998663508) translate (18.674cm 8.898cm)">
              <text:p/>
              <draw:enhanced-geometry svg:viewBox="0 0 452 745" draw:type="non-primitive" draw:enhanced-path="M 452 0 C 444 35 420 162 399 231 378 300 362 357 328 417 294 477 250 539 195 594 140 649 41 714 0 745 N"/>
            </draw:custom-shape>
            <draw:custom-shape draw:style-name="gr196" draw:text-style-name="P5" draw:layer="layout" svg:width="1.434cm" svg:height="1.878cm" draw:transform="rotate (-1.65806278939549) translate (20.46cm 7.789cm)">
              <text:p/>
              <draw:enhanced-geometry svg:viewBox="0 0 452 745" draw:type="non-primitive" draw:enhanced-path="M 452 0 C 444 35 420 162 399 231 378 300 362 357 328 417 294 477 250 539 195 594 140 649 41 714 0 745 N"/>
            </draw:custom-shape>
          </draw:g>
          <draw:custom-shape draw:style-name="gr223" draw:text-style-name="P54" draw:layer="layout" svg:width="0.933cm" svg:height="0.735cm" svg:x="19.833cm" svg:y="5.925cm">
            <text:p text:style-name="P53"><text:span text:style-name="T46">1</text:span></text:p>
            <draw:enhanced-geometry svg:viewBox="0 0 21600 21600" draw:type="mso-spt202" draw:enhanced-path="M 0 0 L 21600 0 21600 21600 0 21600 0 0 Z N"/>
          </draw:custom-shape>
          <draw:custom-shape draw:style-name="gr224" draw:text-style-name="P54" draw:layer="layout" svg:width="0.934cm" svg:height="0.735cm" svg:x="19.444cm" svg:y="7.038cm">
            <text:p text:style-name="P53"><text:span text:style-name="T46">2</text:span></text:p>
            <draw:enhanced-geometry svg:viewBox="0 0 21600 21600" draw:type="mso-spt202" draw:enhanced-path="M 0 0 L 21600 0 21600 21600 0 21600 0 0 Z N"/>
          </draw:custom-shape>
          <draw:custom-shape draw:style-name="gr225" draw:text-style-name="P54" draw:layer="layout" svg:width="0.933cm" svg:height="0.735cm" svg:x="18.2cm" svg:y="7.934cm">
            <text:p text:style-name="P53"><text:span text:style-name="T46">3</text:span></text:p>
            <draw:enhanced-geometry svg:viewBox="0 0 21600 21600" draw:type="mso-spt202" draw:enhanced-path="M 0 0 L 21600 0 21600 21600 0 21600 0 0 Z N"/>
          </draw:custom-shape>
          <draw:custom-shape draw:style-name="gr226" draw:text-style-name="P54" draw:layer="layout" svg:width="0.933cm" svg:height="0.735cm" svg:x="21.35cm" svg:y="8.906cm">
            <text:p text:style-name="P53"><text:span text:style-name="T46">4</text:span></text:p>
            <draw:enhanced-geometry svg:viewBox="0 0 21600 21600" draw:type="mso-spt202" draw:enhanced-path="M 0 0 L 21600 0 21600 21600 0 21600 0 0 Z N"/>
          </draw:custom-shape>
          <draw:custom-shape draw:style-name="gr227" draw:text-style-name="P54" draw:layer="layout" svg:width="0.934cm" svg:height="0.735cm" svg:x="21.427cm" svg:y="7.855cm">
            <text:p text:style-name="P53"><text:span text:style-name="T46">5</text:span></text:p>
            <draw:enhanced-geometry svg:viewBox="0 0 21600 21600" draw:type="mso-spt202" draw:enhanced-path="M 0 0 L 21600 0 21600 21600 0 21600 0 0 Z N"/>
          </draw:custom-shape>
          <draw:custom-shape draw:style-name="gr228" draw:text-style-name="P54" draw:layer="layout" svg:width="0.933cm" svg:height="0.735cm" svg:x="18.978cm" svg:y="9.566cm">
            <text:p text:style-name="P53"><text:span text:style-name="T46">6</text:span></text:p>
            <draw:enhanced-geometry svg:viewBox="0 0 21600 21600" draw:type="mso-spt202" draw:enhanced-path="M 0 0 L 21600 0 21600 21600 0 21600 0 0 Z N"/>
          </draw:custom-shape>
          <draw:custom-shape draw:style-name="gr229" draw:text-style-name="P54" draw:layer="layout" svg:width="0.933cm" svg:height="0.735cm" svg:x="22.633cm" svg:y="8.166cm">
            <text:p text:style-name="P53"><text:span text:style-name="T46">7</text:span></text:p>
            <draw:enhanced-geometry svg:viewBox="0 0 21600 21600" draw:type="mso-spt202" draw:enhanced-path="M 0 0 L 21600 0 21600 21600 0 21600 0 0 Z N"/>
          </draw:custom-shape>
          <draw:custom-shape draw:style-name="gr230" draw:text-style-name="P54" draw:layer="layout" svg:width="0.933cm" svg:height="0.735cm" svg:x="20.533cm" svg:y="7.092cm">
            <text:p text:style-name="P53"><text:span text:style-name="T46">8</text:span></text:p>
            <draw:enhanced-geometry svg:viewBox="0 0 21600 21600" draw:type="mso-spt202" draw:enhanced-path="M 0 0 L 21600 0 21600 21600 0 21600 0 0 Z N"/>
          </draw:custom-shape>
          <draw:custom-shape draw:style-name="gr231" draw:text-style-name="P54" draw:layer="layout" svg:width="0.933cm" svg:height="0.735cm" svg:x="18.433cm" svg:y="10.734cm">
            <text:p text:style-name="P53"><text:span text:style-name="T46">9</text:span></text:p>
            <draw:enhanced-geometry svg:viewBox="0 0 21600 21600" draw:type="mso-spt202" draw:enhanced-path="M 0 0 L 21600 0 21600 21600 0 21600 0 0 Z N"/>
          </draw:custom-shape>
          <draw:custom-shape draw:style-name="gr232" draw:text-style-name="P54" draw:layer="layout" svg:width="1.167cm" svg:height="0.735cm" svg:x="22.166cm" svg:y="11.2cm">
            <text:p text:style-name="P53"><text:span text:style-name="T46">10</text:span></text:p>
            <draw:enhanced-geometry svg:viewBox="0 0 21600 21600" draw:type="mso-spt202" draw:enhanced-path="M 0 0 L 21600 0 21600 21600 0 21600 0 0 Z N"/>
          </draw:custom-shape>
          <draw:custom-shape draw:style-name="gr233" draw:text-style-name="P54" draw:layer="layout" svg:width="1.166cm" svg:height="0.735cm" svg:x="20.572cm" svg:y="10.111cm">
            <text:p text:style-name="P53"><text:span text:style-name="T46">11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3">
          <draw:custom-shape draw:style-name="gr10" draw:text-style-name="P5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2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0">
        <office:forms form:automatic-focus="false" form:apply-design-mode="false"/>
        <draw:frame presentation:style-name="pr43" draw:text-style-name="P4" draw:layer="layout" svg:width="19.833cm" svg:height="2.34cm" svg:x="4.432cm" svg:y="0.65cm" presentation:class="title" presentation:user-transformed="true">
          <draw:text-box>
            <text:p text:style-name="P3"><text:span text:style-name="T3">Conceitos Básicos</text:span></text:p>
          </draw:text-box>
        </draw:frame>
        <draw:frame presentation:style-name="pr44" draw:text-style-name="P66" draw:layer="layout" svg:width="24.034cm" svg:height="2.801cm" svg:x="2.566cm" svg:y="3.266cm" presentation:class="outline" presentation:user-transformed="true">
          <draw:text-box>
            <text:p text:style-name="P65"><text:span text:style-name="T1">Algoritmo para converter uma representação de um grafo orientado sob forma de matriz de adjacência em matriz de incidência.</text:span></text:p>
          </draw:text-box>
        </draw:frame>
        <draw:g xml:id="id75" draw:id="id75">
          <draw:custom-shape draw:style-name="gr234" draw:text-style-name="P5" draw:layer="layout" svg:width="15.666cm" svg:height="14.234cm" svg:x="6.499cm" svg:y="5.6cm">
            <text:p/>
            <draw:enhanced-geometry svg:viewBox="0 0 21600 21600" draw:type="rectangle" draw:enhanced-path="M 0 0 L 21600 0 21600 21600 0 21600 0 0 Z N"/>
          </draw:custom-shape>
          <draw:custom-shape draw:style-name="gr235" draw:text-style-name="P68" draw:layer="layout" svg:width="14.466cm" svg:height="12.904cm" svg:x="7.233cm" svg:y="5.804cm">
            <text:p text:style-name="P67"><text:span text:style-name="T50">Ler número de nós </text:span><text:span text:style-name="T51">n</text:span><text:span text:style-name="T50">, matriz A</text:span></text:p>
            <text:p text:style-name="P67"><text:span text:style-name="T51">linha</text:span><text:span text:style-name="T50"> </text:span><text:span text:style-name="T52"></text:span><text:span text:style-name="T50"> 1, </text:span><text:span text:style-name="T51">coluna</text:span><text:span text:style-name="T50"> </text:span><text:span text:style-name="T52"></text:span><text:span text:style-name="T50"> 1, </text:span><text:span text:style-name="T51">arco</text:span><text:span text:style-name="T50"> </text:span><text:span text:style-name="T52"></text:span><text:span text:style-name="T50"> 0</text:span></text:p>
            <text:p text:style-name="P67"><text:span text:style-name="T53">Enquanto</text:span><text:span text:style-name="T50"> </text:span><text:span text:style-name="T51">linha</text:span><text:span text:style-name="T50"> </text:span><text:span text:style-name="T54">≤ </text:span><text:span text:style-name="T55">n</text:span><text:span text:style-name="T54"> </text:span><text:span text:style-name="T56">faça</text:span></text:p>
            <text:p text:style-name="P67"><text:span text:style-name="T54"><text:s text:c="3"/></text:span><text:span text:style-name="T56">Enquanto</text:span><text:span text:style-name="T54"> </text:span><text:span text:style-name="T55">coluna</text:span><text:span text:style-name="T54"> ≤</text:span><text:span text:style-name="T50"> </text:span><text:span text:style-name="T51">n</text:span><text:span text:style-name="T54"> </text:span><text:span text:style-name="T56">faça</text:span></text:p>
            <text:p text:style-name="P67"><text:span text:style-name="T54"><text:s text:c="6"/></text:span><text:span text:style-name="T56">Se</text:span><text:span text:style-name="T54"> A(</text:span><text:span text:style-name="T55">linha</text:span><text:span text:style-name="T54">,</text:span><text:span text:style-name="T55">coluna</text:span><text:span text:style-name="T54">)=1 </text:span><text:span text:style-name="T56">então</text:span></text:p>
            <text:p text:style-name="P67"><text:span text:style-name="T54"><text:s text:c="9"/></text:span><text:span text:style-name="T55">arco</text:span><text:span text:style-name="T54"> </text:span><text:span text:style-name="T52"></text:span><text:span text:style-name="T50"> </text:span><text:span text:style-name="T51">arco</text:span><text:span text:style-name="T50">+1, </text:span><text:span text:style-name="T51">k</text:span><text:span text:style-name="T54"> </text:span><text:span text:style-name="T52"></text:span><text:span text:style-name="T50"> 1</text:span></text:p>
            <text:p text:style-name="P67"><text:span text:style-name="T50"><text:s text:c="9"/></text:span><text:span text:style-name="T56">Enquanto</text:span><text:span text:style-name="T50"> </text:span><text:span text:style-name="T51">k</text:span><text:span text:style-name="T50"> </text:span><text:span text:style-name="T54">≤</text:span><text:span text:style-name="T50"> </text:span><text:span text:style-name="T51">n</text:span><text:span text:style-name="T50"> </text:span><text:span text:style-name="T56">faça</text:span></text:p>
            <text:p text:style-name="P67"><text:span text:style-name="T50"><text:s text:c="12"/></text:span><text:span text:style-name="T50">B(</text:span><text:span text:style-name="T51">k</text:span><text:span text:style-name="T50">,</text:span><text:span text:style-name="T51">arco</text:span><text:span text:style-name="T50">) </text:span><text:span text:style-name="T52"></text:span><text:span text:style-name="T50"> 0</text:span></text:p>
            <text:p text:style-name="P67"><text:span text:style-name="T50"><text:s text:c="12"/></text:span><text:span text:style-name="T51">k</text:span><text:span text:style-name="T50"> </text:span><text:span text:style-name="T52"></text:span><text:span text:style-name="T50"> </text:span><text:span text:style-name="T51">k</text:span><text:span text:style-name="T50">+1</text:span></text:p>
            <text:p text:style-name="P67"><text:span text:style-name="T50"><text:s text:c="9"/></text:span><text:span text:style-name="T56">fim_enquanto</text:span></text:p>
            <text:p text:style-name="P67"><text:span text:style-name="T51"><text:s text:c="9"/></text:span><text:span text:style-name="T51">B(linha,arco)</text:span><text:span text:style-name="T57"> </text:span><text:span text:style-name="T52"></text:span><text:span text:style-name="T57"> </text:span><text:span text:style-name="T51">+1</text:span></text:p>
            <text:p text:style-name="P67"><text:span text:style-name="T51"><text:s text:c="9"/></text:span><text:span text:style-name="T51">B(coluna,arco)</text:span><text:span text:style-name="T57"> </text:span><text:span text:style-name="T52"></text:span><text:span text:style-name="T57"> </text:span><text:span text:style-name="T51">-1</text:span></text:p>
            <text:p text:style-name="P67"><text:span text:style-name="T50"><text:s text:c="6"/></text:span><text:span text:style-name="T56">fim_se</text:span></text:p>
            <text:p text:style-name="P67"><text:span text:style-name="T50"><text:s text:c="6"/></text:span><text:span text:style-name="T51">coluna</text:span><text:span text:style-name="T50"> </text:span><text:span text:style-name="T52"></text:span><text:span text:style-name="T50"> </text:span><text:span text:style-name="T51">coluna</text:span><text:span text:style-name="T50"> +1</text:span></text:p>
            <text:p text:style-name="P67"><text:span text:style-name="T50"><text:s text:c="3"/></text:span><text:span text:style-name="T56">fim_enquanto</text:span></text:p>
            <text:p text:style-name="P67"><text:span text:style-name="T50"><text:s text:c="3"/></text:span><text:span text:style-name="T51">coluna</text:span><text:span text:style-name="T50"> </text:span><text:span text:style-name="T52"></text:span><text:span text:style-name="T50"> 1</text:span></text:p>
            <text:p text:style-name="P67"><text:span text:style-name="T50"><text:s text:c="3"/></text:span><text:span text:style-name="T51">linha</text:span><text:span text:style-name="T50"> </text:span><text:span text:style-name="T52"></text:span><text:span text:style-name="T50"> </text:span><text:span text:style-name="T51">linha</text:span><text:span text:style-name="T50"> +1</text:span></text:p>
            <text:p text:style-name="P67"><text:span text:style-name="T56">fim_enquanto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75" smil:attributeName="visibility" smil:to="visible"/>
                  <anim:transitionFilter smil:dur="0.5s" smil:fill="hold" smil:targetElement="id75" smil:type="dissolve"/>
                </anim:par>
              </anim:par>
            </anim:par>
          </anim:seq>
        </anim:par>
        <presentation:notes draw:style-name="dp3">
          <draw:custom-shape draw:style-name="gr10" draw:text-style-name="P5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2" draw:layer="layout" svg:width="16.693cm" svg:height="13.31cm" svg:x="2.098cm" svg:y="14.106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45" draw:layer="layout" svg:width="25.199cm" svg:height="3.506cm" svg:x="1.4cm" svg:y="0.837cm" presentation:class="title">
          <draw:text-box>
            <text:p>Exercício</text:p>
          </draw:text-box>
        </draw:frame>
        <draw:frame presentation:style-name="pr25" draw:layer="layout" svg:width="25.199cm" svg:height="12.18cm" svg:x="1.4cm" svg:y="4.914cm" presentation:class="outline">
          <draw:text-box>
            <text:list text:style-name="L1">
              <text:list-item>
                <text:p>Prove que em todo grafo orientado sem ciclos existe pelo menos um vértice com grau de entrada igual a 0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01" draw:layer="layout" svg:width="14.848cm" svg:height="11.136cm" svg:x="3.075cm" svg:y="2.257cm" draw:page-number="26" presentation:class="page"/>
          <draw:frame presentation:style-name="pr23" draw:text-style-name="P6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0080000000833C4D76B.png" xlink:type="simple" xlink:show="embed" xlink:actuate="onLoad"/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2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initial-creator>Sebastián Urrutia</meta:initial-creator>
    <meta:creation-date>2011-03-22T11:03:14</meta:creation-date>
    <dc:date>2017-03-21T12:54:08.10</dc:date>
    <meta:editing-cycles>6</meta:editing-cycles>
    <meta:editing-duration>PT2H22M25S</meta:editing-duration>
    <meta:document-statistic meta:object-count="963"/>
    <meta:user-defined meta:name="Info 1"/>
    <meta:user-defined meta:name="Info 2"/>
    <meta:user-defined meta:name="Info 3"/>
    <meta:user-defined meta:name="Info 4"/>
  </office:meta>
</office:document-meta>
</file>